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5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7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1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3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ext-properties style:font-name="Univers" style:font-name-asian="Univers" style:font-name-complex="Univers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20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1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2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3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4" style:family="table-cell" style:parent-style-name="Default" style:data-style-name="N0">
      <style:table-cell-properties style:vertical-align="automatic" fo:wrap-option="wrap"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5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6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7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8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9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30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31" style:family="table-cell" style:parent-style-name="Default" style:data-style-name="N0">
      <style:table-cell-properties fo:border-top="none" fo:border-bottom="thin solid #E3E3E3" fo:border-left="none" fo:border-right="none" style:vertical-align="automatic" style:repeat-content="false"/>
      <style:paragraph-properties fo:text-align="center"/>
      <style:text-properties style:font-name="Univers" style:font-name-asian="Univers" style:font-name-complex="Univers" style:font-family-generic="swiss"/>
    </style:style>
    <style:style style:name="ce32" style:family="table-cell" style:parent-style-name="Default" style:data-style-name="N0">
      <style:table-cell-properties fo:border-top="none" fo:border-bottom="thin solid #E3E3E3" fo:border-left="none" fo:border-right="none"/>
      <style:text-properties style:font-name="Univers" style:font-name-asian="Univers" style:font-name-complex="Univers" style:font-family-generic="swiss"/>
    </style:style>
    <style:style style:name="ce33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4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5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6" style:family="table-cell" style:parent-style-name="Default" style:data-style-name="N68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7" style:family="table-cell" style:parent-style-name="Default" style:data-style-name="N68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8" style:family="table-cell" style:parent-style-name="Default" style:data-style-name="N68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9" style:family="table-cell" style:parent-style-name="Default" style:data-style-name="N68"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1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2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4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44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5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48" style:family="table-cell" style:parent-style-name="Default" style:data-style-name="N68">
      <style:table-cell-properties fo:background-color="transparent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4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style:font-family-generic="swiss"/>
    </style:style>
    <style:style style:name="ce5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2" style:family="table-cell" style:parent-style-name="Default" style:data-style-name="N63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3" style:family="table-cell" style:parent-style-name="Default" style:data-style-name="N67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4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5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6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</style:style>
    <style:style style:name="ce57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8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5.68854166666667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2.35479166666667cm"/>
    </style:style>
    <style:style style:name="co6" style:family="table-column">
      <style:table-column-properties fo:break-before="auto" style:column-width="4.15395833333333cm" style:use-optimal-column-width="true"/>
    </style:style>
    <style:style style:name="ro1" style:family="table-row">
      <style:table-row-properties style:row-height="10.1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49.5pt" style:use-optimal-row-height="false" fo:break-before="auto"/>
    </style:style>
    <style:style style:name="ro4" style:family="table-row">
      <style:table-row-properties style:row-height="4.9pt" style:use-optimal-row-height="false" fo:break-before="auto"/>
    </style:style>
    <style:style style:name="ro5" style:family="table-row">
      <style:table-row-properties style:row-height="8.2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10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2">
      <style:graphic-properties fo:wrap-option="wrap" fo:padding-top="0.02in" fo:padding-bottom="0.02in" fo:padding-left="0.03in" fo:padding-right="0.0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2in" fo:padding-bottom="0.02in" fo:padding-left="0.03in" fo:padding-right="0.0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2in" fo:padding-bottom="0.02in" fo:padding-left="0.03in" fo:padding-right="0.0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fert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3" table:default-cell-style-name="ce43"/>
        <table:table-column table:style-name="co4" table:number-columns-repeated="16373" table:default-cell-style-name="ce1"/>
        <table:table-row table:style-name="ro1">
          <table:table-cell office:value-type="string" table:style-name="ce49">
            <text:p>Tabela 3 - Recursos de bens e serviços - 2018</text:p>
          </table:table-cell>
          <table:table-cell table:number-columns-repeated="6" table:style-name="ce49"/>
          <table:table-cell table:number-columns-repeated="3" table:style-name="ce17"/>
          <table:table-cell table:style-name="ce46"/>
          <table:table-cell table:number-columns-repeated="16373" table:style-name="ce18"/>
        </table:table-row>
        <table:table-row table:style-name="ro2">
          <table:table-cell table:number-columns-repeated="6" table:style-name="ce50"/>
          <table:table-cell table:style-name="ce51"/>
          <table:table-cell table:number-columns-repeated="3" table:style-name="ce1"/>
          <table:table-cell table:style-name="ce43"/>
          <table:table-cell table:number-columns-repeated="16373"/>
        </table:table-row>
        <table:table-row table:style-name="ro2">
          <table:table-cell office:value-type="string" table:number-columns-spanned="1" table:number-rows-spanned="2" table:style-name="ce55">
            <text:p>Código</text:p>
            <text:p>do</text:p>
            <text:p>produto</text:p>
          </table:table-cell>
          <table:table-cell office:value-type="string" table:number-columns-spanned="1" table:number-rows-spanned="2" table:style-name="ce57">
            <text:p>Descrição do produto</text:p>
          </table:table-cell>
          <table:table-cell office:value-type="string" table:style-name="ce28">
            <text:p>Oferta de bens e serviços (preços do ano anterior em 1 000 000 R$)</text:p>
          </table:table-cell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style-name="ce28"/>
          <table:table-cell table:style-name="ce29"/>
          <table:table-cell table:style-name="ce30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7">
            <text:p>Oferta total</text:p>
            <text:p>a preço</text:p>
            <text:p>de consumidor</text:p>
          </table:table-cell>
          <table:table-cell office:value-type="string" table:style-name="ce27">
            <text:p>Margem<text:s/></text:p>
            <text:p>de</text:p>
            <text:p>comércio</text:p>
          </table:table-cell>
          <table:table-cell office:value-type="string" table:style-name="ce27">
            <text:p>Margem</text:p>
            <text:p>de</text:p>
            <text:p>transporte</text:p>
          </table:table-cell>
          <table:table-cell office:value-type="string" table:style-name="ce27">
            <text:p>Imposto</text:p>
            <text:p>de</text:p>
            <text:p>importação</text:p>
          </table:table-cell>
          <table:table-cell office:value-type="string" table:style-name="ce27">
            <text:p>IPI</text:p>
          </table:table-cell>
          <table:table-cell office:value-type="string" table:style-name="ce35">
            <text:p>ICMS</text:p>
          </table:table-cell>
          <table:table-cell office:value-type="string" table:style-name="ce27">
            <text:p>Outros impostos menos subsídios</text:p>
          </table:table-cell>
          <table:table-cell office:value-type="string" table:style-name="ce27">
            <text:p>Total de impostos líquidos de subsídios</text:p>
          </table:table-cell>
          <table:table-cell office:value-type="string" table:style-name="ce34">
            <text:p>Oferta total</text:p>
            <text:p><text:s/>a preço básico<text:s/></text:p>
          </table:table-cell>
          <table:table-cell table:number-columns-repeated="16373"/>
        </table:table-row>
        <table:table-row table:style-name="ro4">
          <table:table-cell table:number-columns-repeated="5" table:style-name="ce3"/>
          <table:table-cell table:number-columns-repeated="2" table:style-name="ce4"/>
          <table:table-cell table:number-columns-repeated="2" table:style-name="ce3"/>
          <table:table-cell table:style-name="ce4"/>
          <table:table-cell table:style-name="ce47"/>
          <table:table-cell table:number-columns-repeated="16373"/>
        </table:table-row>
        <table:table-row table:style-name="ro5">
          <table:table-cell office:value-type="string" table:style-name="ce20">
            <text:p>01911</text:p>
          </table:table-cell>
          <table:table-cell office:value-type="string" table:style-name="ce21">
            <text:p>Arroz, trigo e outros cereais</text:p>
          </table:table-cell>
          <table:table-cell office:value-type="float" office:value="20636" table:style-name="ce36">
            <text:p><text:s text:c="2"/>20 636</text:p>
          </table:table-cell>
          <table:table-cell office:value-type="float" office:value="2059" table:style-name="ce36">
            <text:p><text:s text:c="2"/>2 059</text:p>
          </table:table-cell>
          <table:table-cell office:value-type="float" office:value="1238" table:style-name="ce36">
            <text:p><text:s text:c="2"/>1 238</text:p>
          </table:table-cell>
          <table:table-cell office:value-type="float" office:value="47" table:style-name="ce36">
            <text:p><text:s text:c="3"/>4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242" table:style-name="ce36">
            <text:p><text:s text:c="3"/>242</text:p>
          </table:table-cell>
          <table:table-cell office:value-type="float" office:value="316" table:style-name="ce36">
            <text:p><text:s text:c="3"/>316</text:p>
          </table:table-cell>
          <table:table-cell office:value-type="float" office:value="17023" table:style-name="ce36">
            <text:p><text:s text:c="2"/>17 023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12</text:p>
          </table:table-cell>
          <table:table-cell office:value-type="string" table:style-name="ce21">
            <text:p>Milho em grão</text:p>
          </table:table-cell>
          <table:table-cell office:value-type="float" office:value="32818" table:style-name="ce36">
            <text:p><text:s text:c="2"/>32 818</text:p>
          </table:table-cell>
          <table:table-cell office:value-type="float" office:value="4561" table:style-name="ce36">
            <text:p><text:s text:c="2"/>4 561</text:p>
          </table:table-cell>
          <table:table-cell office:value-type="float" office:value="2190" table:style-name="ce36">
            <text:p><text:s text:c="2"/>2 19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9" table:style-name="ce36">
            <text:p><text:s text:c="3"/>139</text:p>
          </table:table-cell>
          <table:table-cell office:value-type="float" office:value="93" table:style-name="ce36">
            <text:p><text:s text:c="3"/>93</text:p>
          </table:table-cell>
          <table:table-cell office:value-type="float" office:value="232" table:style-name="ce36">
            <text:p><text:s text:c="3"/>232</text:p>
          </table:table-cell>
          <table:table-cell office:value-type="float" office:value="25835" table:style-name="ce36">
            <text:p><text:s text:c="2"/>25 835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13</text:p>
          </table:table-cell>
          <table:table-cell office:value-type="string" table:style-name="ce21">
            <text:p>Algodão herbáceo, outras fibras da lav. temporária</text:p>
          </table:table-cell>
          <table:table-cell office:value-type="float" office:value="13949" table:style-name="ce36">
            <text:p><text:s text:c="2"/>13 949</text:p>
          </table:table-cell>
          <table:table-cell office:value-type="float" office:value="1021" table:style-name="ce36">
            <text:p><text:s text:c="2"/>1 021</text:p>
          </table:table-cell>
          <table:table-cell office:value-type="float" office:value="329" table:style-name="ce36">
            <text:p><text:s text:c="3"/>329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170" table:style-name="ce36">
            <text:p><text:s text:c="3"/>170</text:p>
          </table:table-cell>
          <table:table-cell office:value-type="float" office:value="207" table:style-name="ce36">
            <text:p><text:s text:c="3"/>207</text:p>
          </table:table-cell>
          <table:table-cell office:value-type="float" office:value="12392" table:style-name="ce36">
            <text:p><text:s text:c="2"/>12 392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14</text:p>
          </table:table-cell>
          <table:table-cell office:value-type="string" table:style-name="ce21">
            <text:p>Cana-de-açúcar</text:p>
          </table:table-cell>
          <table:table-cell office:value-type="float" office:value="59153" table:style-name="ce36">
            <text:p><text:s text:c="2"/>59 15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51" table:style-name="ce36">
            <text:p><text:s text:c="2"/>2 65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7" table:style-name="ce36">
            <text:p><text:s text:c="3"/>57</text:p>
          </table:table-cell>
          <table:table-cell office:value-type="float" office:value="1429" table:style-name="ce36">
            <text:p><text:s text:c="2"/>1 429</text:p>
          </table:table-cell>
          <table:table-cell office:value-type="float" office:value="1486" table:style-name="ce36">
            <text:p><text:s text:c="2"/>1 486</text:p>
          </table:table-cell>
          <table:table-cell office:value-type="float" office:value="55016" table:style-name="ce36">
            <text:p><text:s text:c="2"/>55 016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01915</text:p>
          </table:table-cell>
          <table:table-cell office:value-type="string" table:style-name="ce23">
            <text:p>Soja <text:s/>em grão</text:p>
          </table:table-cell>
          <table:table-cell office:value-type="float" office:value="140677" table:style-name="ce36">
            <text:p><text:s text:c="2"/>140 677</text:p>
          </table:table-cell>
          <table:table-cell office:value-type="float" office:value="4475" table:style-name="ce36">
            <text:p><text:s text:c="2"/>4 475</text:p>
          </table:table-cell>
          <table:table-cell office:value-type="float" office:value="2861" table:style-name="ce36">
            <text:p><text:s text:c="2"/>2 86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7" table:style-name="ce36">
            <text:p><text:s text:c="3"/>107</text:p>
          </table:table-cell>
          <table:table-cell office:value-type="float" office:value="306" table:style-name="ce36">
            <text:p><text:s text:c="3"/>306</text:p>
          </table:table-cell>
          <table:table-cell office:value-type="float" office:value="413" table:style-name="ce36">
            <text:p><text:s text:c="3"/>413</text:p>
          </table:table-cell>
          <table:table-cell office:value-type="float" office:value="132928" table:style-name="ce36">
            <text:p><text:s text:c="2"/>132 928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6</text:p>
          </table:table-cell>
          <table:table-cell office:value-type="string" table:style-name="ce3">
            <text:p>Outros produtos e serviços da lavoura temporária</text:p>
          </table:table-cell>
          <table:table-cell office:value-type="float" office:value="85180" table:style-name="ce37">
            <text:p><text:s text:c="2"/>85 180</text:p>
          </table:table-cell>
          <table:table-cell office:value-type="float" office:value="20833" table:style-name="ce37">
            <text:p><text:s text:c="2"/>20 833</text:p>
          </table:table-cell>
          <table:table-cell office:value-type="float" office:value="1553" table:style-name="ce37">
            <text:p><text:s text:c="2"/>1 553</text:p>
          </table:table-cell>
          <table:table-cell office:value-type="float" office:value="178" table:style-name="ce37">
            <text:p><text:s text:c="3"/>17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81" table:style-name="ce37">
            <text:p><text:s text:c="2"/>1 981</text:p>
          </table:table-cell>
          <table:table-cell office:value-type="float" office:value="-1" table:style-name="ce37">
            <text:p><text:s/>(-) <text:s text:c="2"/>1</text:p>
          </table:table-cell>
          <table:table-cell office:value-type="float" office:value="2158" table:style-name="ce37">
            <text:p><text:s text:c="2"/>2 158</text:p>
          </table:table-cell>
          <table:table-cell office:value-type="float" office:value="60636" table:style-name="ce37">
            <text:p><text:s text:c="2"/>60 636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7</text:p>
          </table:table-cell>
          <table:table-cell office:value-type="string" table:style-name="ce3">
            <text:p>Laranja</text:p>
          </table:table-cell>
          <table:table-cell office:value-type="float" office:value="13878" table:style-name="ce37">
            <text:p><text:s text:c="2"/>13 878</text:p>
          </table:table-cell>
          <table:table-cell office:value-type="float" office:value="4019" table:style-name="ce37">
            <text:p><text:s text:c="2"/>4 019</text:p>
          </table:table-cell>
          <table:table-cell office:value-type="float" office:value="882" table:style-name="ce37">
            <text:p><text:s text:c="3"/>882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5" table:style-name="ce37">
            <text:p><text:s text:c="3"/>14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0" table:style-name="ce37">
            <text:p><text:s text:c="3"/>150</text:p>
          </table:table-cell>
          <table:table-cell office:value-type="float" office:value="8827" table:style-name="ce37">
            <text:p><text:s text:c="2"/>8 827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8</text:p>
          </table:table-cell>
          <table:table-cell office:value-type="string" table:style-name="ce3">
            <text:p>Café em grão</text:p>
          </table:table-cell>
          <table:table-cell office:value-type="float" office:value="27505" table:style-name="ce37">
            <text:p><text:s text:c="2"/>27 505</text:p>
          </table:table-cell>
          <table:table-cell office:value-type="float" office:value="1482" table:style-name="ce37">
            <text:p><text:s text:c="2"/>1 482</text:p>
          </table:table-cell>
          <table:table-cell office:value-type="float" office:value="280" table:style-name="ce37">
            <text:p><text:s text:c="3"/>28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6" table:style-name="ce37">
            <text:p><text:s text:c="3"/>56</text:p>
          </table:table-cell>
          <table:table-cell office:value-type="float" office:value="-85" table:style-name="ce37">
            <text:p><text:s/>(-) <text:s text:c="2"/>85</text:p>
          </table:table-cell>
          <table:table-cell office:value-type="float" office:value="-29" table:style-name="ce37">
            <text:p><text:s/>(-) <text:s text:c="2"/>29</text:p>
          </table:table-cell>
          <table:table-cell office:value-type="float" office:value="25772" table:style-name="ce37">
            <text:p><text:s text:c="2"/>25 772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9</text:p>
          </table:table-cell>
          <table:table-cell office:value-type="string" table:style-name="ce3">
            <text:p>Outros produtos da lavoura permanente</text:p>
          </table:table-cell>
          <table:table-cell office:value-type="float" office:value="43875" table:style-name="ce37">
            <text:p><text:s text:c="2"/>43 875</text:p>
          </table:table-cell>
          <table:table-cell office:value-type="float" office:value="12338" table:style-name="ce37">
            <text:p><text:s text:c="2"/>12 338</text:p>
          </table:table-cell>
          <table:table-cell office:value-type="float" office:value="790" table:style-name="ce37">
            <text:p><text:s text:c="3"/>790</text:p>
          </table:table-cell>
          <table:table-cell office:value-type="float" office:value="117" table:style-name="ce37">
            <text:p><text:s text:c="3"/>11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83" table:style-name="ce37">
            <text:p><text:s text:c="2"/>1 283</text:p>
          </table:table-cell>
          <table:table-cell office:value-type="float" office:value="562" table:style-name="ce37">
            <text:p><text:s text:c="3"/>562</text:p>
          </table:table-cell>
          <table:table-cell office:value-type="float" office:value="1962" table:style-name="ce37">
            <text:p><text:s text:c="2"/>1 962</text:p>
          </table:table-cell>
          <table:table-cell office:value-type="float" office:value="28785" table:style-name="ce37">
            <text:p><text:s text:c="2"/>28 785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01921</text:p>
          </table:table-cell>
          <table:table-cell office:value-type="string" table:style-name="ce7">
            <text:p>Bovinos e outros animais vivos, prods. animal, caça e serv.</text:p>
          </table:table-cell>
          <table:table-cell office:value-type="float" office:value="79917" table:style-name="ce37">
            <text:p><text:s text:c="2"/>79 917</text:p>
          </table:table-cell>
          <table:table-cell office:value-type="float" office:value="5846" table:style-name="ce37">
            <text:p><text:s text:c="2"/>5 846</text:p>
          </table:table-cell>
          <table:table-cell office:value-type="float" office:value="128" table:style-name="ce37">
            <text:p><text:s text:c="3"/>12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60" table:style-name="ce37">
            <text:p><text:s text:c="2"/>1 260</text:p>
          </table:table-cell>
          <table:table-cell office:value-type="float" office:value="1047" table:style-name="ce37">
            <text:p><text:s text:c="2"/>1 047</text:p>
          </table:table-cell>
          <table:table-cell office:value-type="float" office:value="2307" table:style-name="ce37">
            <text:p><text:s text:c="2"/>2 307</text:p>
          </table:table-cell>
          <table:table-cell office:value-type="float" office:value="71636" table:style-name="ce37">
            <text:p><text:s text:c="2"/>71 636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22</text:p>
          </table:table-cell>
          <table:table-cell office:value-type="string" table:style-name="ce21">
            <text:p>Leite de vaca e de outros animais</text:p>
          </table:table-cell>
          <table:table-cell office:value-type="float" office:value="34452" table:style-name="ce36">
            <text:p><text:s text:c="2"/>34 452</text:p>
          </table:table-cell>
          <table:table-cell office:value-type="float" office:value="5012" table:style-name="ce36">
            <text:p><text:s text:c="2"/>5 012</text:p>
          </table:table-cell>
          <table:table-cell office:value-type="float" office:value="1057" table:style-name="ce36">
            <text:p><text:s text:c="2"/>1 05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7" table:style-name="ce36">
            <text:p><text:s text:c="3"/>287</text:p>
          </table:table-cell>
          <table:table-cell office:value-type="float" office:value="268" table:style-name="ce36">
            <text:p><text:s text:c="3"/>268</text:p>
          </table:table-cell>
          <table:table-cell office:value-type="float" office:value="555" table:style-name="ce36">
            <text:p><text:s text:c="3"/>555</text:p>
          </table:table-cell>
          <table:table-cell office:value-type="float" office:value="27828" table:style-name="ce36">
            <text:p><text:s text:c="2"/>27 828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23</text:p>
          </table:table-cell>
          <table:table-cell office:value-type="string" table:style-name="ce21">
            <text:p>Suínos</text:p>
          </table:table-cell>
          <table:table-cell office:value-type="float" office:value="10416" table:style-name="ce36">
            <text:p><text:s text:c="2"/>10 416</text:p>
          </table:table-cell>
          <table:table-cell office:value-type="float" office:value="636" table:style-name="ce36">
            <text:p><text:s text:c="3"/>636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" table:style-name="ce36">
            <text:p><text:s text:c="3"/>37</text:p>
          </table:table-cell>
          <table:table-cell office:value-type="float" office:value="167" table:style-name="ce36">
            <text:p><text:s text:c="3"/>167</text:p>
          </table:table-cell>
          <table:table-cell office:value-type="float" office:value="204" table:style-name="ce36">
            <text:p><text:s text:c="3"/>204</text:p>
          </table:table-cell>
          <table:table-cell office:value-type="float" office:value="9573" table:style-name="ce36">
            <text:p><text:s text:c="2"/>9 573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24</text:p>
          </table:table-cell>
          <table:table-cell office:value-type="string" table:style-name="ce21">
            <text:p>Aves e ovos</text:p>
          </table:table-cell>
          <table:table-cell office:value-type="float" office:value="35379" table:style-name="ce36">
            <text:p><text:s text:c="2"/>35 379</text:p>
          </table:table-cell>
          <table:table-cell office:value-type="float" office:value="3687" table:style-name="ce36">
            <text:p><text:s text:c="2"/>3 687</text:p>
          </table:table-cell>
          <table:table-cell office:value-type="float" office:value="204" table:style-name="ce36">
            <text:p><text:s text:c="3"/>20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59" table:style-name="ce36">
            <text:p><text:s text:c="3"/>759</text:p>
          </table:table-cell>
          <table:table-cell office:value-type="float" office:value="641" table:style-name="ce36">
            <text:p><text:s text:c="3"/>641</text:p>
          </table:table-cell>
          <table:table-cell office:value-type="float" office:value="1400" table:style-name="ce36">
            <text:p><text:s text:c="2"/>1 400</text:p>
          </table:table-cell>
          <table:table-cell office:value-type="float" office:value="30088" table:style-name="ce36">
            <text:p><text:s text:c="2"/>30 088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2801</text:p>
          </table:table-cell>
          <table:table-cell office:value-type="string" table:style-name="ce21">
            <text:p>Produtos da exploração florestal e da silvicultura</text:p>
          </table:table-cell>
          <table:table-cell office:value-type="float" office:value="32841" table:style-name="ce36">
            <text:p><text:s text:c="2"/>32 841</text:p>
          </table:table-cell>
          <table:table-cell office:value-type="float" office:value="3832" table:style-name="ce36">
            <text:p><text:s text:c="2"/>3 832</text:p>
          </table:table-cell>
          <table:table-cell office:value-type="float" office:value="602" table:style-name="ce36">
            <text:p><text:s text:c="3"/>602</text:p>
          </table:table-cell>
          <table:table-cell office:value-type="float" office:value="123" table:style-name="ce36">
            <text:p><text:s text:c="3"/>12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43" table:style-name="ce36">
            <text:p><text:s text:c="2"/>1 743</text:p>
          </table:table-cell>
          <table:table-cell office:value-type="float" office:value="493" table:style-name="ce36">
            <text:p><text:s text:c="3"/>493</text:p>
          </table:table-cell>
          <table:table-cell office:value-type="float" office:value="2359" table:style-name="ce36">
            <text:p><text:s text:c="2"/>2 359</text:p>
          </table:table-cell>
          <table:table-cell office:value-type="float" office:value="26048" table:style-name="ce36">
            <text:p><text:s text:c="2"/>26 048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02802</text:p>
          </table:table-cell>
          <table:table-cell office:value-type="string" table:style-name="ce23">
            <text:p>Pesca e aquicultura (peixe, crustáceos e moluscos)</text:p>
          </table:table-cell>
          <table:table-cell office:value-type="float" office:value="21710" table:style-name="ce36">
            <text:p><text:s text:c="2"/>21 710</text:p>
          </table:table-cell>
          <table:table-cell office:value-type="float" office:value="3692" table:style-name="ce36">
            <text:p><text:s text:c="2"/>3 692</text:p>
          </table:table-cell>
          <table:table-cell office:value-type="float" office:value="81" table:style-name="ce36">
            <text:p><text:s text:c="3"/>81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33" table:style-name="ce36">
            <text:p><text:s text:c="2"/>1 233</text:p>
          </table:table-cell>
          <table:table-cell office:value-type="float" office:value="257" table:style-name="ce36">
            <text:p><text:s text:c="3"/>257</text:p>
          </table:table-cell>
          <table:table-cell office:value-type="float" office:value="1494" table:style-name="ce36">
            <text:p><text:s text:c="2"/>1 494</text:p>
          </table:table-cell>
          <table:table-cell office:value-type="float" office:value="16443" table:style-name="ce36">
            <text:p><text:s text:c="2"/>16 443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5801</text:p>
          </table:table-cell>
          <table:table-cell office:value-type="string" table:style-name="ce3">
            <text:p>Carvão mineral</text:p>
          </table:table-cell>
          <table:table-cell office:value-type="float" office:value="13203" table:style-name="ce37">
            <text:p><text:s text:c="2"/>13 20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00" table:style-name="ce37">
            <text:p><text:s text:c="2"/>1 00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203" table:style-name="ce37">
            <text:p><text:s text:c="2"/>12 203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5802</text:p>
          </table:table-cell>
          <table:table-cell office:value-type="string" table:style-name="ce3">
            <text:p>Minerais não-metálicos</text:p>
          </table:table-cell>
          <table:table-cell office:value-type="float" office:value="27659" table:style-name="ce37">
            <text:p><text:s text:c="2"/>27 659</text:p>
          </table:table-cell>
          <table:table-cell office:value-type="float" office:value="4242" table:style-name="ce37">
            <text:p><text:s text:c="2"/>4 242</text:p>
          </table:table-cell>
          <table:table-cell office:value-type="float" office:value="1734" table:style-name="ce37">
            <text:p><text:s text:c="2"/>1 734</text:p>
          </table:table-cell>
          <table:table-cell office:value-type="float" office:value="20" table:style-name="ce37">
            <text:p><text:s text:c="3"/>2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19" table:style-name="ce37">
            <text:p><text:s text:c="2"/>1 219</text:p>
          </table:table-cell>
          <table:table-cell office:value-type="float" office:value="532" table:style-name="ce37">
            <text:p><text:s text:c="3"/>532</text:p>
          </table:table-cell>
          <table:table-cell office:value-type="float" office:value="1771" table:style-name="ce37">
            <text:p><text:s text:c="2"/>1 771</text:p>
          </table:table-cell>
          <table:table-cell office:value-type="float" office:value="19912" table:style-name="ce37">
            <text:p><text:s text:c="2"/>19 912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6801</text:p>
          </table:table-cell>
          <table:table-cell office:value-type="string" table:style-name="ce3">
            <text:p>Petróleo, gás natural e serviços de apoio</text:p>
          </table:table-cell>
          <table:table-cell office:value-type="float" office:value="155473" table:style-name="ce37">
            <text:p><text:s text:c="2"/>155 47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39" table:style-name="ce37">
            <text:p><text:s text:c="3"/>83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05" table:style-name="ce37">
            <text:p><text:s text:c="2"/>1 605</text:p>
          </table:table-cell>
          <table:table-cell office:value-type="float" office:value="1605" table:style-name="ce37">
            <text:p><text:s text:c="2"/>1 605</text:p>
          </table:table-cell>
          <table:table-cell office:value-type="float" office:value="153029" table:style-name="ce37">
            <text:p><text:s text:c="2"/>153 029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7911</text:p>
          </table:table-cell>
          <table:table-cell office:value-type="string" table:style-name="ce3">
            <text:p>Minério de ferro</text:p>
          </table:table-cell>
          <table:table-cell office:value-type="float" office:value="84164" table:style-name="ce37">
            <text:p><text:s text:c="2"/>84 164</text:p>
          </table:table-cell>
          <table:table-cell office:value-type="float" office:value="7226" table:style-name="ce37">
            <text:p><text:s text:c="2"/>7 226</text:p>
          </table:table-cell>
          <table:table-cell office:value-type="float" office:value="2527" table:style-name="ce37">
            <text:p><text:s text:c="2"/>2 52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39" table:style-name="ce37">
            <text:p><text:s text:c="3"/>239</text:p>
          </table:table-cell>
          <table:table-cell office:value-type="float" office:value="239" table:style-name="ce37">
            <text:p><text:s text:c="3"/>239</text:p>
          </table:table-cell>
          <table:table-cell office:value-type="float" office:value="74172" table:style-name="ce37">
            <text:p><text:s text:c="2"/>74 172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07921</text:p>
          </table:table-cell>
          <table:table-cell office:value-type="string" table:style-name="ce7">
            <text:p>Minerais metálicos não-ferrosos</text:p>
          </table:table-cell>
          <table:table-cell office:value-type="float" office:value="21785" table:style-name="ce37">
            <text:p><text:s text:c="2"/>21 785</text:p>
          </table:table-cell>
          <table:table-cell office:value-type="float" office:value="2306" table:style-name="ce37">
            <text:p><text:s text:c="2"/>2 306</text:p>
          </table:table-cell>
          <table:table-cell office:value-type="float" office:value="1075" table:style-name="ce37">
            <text:p><text:s text:c="2"/>1 075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55" table:style-name="ce37">
            <text:p><text:s text:c="3"/>455</text:p>
          </table:table-cell>
          <table:table-cell office:value-type="float" office:value="459" table:style-name="ce37">
            <text:p><text:s text:c="3"/>459</text:p>
          </table:table-cell>
          <table:table-cell office:value-type="float" office:value="17945" table:style-name="ce37">
            <text:p><text:s text:c="2"/>17 945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10911</text:p>
          </table:table-cell>
          <table:table-cell office:value-type="string" table:style-name="ce24">
            <text:p>Carne de bovinos e outros prod. de carne</text:p>
          </table:table-cell>
          <table:table-cell office:value-type="float" office:value="196445" table:style-name="ce36">
            <text:p><text:s text:c="2"/>196 445</text:p>
          </table:table-cell>
          <table:table-cell office:value-type="float" office:value="43513" table:style-name="ce36">
            <text:p><text:s text:c="2"/>43 513</text:p>
          </table:table-cell>
          <table:table-cell office:value-type="float" office:value="1591" table:style-name="ce36">
            <text:p><text:s text:c="2"/>1 591</text:p>
          </table:table-cell>
          <table:table-cell office:value-type="float" office:value="46" table:style-name="ce36">
            <text:p><text:s text:c="3"/>4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096" table:style-name="ce36">
            <text:p><text:s text:c="2"/>12 096</text:p>
          </table:table-cell>
          <table:table-cell office:value-type="float" office:value="1286" table:style-name="ce36">
            <text:p><text:s text:c="2"/>1 286</text:p>
          </table:table-cell>
          <table:table-cell office:value-type="float" office:value="13428" table:style-name="ce36">
            <text:p><text:s text:c="2"/>13 428</text:p>
          </table:table-cell>
          <table:table-cell office:value-type="float" office:value="137913" table:style-name="ce36">
            <text:p><text:s text:c="2"/>137 913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10912</text:p>
          </table:table-cell>
          <table:table-cell office:value-type="string" table:style-name="ce21">
            <text:p>Carne de suíno</text:p>
          </table:table-cell>
          <table:table-cell office:value-type="float" office:value="18671" table:style-name="ce36">
            <text:p><text:s text:c="2"/>18 671</text:p>
          </table:table-cell>
          <table:table-cell office:value-type="float" office:value="2321" table:style-name="ce36">
            <text:p><text:s text:c="2"/>2 321</text:p>
          </table:table-cell>
          <table:table-cell office:value-type="float" office:value="133" table:style-name="ce36">
            <text:p><text:s text:c="3"/>13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36" table:style-name="ce36">
            <text:p><text:s text:c="3"/>836</text:p>
          </table:table-cell>
          <table:table-cell office:value-type="float" office:value="58" table:style-name="ce36">
            <text:p><text:s text:c="3"/>58</text:p>
          </table:table-cell>
          <table:table-cell office:value-type="float" office:value="894" table:style-name="ce36">
            <text:p><text:s text:c="3"/>894</text:p>
          </table:table-cell>
          <table:table-cell office:value-type="float" office:value="15323" table:style-name="ce36">
            <text:p><text:s text:c="2"/>15 32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13</text:p>
          </table:table-cell>
          <table:table-cell office:value-type="string" table:style-name="ce21">
            <text:p>Carne de aves</text:p>
          </table:table-cell>
          <table:table-cell office:value-type="float" office:value="68103" table:style-name="ce36">
            <text:p><text:s text:c="2"/>68 103</text:p>
          </table:table-cell>
          <table:table-cell office:value-type="float" office:value="10022" table:style-name="ce36">
            <text:p><text:s text:c="2"/>10 022</text:p>
          </table:table-cell>
          <table:table-cell office:value-type="float" office:value="856" table:style-name="ce36">
            <text:p><text:s text:c="3"/>85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20" table:style-name="ce36">
            <text:p><text:s text:c="2"/>3 720</text:p>
          </table:table-cell>
          <table:table-cell office:value-type="float" office:value="135" table:style-name="ce36">
            <text:p><text:s text:c="3"/>135</text:p>
          </table:table-cell>
          <table:table-cell office:value-type="float" office:value="3855" table:style-name="ce36">
            <text:p><text:s text:c="2"/>3 855</text:p>
          </table:table-cell>
          <table:table-cell office:value-type="float" office:value="53370" table:style-name="ce36">
            <text:p><text:s text:c="2"/>53 370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14</text:p>
          </table:table-cell>
          <table:table-cell office:value-type="string" table:style-name="ce21">
            <text:p>Pescado industrializado</text:p>
          </table:table-cell>
          <table:table-cell office:value-type="float" office:value="10035" table:style-name="ce36">
            <text:p><text:s text:c="2"/>10 035</text:p>
          </table:table-cell>
          <table:table-cell office:value-type="float" office:value="1937" table:style-name="ce36">
            <text:p><text:s text:c="2"/>1 937</text:p>
          </table:table-cell>
          <table:table-cell office:value-type="float" office:value="110" table:style-name="ce36">
            <text:p><text:s text:c="3"/>110</text:p>
          </table:table-cell>
          <table:table-cell office:value-type="float" office:value="125" table:style-name="ce36">
            <text:p><text:s text:c="3"/>125</text:p>
          </table:table-cell>
          <table:table-cell office:value-type="float" office:value="35" table:style-name="ce36">
            <text:p><text:s text:c="3"/>35</text:p>
          </table:table-cell>
          <table:table-cell office:value-type="float" office:value="928" table:style-name="ce36">
            <text:p><text:s text:c="3"/>928</text:p>
          </table:table-cell>
          <table:table-cell office:value-type="float" office:value="170" table:style-name="ce36">
            <text:p><text:s text:c="3"/>170</text:p>
          </table:table-cell>
          <table:table-cell office:value-type="float" office:value="1258" table:style-name="ce36">
            <text:p><text:s text:c="2"/>1 258</text:p>
          </table:table-cell>
          <table:table-cell office:value-type="float" office:value="6730" table:style-name="ce36">
            <text:p><text:s text:c="2"/>6 730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10915</text:p>
          </table:table-cell>
          <table:table-cell office:value-type="string" table:style-name="ce23">
            <text:p>Leite resfriado, esterilizado e pasteurizado</text:p>
          </table:table-cell>
          <table:table-cell office:value-type="float" office:value="27689" table:style-name="ce36">
            <text:p><text:s text:c="2"/>27 689</text:p>
          </table:table-cell>
          <table:table-cell office:value-type="float" office:value="5725" table:style-name="ce36">
            <text:p><text:s text:c="2"/>5 725</text:p>
          </table:table-cell>
          <table:table-cell office:value-type="float" office:value="613" table:style-name="ce36">
            <text:p><text:s text:c="3"/>6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21" table:style-name="ce36">
            <text:p><text:s text:c="2"/>2 121</text:p>
          </table:table-cell>
          <table:table-cell office:value-type="float" office:value="657" table:style-name="ce36">
            <text:p><text:s text:c="3"/>657</text:p>
          </table:table-cell>
          <table:table-cell office:value-type="float" office:value="2778" table:style-name="ce36">
            <text:p><text:s text:c="2"/>2 778</text:p>
          </table:table-cell>
          <table:table-cell office:value-type="float" office:value="18573" table:style-name="ce36">
            <text:p><text:s text:c="2"/>18 573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16</text:p>
          </table:table-cell>
          <table:table-cell office:value-type="string" table:style-name="ce3">
            <text:p>Outros produtos do laticínio</text:p>
          </table:table-cell>
          <table:table-cell office:value-type="float" office:value="85860" table:style-name="ce37">
            <text:p><text:s text:c="2"/>85 860</text:p>
          </table:table-cell>
          <table:table-cell office:value-type="float" office:value="16884" table:style-name="ce37">
            <text:p><text:s text:c="2"/>16 884</text:p>
          </table:table-cell>
          <table:table-cell office:value-type="float" office:value="567" table:style-name="ce37">
            <text:p><text:s text:c="3"/>567</text:p>
          </table:table-cell>
          <table:table-cell office:value-type="float" office:value="60" table:style-name="ce37">
            <text:p><text:s text:c="3"/>60</text:p>
          </table:table-cell>
          <table:table-cell office:value-type="float" office:value="304" table:style-name="ce37">
            <text:p><text:s text:c="3"/>304</text:p>
          </table:table-cell>
          <table:table-cell office:value-type="float" office:value="9087" table:style-name="ce37">
            <text:p><text:s text:c="2"/>9 087</text:p>
          </table:table-cell>
          <table:table-cell office:value-type="float" office:value="1864" table:style-name="ce37">
            <text:p><text:s text:c="2"/>1 864</text:p>
          </table:table-cell>
          <table:table-cell office:value-type="float" office:value="11315" table:style-name="ce37">
            <text:p><text:s text:c="2"/>11 315</text:p>
          </table:table-cell>
          <table:table-cell office:value-type="float" office:value="57094" table:style-name="ce37">
            <text:p><text:s text:c="2"/>57 094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21</text:p>
          </table:table-cell>
          <table:table-cell office:value-type="string" table:style-name="ce3">
            <text:p>Açúcar</text:p>
          </table:table-cell>
          <table:table-cell office:value-type="float" office:value="52387" table:style-name="ce38">
            <text:p><text:s text:c="2"/>52 387</text:p>
          </table:table-cell>
          <table:table-cell office:value-type="float" office:value="8266" table:style-name="ce38">
            <text:p><text:s text:c="2"/>8 266</text:p>
          </table:table-cell>
          <table:table-cell office:value-type="float" office:value="1908" table:style-name="ce38">
            <text:p><text:s text:c="2"/>1 908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86" table:style-name="ce38">
            <text:p><text:s text:c="3"/>86</text:p>
          </table:table-cell>
          <table:table-cell office:value-type="float" office:value="1484" table:style-name="ce38">
            <text:p><text:s text:c="2"/>1 484</text:p>
          </table:table-cell>
          <table:table-cell office:value-type="float" office:value="61" table:style-name="ce38">
            <text:p><text:s text:c="3"/>61</text:p>
          </table:table-cell>
          <table:table-cell office:value-type="float" office:value="1632" table:style-name="ce38">
            <text:p><text:s text:c="2"/>1 632</text:p>
          </table:table-cell>
          <table:table-cell office:value-type="float" office:value="40581" table:style-name="ce38">
            <text:p><text:s text:c="2"/>40 581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31</text:p>
          </table:table-cell>
          <table:table-cell office:value-type="string" table:style-name="ce3">
            <text:p>Conservas de frutas, legumes, outros vegetais e sucos de frutas</text:p>
          </table:table-cell>
          <table:table-cell office:value-type="float" office:value="45682" table:style-name="ce37">
            <text:p><text:s text:c="2"/>45 682</text:p>
          </table:table-cell>
          <table:table-cell office:value-type="float" office:value="10340" table:style-name="ce37">
            <text:p><text:s text:c="2"/>10 340</text:p>
          </table:table-cell>
          <table:table-cell office:value-type="float" office:value="496" table:style-name="ce37">
            <text:p><text:s text:c="3"/>496</text:p>
          </table:table-cell>
          <table:table-cell office:value-type="float" office:value="185" table:style-name="ce37">
            <text:p><text:s text:c="3"/>18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531" table:style-name="ce37">
            <text:p><text:s text:c="2"/>4 531</text:p>
          </table:table-cell>
          <table:table-cell office:value-type="float" office:value="777" table:style-name="ce37">
            <text:p><text:s text:c="3"/>777</text:p>
          </table:table-cell>
          <table:table-cell office:value-type="float" office:value="5493" table:style-name="ce37">
            <text:p><text:s text:c="2"/>5 493</text:p>
          </table:table-cell>
          <table:table-cell office:value-type="float" office:value="29353" table:style-name="ce37">
            <text:p><text:s text:c="2"/>29 353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32</text:p>
          </table:table-cell>
          <table:table-cell office:value-type="string" table:style-name="ce3">
            <text:p>Óleos e gorduras vegetais e animais</text:p>
          </table:table-cell>
          <table:table-cell office:value-type="float" office:value="81828" table:style-name="ce37">
            <text:p><text:s text:c="2"/>81 828</text:p>
          </table:table-cell>
          <table:table-cell office:value-type="float" office:value="6077" table:style-name="ce37">
            <text:p><text:s text:c="2"/>6 077</text:p>
          </table:table-cell>
          <table:table-cell office:value-type="float" office:value="2126" table:style-name="ce37">
            <text:p><text:s text:c="2"/>2 126</text:p>
          </table:table-cell>
          <table:table-cell office:value-type="float" office:value="229" table:style-name="ce37">
            <text:p><text:s text:c="3"/>22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049" table:style-name="ce37">
            <text:p><text:s text:c="2"/>3 049</text:p>
          </table:table-cell>
          <table:table-cell office:value-type="float" office:value="1208" table:style-name="ce37">
            <text:p><text:s text:c="2"/>1 208</text:p>
          </table:table-cell>
          <table:table-cell office:value-type="float" office:value="4486" table:style-name="ce37">
            <text:p><text:s text:c="2"/>4 486</text:p>
          </table:table-cell>
          <table:table-cell office:value-type="float" office:value="69139" table:style-name="ce37">
            <text:p><text:s text:c="2"/>69 139</text:p>
          </table:table-cell>
          <table:table-cell table:number-columns-repeated="16373"/>
        </table:table-row>
        <table:table-row table:style-name="ro5">
          <table:table-cell office:value-type="string" table:style-name="ce9">
            <text:p>10933</text:p>
          </table:table-cell>
          <table:table-cell office:value-type="string" table:style-name="ce7">
            <text:p>Café beneficiado</text:p>
          </table:table-cell>
          <table:table-cell office:value-type="float" office:value="24703" table:style-name="ce37">
            <text:p><text:s text:c="2"/>24 703</text:p>
          </table:table-cell>
          <table:table-cell office:value-type="float" office:value="7147" table:style-name="ce37">
            <text:p><text:s text:c="2"/>7 147</text:p>
          </table:table-cell>
          <table:table-cell office:value-type="float" office:value="263" table:style-name="ce37">
            <text:p><text:s text:c="3"/>263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436" table:style-name="ce37">
            <text:p><text:s text:c="2"/>2 436</text:p>
          </table:table-cell>
          <table:table-cell office:value-type="float" office:value="107" table:style-name="ce37">
            <text:p><text:s text:c="3"/>107</text:p>
          </table:table-cell>
          <table:table-cell office:value-type="float" office:value="2551" table:style-name="ce37">
            <text:p><text:s text:c="2"/>2 551</text:p>
          </table:table-cell>
          <table:table-cell office:value-type="float" office:value="14742" table:style-name="ce37">
            <text:p><text:s text:c="2"/>14 74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4</text:p>
          </table:table-cell>
          <table:table-cell office:value-type="string" table:style-name="ce21">
            <text:p>Arroz beneficiado e produtos derivados do arroz</text:p>
          </table:table-cell>
          <table:table-cell office:value-type="float" office:value="28226" table:style-name="ce36">
            <text:p><text:s text:c="2"/>28 226</text:p>
          </table:table-cell>
          <table:table-cell office:value-type="float" office:value="8878" table:style-name="ce36">
            <text:p><text:s text:c="2"/>8 878</text:p>
          </table:table-cell>
          <table:table-cell office:value-type="float" office:value="525" table:style-name="ce36">
            <text:p><text:s text:c="3"/>525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91" table:style-name="ce36">
            <text:p><text:s text:c="2"/>1 391</text:p>
          </table:table-cell>
          <table:table-cell office:value-type="float" office:value="604" table:style-name="ce36">
            <text:p><text:s text:c="3"/>604</text:p>
          </table:table-cell>
          <table:table-cell office:value-type="float" office:value="1997" table:style-name="ce36">
            <text:p><text:s text:c="2"/>1 997</text:p>
          </table:table-cell>
          <table:table-cell office:value-type="float" office:value="16826" table:style-name="ce36">
            <text:p><text:s text:c="2"/>16 826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5</text:p>
          </table:table-cell>
          <table:table-cell office:value-type="string" table:style-name="ce21">
            <text:p>Produtos derivados do trigo, mandioca ou milho</text:p>
          </table:table-cell>
          <table:table-cell office:value-type="float" office:value="59256" table:style-name="ce36">
            <text:p><text:s text:c="2"/>59 256</text:p>
          </table:table-cell>
          <table:table-cell office:value-type="float" office:value="14575" table:style-name="ce36">
            <text:p><text:s text:c="2"/>14 575</text:p>
          </table:table-cell>
          <table:table-cell office:value-type="float" office:value="957" table:style-name="ce36">
            <text:p><text:s text:c="3"/>957</text:p>
          </table:table-cell>
          <table:table-cell office:value-type="float" office:value="31" table:style-name="ce36">
            <text:p><text:s text:c="3"/>31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2845" table:style-name="ce36">
            <text:p><text:s text:c="2"/>2 845</text:p>
          </table:table-cell>
          <table:table-cell office:value-type="float" office:value="1172" table:style-name="ce36">
            <text:p><text:s text:c="2"/>1 172</text:p>
          </table:table-cell>
          <table:table-cell office:value-type="float" office:value="4049" table:style-name="ce36">
            <text:p><text:s text:c="2"/>4 049</text:p>
          </table:table-cell>
          <table:table-cell office:value-type="float" office:value="39675" table:style-name="ce36">
            <text:p><text:s text:c="2"/>39 675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6</text:p>
          </table:table-cell>
          <table:table-cell office:value-type="string" table:style-name="ce21">
            <text:p>Rações balanceadas para animais</text:p>
          </table:table-cell>
          <table:table-cell office:value-type="float" office:value="46504" table:style-name="ce36">
            <text:p><text:s text:c="2"/>46 504</text:p>
          </table:table-cell>
          <table:table-cell office:value-type="float" office:value="8336" table:style-name="ce36">
            <text:p><text:s text:c="2"/>8 336</text:p>
          </table:table-cell>
          <table:table-cell office:value-type="float" office:value="1370" table:style-name="ce36">
            <text:p><text:s text:c="2"/>1 370</text:p>
          </table:table-cell>
          <table:table-cell office:value-type="float" office:value="57" table:style-name="ce36">
            <text:p><text:s text:c="3"/>57</text:p>
          </table:table-cell>
          <table:table-cell office:value-type="float" office:value="158" table:style-name="ce36">
            <text:p><text:s text:c="3"/>158</text:p>
          </table:table-cell>
          <table:table-cell office:value-type="float" office:value="1946" table:style-name="ce36">
            <text:p><text:s text:c="2"/>1 946</text:p>
          </table:table-cell>
          <table:table-cell office:value-type="float" office:value="960" table:style-name="ce36">
            <text:p><text:s text:c="3"/>960</text:p>
          </table:table-cell>
          <table:table-cell office:value-type="float" office:value="3121" table:style-name="ce36">
            <text:p><text:s text:c="2"/>3 121</text:p>
          </table:table-cell>
          <table:table-cell office:value-type="float" office:value="33677" table:style-name="ce36">
            <text:p><text:s text:c="2"/>33 677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7</text:p>
          </table:table-cell>
          <table:table-cell office:value-type="string" table:style-name="ce21">
            <text:p>Outros produtos alimentares</text:p>
          </table:table-cell>
          <table:table-cell office:value-type="float" office:value="206675" table:style-name="ce36">
            <text:p><text:s text:c="2"/>206 675</text:p>
          </table:table-cell>
          <table:table-cell office:value-type="float" office:value="59309" table:style-name="ce36">
            <text:p><text:s text:c="2"/>59 309</text:p>
          </table:table-cell>
          <table:table-cell office:value-type="float" office:value="1093" table:style-name="ce36">
            <text:p><text:s text:c="2"/>1 093</text:p>
          </table:table-cell>
          <table:table-cell office:value-type="float" office:value="367" table:style-name="ce36">
            <text:p><text:s text:c="3"/>367</text:p>
          </table:table-cell>
          <table:table-cell office:value-type="float" office:value="504" table:style-name="ce36">
            <text:p><text:s text:c="3"/>504</text:p>
          </table:table-cell>
          <table:table-cell office:value-type="float" office:value="18167" table:style-name="ce36">
            <text:p><text:s text:c="2"/>18 167</text:p>
          </table:table-cell>
          <table:table-cell office:value-type="float" office:value="3116" table:style-name="ce36">
            <text:p><text:s text:c="2"/>3 116</text:p>
          </table:table-cell>
          <table:table-cell office:value-type="float" office:value="22154" table:style-name="ce36">
            <text:p><text:s text:c="2"/>22 154</text:p>
          </table:table-cell>
          <table:table-cell office:value-type="float" office:value="124119" table:style-name="ce36">
            <text:p><text:s text:c="2"/>124 119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11001</text:p>
          </table:table-cell>
          <table:table-cell office:value-type="string" table:style-name="ce23">
            <text:p>Bebidas</text:p>
          </table:table-cell>
          <table:table-cell office:value-type="float" office:value="140362" table:style-name="ce36">
            <text:p><text:s text:c="2"/>140 362</text:p>
          </table:table-cell>
          <table:table-cell office:value-type="float" office:value="27093" table:style-name="ce36">
            <text:p><text:s text:c="2"/>27 093</text:p>
          </table:table-cell>
          <table:table-cell office:value-type="float" office:value="2266" table:style-name="ce36">
            <text:p><text:s text:c="2"/>2 266</text:p>
          </table:table-cell>
          <table:table-cell office:value-type="float" office:value="243" table:style-name="ce36">
            <text:p><text:s text:c="3"/>243</text:p>
          </table:table-cell>
          <table:table-cell office:value-type="float" office:value="4818" table:style-name="ce36">
            <text:p><text:s text:c="2"/>4 818</text:p>
          </table:table-cell>
          <table:table-cell office:value-type="float" office:value="14087" table:style-name="ce36">
            <text:p><text:s text:c="2"/>14 087</text:p>
          </table:table-cell>
          <table:table-cell office:value-type="float" office:value="7738" table:style-name="ce36">
            <text:p><text:s text:c="2"/>7 738</text:p>
          </table:table-cell>
          <table:table-cell office:value-type="float" office:value="26886" table:style-name="ce36">
            <text:p><text:s text:c="2"/>26 886</text:p>
          </table:table-cell>
          <table:table-cell office:value-type="float" office:value="84117" table:style-name="ce36">
            <text:p><text:s text:c="2"/>84 117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2001</text:p>
          </table:table-cell>
          <table:table-cell office:value-type="string" table:style-name="ce3">
            <text:p>Produtos do fumo</text:p>
          </table:table-cell>
          <table:table-cell office:value-type="float" office:value="37126" table:style-name="ce37">
            <text:p><text:s text:c="2"/>37 126</text:p>
          </table:table-cell>
          <table:table-cell office:value-type="float" office:value="3540" table:style-name="ce37">
            <text:p><text:s text:c="2"/>3 540</text:p>
          </table:table-cell>
          <table:table-cell office:value-type="float" office:value="32" table:style-name="ce37">
            <text:p><text:s text:c="3"/>32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5077" table:style-name="ce37">
            <text:p><text:s text:c="2"/>5 077</text:p>
          </table:table-cell>
          <table:table-cell office:value-type="float" office:value="4997" table:style-name="ce37">
            <text:p><text:s text:c="2"/>4 997</text:p>
          </table:table-cell>
          <table:table-cell office:value-type="float" office:value="877" table:style-name="ce37">
            <text:p><text:s text:c="3"/>877</text:p>
          </table:table-cell>
          <table:table-cell office:value-type="float" office:value="10967" table:style-name="ce37">
            <text:p><text:s text:c="2"/>10 967</text:p>
          </table:table-cell>
          <table:table-cell office:value-type="float" office:value="22587" table:style-name="ce37">
            <text:p><text:s text:c="2"/>22 587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3001</text:p>
          </table:table-cell>
          <table:table-cell office:value-type="string" table:style-name="ce3">
            <text:p>Fios e fibras têxteis beneficiadas</text:p>
          </table:table-cell>
          <table:table-cell office:value-type="float" office:value="15357" table:style-name="ce37">
            <text:p><text:s text:c="2"/>15 357</text:p>
          </table:table-cell>
          <table:table-cell office:value-type="float" office:value="2109" table:style-name="ce37">
            <text:p><text:s text:c="2"/>2 109</text:p>
          </table:table-cell>
          <table:table-cell office:value-type="float" office:value="170" table:style-name="ce37">
            <text:p><text:s text:c="3"/>170</text:p>
          </table:table-cell>
          <table:table-cell office:value-type="float" office:value="280" table:style-name="ce37">
            <text:p><text:s text:c="3"/>28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08" table:style-name="ce37">
            <text:p><text:s text:c="3"/>408</text:p>
          </table:table-cell>
          <table:table-cell office:value-type="float" office:value="391" table:style-name="ce37">
            <text:p><text:s text:c="3"/>391</text:p>
          </table:table-cell>
          <table:table-cell office:value-type="float" office:value="1079" table:style-name="ce37">
            <text:p><text:s text:c="2"/>1 079</text:p>
          </table:table-cell>
          <table:table-cell office:value-type="float" office:value="11999" table:style-name="ce37">
            <text:p><text:s text:c="2"/>11 999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3002</text:p>
          </table:table-cell>
          <table:table-cell office:value-type="string" table:style-name="ce3">
            <text:p>Tecidos</text:p>
          </table:table-cell>
          <table:table-cell office:value-type="float" office:value="30549" table:style-name="ce37">
            <text:p><text:s text:c="2"/>30 549</text:p>
          </table:table-cell>
          <table:table-cell office:value-type="float" office:value="4950" table:style-name="ce37">
            <text:p><text:s text:c="2"/>4 950</text:p>
          </table:table-cell>
          <table:table-cell office:value-type="float" office:value="364" table:style-name="ce37">
            <text:p><text:s text:c="3"/>364</text:p>
          </table:table-cell>
          <table:table-cell office:value-type="float" office:value="1004" table:style-name="ce37">
            <text:p><text:s text:c="2"/>1 004</text:p>
          </table:table-cell>
          <table:table-cell office:value-type="float" office:value="65" table:style-name="ce37">
            <text:p><text:s text:c="3"/>65</text:p>
          </table:table-cell>
          <table:table-cell office:value-type="float" office:value="1092" table:style-name="ce37">
            <text:p><text:s text:c="2"/>1 092</text:p>
          </table:table-cell>
          <table:table-cell office:value-type="float" office:value="844" table:style-name="ce37">
            <text:p><text:s text:c="3"/>844</text:p>
          </table:table-cell>
          <table:table-cell office:value-type="float" office:value="3005" table:style-name="ce37">
            <text:p><text:s text:c="2"/>3 005</text:p>
          </table:table-cell>
          <table:table-cell office:value-type="float" office:value="22230" table:style-name="ce37">
            <text:p><text:s text:c="2"/>22 230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3003</text:p>
          </table:table-cell>
          <table:table-cell office:value-type="string" table:style-name="ce3">
            <text:p>Art. têxteis de uso doméstico e outros têxteis</text:p>
          </table:table-cell>
          <table:table-cell office:value-type="float" office:value="53647" table:style-name="ce37">
            <text:p><text:s text:c="2"/>53 647</text:p>
          </table:table-cell>
          <table:table-cell office:value-type="float" office:value="17761" table:style-name="ce37">
            <text:p><text:s text:c="2"/>17 761</text:p>
          </table:table-cell>
          <table:table-cell office:value-type="float" office:value="539" table:style-name="ce37">
            <text:p><text:s text:c="3"/>539</text:p>
          </table:table-cell>
          <table:table-cell office:value-type="float" office:value="700" table:style-name="ce37">
            <text:p><text:s text:c="3"/>700</text:p>
          </table:table-cell>
          <table:table-cell office:value-type="float" office:value="301" table:style-name="ce37">
            <text:p><text:s text:c="3"/>301</text:p>
          </table:table-cell>
          <table:table-cell office:value-type="float" office:value="5241" table:style-name="ce37">
            <text:p><text:s text:c="2"/>5 241</text:p>
          </table:table-cell>
          <table:table-cell office:value-type="float" office:value="912" table:style-name="ce37">
            <text:p><text:s text:c="3"/>912</text:p>
          </table:table-cell>
          <table:table-cell office:value-type="float" office:value="7154" table:style-name="ce37">
            <text:p><text:s text:c="2"/>7 154</text:p>
          </table:table-cell>
          <table:table-cell office:value-type="float" office:value="28193" table:style-name="ce37">
            <text:p><text:s text:c="2"/>28 193</text:p>
          </table:table-cell>
          <table:table-cell table:number-columns-repeated="16373"/>
        </table:table-row>
        <table:table-row table:style-name="ro5">
          <table:table-cell office:value-type="string" table:style-name="ce9">
            <text:p>14001</text:p>
          </table:table-cell>
          <table:table-cell office:value-type="string" table:style-name="ce7">
            <text:p>Artigos do vestuário e acessórios</text:p>
          </table:table-cell>
          <table:table-cell office:value-type="float" office:value="148047" table:style-name="ce38">
            <text:p><text:s text:c="2"/>148 047</text:p>
          </table:table-cell>
          <table:table-cell office:value-type="float" office:value="53228" table:style-name="ce38">
            <text:p><text:s text:c="2"/>53 228</text:p>
          </table:table-cell>
          <table:table-cell office:value-type="float" office:value="1383" table:style-name="ce38">
            <text:p><text:s text:c="2"/>1 383</text:p>
          </table:table-cell>
          <table:table-cell office:value-type="float" office:value="2030" table:style-name="ce38">
            <text:p><text:s text:c="2"/>2 03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8072" table:style-name="ce38">
            <text:p><text:s text:c="2"/>18 072</text:p>
          </table:table-cell>
          <table:table-cell office:value-type="float" office:value="1985" table:style-name="ce38">
            <text:p><text:s text:c="2"/>1 985</text:p>
          </table:table-cell>
          <table:table-cell office:value-type="float" office:value="22087" table:style-name="ce38">
            <text:p><text:s text:c="2"/>22 087</text:p>
          </table:table-cell>
          <table:table-cell office:value-type="float" office:value="71349" table:style-name="ce38">
            <text:p><text:s text:c="2"/>71 349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5001</text:p>
          </table:table-cell>
          <table:table-cell office:value-type="string" table:style-name="ce21">
            <text:p>Calçados e artefatos de couro</text:p>
          </table:table-cell>
          <table:table-cell office:value-type="float" office:value="77968" table:style-name="ce36">
            <text:p><text:s text:c="2"/>77 968</text:p>
          </table:table-cell>
          <table:table-cell office:value-type="float" office:value="21018" table:style-name="ce36">
            <text:p><text:s text:c="2"/>21 018</text:p>
          </table:table-cell>
          <table:table-cell office:value-type="float" office:value="815" table:style-name="ce36">
            <text:p><text:s text:c="3"/>815</text:p>
          </table:table-cell>
          <table:table-cell office:value-type="float" office:value="862" table:style-name="ce36">
            <text:p><text:s text:c="3"/>862</text:p>
          </table:table-cell>
          <table:table-cell office:value-type="float" office:value="239" table:style-name="ce36">
            <text:p><text:s text:c="3"/>239</text:p>
          </table:table-cell>
          <table:table-cell office:value-type="float" office:value="8861" table:style-name="ce36">
            <text:p><text:s text:c="2"/>8 861</text:p>
          </table:table-cell>
          <table:table-cell office:value-type="float" office:value="1223" table:style-name="ce36">
            <text:p><text:s text:c="2"/>1 223</text:p>
          </table:table-cell>
          <table:table-cell office:value-type="float" office:value="11185" table:style-name="ce36">
            <text:p><text:s text:c="2"/>11 185</text:p>
          </table:table-cell>
          <table:table-cell office:value-type="float" office:value="44950" table:style-name="ce36">
            <text:p><text:s text:c="2"/>44 950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6001</text:p>
          </table:table-cell>
          <table:table-cell office:value-type="string" table:style-name="ce21">
            <text:p>Produtos de madeira, exclusive móveis</text:p>
          </table:table-cell>
          <table:table-cell office:value-type="float" office:value="40936" table:style-name="ce36">
            <text:p><text:s text:c="2"/>40 936</text:p>
          </table:table-cell>
          <table:table-cell office:value-type="float" office:value="7714" table:style-name="ce36">
            <text:p><text:s text:c="2"/>7 714</text:p>
          </table:table-cell>
          <table:table-cell office:value-type="float" office:value="654" table:style-name="ce36">
            <text:p><text:s text:c="3"/>654</text:p>
          </table:table-cell>
          <table:table-cell office:value-type="float" office:value="34" table:style-name="ce36">
            <text:p><text:s text:c="3"/>34</text:p>
          </table:table-cell>
          <table:table-cell office:value-type="float" office:value="251" table:style-name="ce36">
            <text:p><text:s text:c="3"/>251</text:p>
          </table:table-cell>
          <table:table-cell office:value-type="float" office:value="2058" table:style-name="ce36">
            <text:p><text:s text:c="2"/>2 058</text:p>
          </table:table-cell>
          <table:table-cell office:value-type="float" office:value="591" table:style-name="ce36">
            <text:p><text:s text:c="3"/>591</text:p>
          </table:table-cell>
          <table:table-cell office:value-type="float" office:value="2934" table:style-name="ce36">
            <text:p><text:s text:c="2"/>2 934</text:p>
          </table:table-cell>
          <table:table-cell office:value-type="float" office:value="29634" table:style-name="ce36">
            <text:p><text:s text:c="2"/>29 634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7001</text:p>
          </table:table-cell>
          <table:table-cell office:value-type="string" table:style-name="ce21">
            <text:p>Celulose</text:p>
          </table:table-cell>
          <table:table-cell office:value-type="float" office:value="31529" table:style-name="ce36">
            <text:p><text:s text:c="2"/>31 529</text:p>
          </table:table-cell>
          <table:table-cell office:value-type="float" office:value="1339" table:style-name="ce36">
            <text:p><text:s text:c="2"/>1 339</text:p>
          </table:table-cell>
          <table:table-cell office:value-type="float" office:value="413" table:style-name="ce36">
            <text:p><text:s text:c="3"/>413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8" table:style-name="ce36">
            <text:p><text:s text:c="3"/>188</text:p>
          </table:table-cell>
          <table:table-cell office:value-type="float" office:value="209" table:style-name="ce36">
            <text:p><text:s text:c="3"/>209</text:p>
          </table:table-cell>
          <table:table-cell office:value-type="float" office:value="29568" table:style-name="ce36">
            <text:p><text:s text:c="2"/>29 568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7002</text:p>
          </table:table-cell>
          <table:table-cell office:value-type="string" table:style-name="ce21">
            <text:p>Papel, papelão, embalagens e artefatos de papel</text:p>
          </table:table-cell>
          <table:table-cell office:value-type="float" office:value="95736" table:style-name="ce36">
            <text:p><text:s text:c="2"/>95 736</text:p>
          </table:table-cell>
          <table:table-cell office:value-type="float" office:value="18590" table:style-name="ce36">
            <text:p><text:s text:c="2"/>18 590</text:p>
          </table:table-cell>
          <table:table-cell office:value-type="float" office:value="1330" table:style-name="ce36">
            <text:p><text:s text:c="2"/>1 330</text:p>
          </table:table-cell>
          <table:table-cell office:value-type="float" office:value="223" table:style-name="ce36">
            <text:p><text:s text:c="3"/>223</text:p>
          </table:table-cell>
          <table:table-cell office:value-type="float" office:value="1484" table:style-name="ce36">
            <text:p><text:s text:c="2"/>1 484</text:p>
          </table:table-cell>
          <table:table-cell office:value-type="float" office:value="5853" table:style-name="ce36">
            <text:p><text:s text:c="2"/>5 853</text:p>
          </table:table-cell>
          <table:table-cell office:value-type="float" office:value="1903" table:style-name="ce36">
            <text:p><text:s text:c="2"/>1 903</text:p>
          </table:table-cell>
          <table:table-cell office:value-type="float" office:value="9463" table:style-name="ce36">
            <text:p><text:s text:c="2"/>9 463</text:p>
          </table:table-cell>
          <table:table-cell office:value-type="float" office:value="66353" table:style-name="ce36">
            <text:p><text:s text:c="2"/>66 35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8001</text:p>
          </table:table-cell>
          <table:table-cell office:value-type="string" table:style-name="ce21">
            <text:p>Serviços de impressão e reprodução</text:p>
          </table:table-cell>
          <table:table-cell office:value-type="float" office:value="34657" table:style-name="ce36">
            <text:p><text:s text:c="2"/>34 657</text:p>
          </table:table-cell>
          <table:table-cell office:value-type="float" office:value="12701" table:style-name="ce36">
            <text:p><text:s text:c="2"/>12 701</text:p>
          </table:table-cell>
          <table:table-cell office:value-type="float" office:value="376" table:style-name="ce36">
            <text:p><text:s text:c="3"/>376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82" table:style-name="ce36">
            <text:p><text:s text:c="3"/>82</text:p>
          </table:table-cell>
          <table:table-cell office:value-type="float" office:value="2274" table:style-name="ce36">
            <text:p><text:s text:c="2"/>2 274</text:p>
          </table:table-cell>
          <table:table-cell office:value-type="float" office:value="715" table:style-name="ce36">
            <text:p><text:s text:c="3"/>715</text:p>
          </table:table-cell>
          <table:table-cell office:value-type="float" office:value="3086" table:style-name="ce36">
            <text:p><text:s text:c="2"/>3 086</text:p>
          </table:table-cell>
          <table:table-cell office:value-type="float" office:value="18494" table:style-name="ce36">
            <text:p><text:s text:c="2"/>18 494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19911</text:p>
          </table:table-cell>
          <table:table-cell office:value-type="string" table:style-name="ce11">
            <text:p>Combustíveis para aviação</text:p>
          </table:table-cell>
          <table:table-cell office:value-type="float" office:value="22158" table:style-name="ce37">
            <text:p><text:s text:c="2"/>22 158</text:p>
          </table:table-cell>
          <table:table-cell office:value-type="float" office:value="1178" table:style-name="ce37">
            <text:p><text:s text:c="2"/>1 178</text:p>
          </table:table-cell>
          <table:table-cell office:value-type="float" office:value="243" table:style-name="ce37">
            <text:p><text:s text:c="3"/>24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285" table:style-name="ce37">
            <text:p><text:s text:c="2"/>2 285</text:p>
          </table:table-cell>
          <table:table-cell office:value-type="float" office:value="2530" table:style-name="ce37">
            <text:p><text:s text:c="2"/>2 530</text:p>
          </table:table-cell>
          <table:table-cell office:value-type="float" office:value="4815" table:style-name="ce37">
            <text:p><text:s text:c="2"/>4 815</text:p>
          </table:table-cell>
          <table:table-cell office:value-type="float" office:value="15922" table:style-name="ce37">
            <text:p><text:s text:c="2"/>15 922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19912</text:p>
          </table:table-cell>
          <table:table-cell office:value-type="string" table:style-name="ce11">
            <text:p>Gasoálcool</text:p>
          </table:table-cell>
          <table:table-cell office:value-type="float" office:value="149655" table:style-name="ce37">
            <text:p><text:s text:c="2"/>149 655</text:p>
          </table:table-cell>
          <table:table-cell office:value-type="float" office:value="29739" table:style-name="ce37">
            <text:p><text:s text:c="2"/>29 739</text:p>
          </table:table-cell>
          <table:table-cell office:value-type="float" office:value="1148" table:style-name="ce37">
            <text:p><text:s text:c="2"/>1 14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2871" table:style-name="ce37">
            <text:p><text:s text:c="2"/>32 87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2871" table:style-name="ce37">
            <text:p><text:s text:c="2"/>32 871</text:p>
          </table:table-cell>
          <table:table-cell office:value-type="float" office:value="85897" table:style-name="ce37">
            <text:p><text:s text:c="2"/>85 897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19913</text:p>
          </table:table-cell>
          <table:table-cell office:value-type="string" table:style-name="ce13">
            <text:p>Naftas para petroquímica</text:p>
          </table:table-cell>
          <table:table-cell office:value-type="float" office:value="17602" table:style-name="ce37">
            <text:p><text:s text:c="2"/>17 60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98" table:style-name="ce37">
            <text:p><text:s text:c="3"/>39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54" table:style-name="ce37">
            <text:p><text:s text:c="2"/>1 354</text:p>
          </table:table-cell>
          <table:table-cell office:value-type="float" office:value="1354" table:style-name="ce37">
            <text:p><text:s text:c="2"/>1 354</text:p>
          </table:table-cell>
          <table:table-cell office:value-type="float" office:value="15850" table:style-name="ce37">
            <text:p><text:s text:c="2"/>15 850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9914</text:p>
          </table:table-cell>
          <table:table-cell office:value-type="string" table:style-name="ce3">
            <text:p>Óleo combustível<text:s text:c="2"/></text:p>
          </table:table-cell>
          <table:table-cell office:value-type="float" office:value="17751" table:style-name="ce37">
            <text:p><text:s text:c="2"/>17 751</text:p>
          </table:table-cell>
          <table:table-cell office:value-type="float" office:value="922" table:style-name="ce37">
            <text:p><text:s text:c="3"/>922</text:p>
          </table:table-cell>
          <table:table-cell office:value-type="float" office:value="526" table:style-name="ce37">
            <text:p><text:s text:c="3"/>52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037" table:style-name="ce37">
            <text:p><text:s text:c="2"/>2 037</text:p>
          </table:table-cell>
          <table:table-cell office:value-type="float" office:value="2037" table:style-name="ce37">
            <text:p><text:s text:c="2"/>2 037</text:p>
          </table:table-cell>
          <table:table-cell office:value-type="float" office:value="14266" table:style-name="ce37">
            <text:p><text:s text:c="2"/>14 266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9915</text:p>
          </table:table-cell>
          <table:table-cell office:value-type="string" table:style-name="ce3">
            <text:p>Diesel - biodiesel</text:p>
          </table:table-cell>
          <table:table-cell office:value-type="float" office:value="143985" table:style-name="ce38">
            <text:p><text:s text:c="2"/>143 985</text:p>
          </table:table-cell>
          <table:table-cell office:value-type="float" office:value="17230" table:style-name="ce38">
            <text:p><text:s text:c="2"/>17 230</text:p>
          </table:table-cell>
          <table:table-cell office:value-type="float" office:value="1915" table:style-name="ce38">
            <text:p><text:s text:c="2"/>1 91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582" table:style-name="ce38">
            <text:p><text:s text:c="2"/>8 58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582" table:style-name="ce38">
            <text:p><text:s text:c="2"/>8 582</text:p>
          </table:table-cell>
          <table:table-cell office:value-type="float" office:value="116258" table:style-name="ce38">
            <text:p><text:s text:c="2"/>116 258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9916</text:p>
          </table:table-cell>
          <table:table-cell office:value-type="string" table:style-name="ce21">
            <text:p>Outros produtos do refino do petróleo</text:p>
          </table:table-cell>
          <table:table-cell office:value-type="float" office:value="237613" table:style-name="ce36">
            <text:p><text:s text:c="2"/>237 613</text:p>
          </table:table-cell>
          <table:table-cell office:value-type="float" office:value="21278" table:style-name="ce36">
            <text:p><text:s text:c="2"/>21 278</text:p>
          </table:table-cell>
          <table:table-cell office:value-type="float" office:value="1447" table:style-name="ce36">
            <text:p><text:s text:c="2"/>1 447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94" table:style-name="ce36">
            <text:p><text:s text:c="3"/>94</text:p>
          </table:table-cell>
          <table:table-cell office:value-type="float" office:value="5839" table:style-name="ce36">
            <text:p><text:s text:c="2"/>5 839</text:p>
          </table:table-cell>
          <table:table-cell office:value-type="float" office:value="45362" table:style-name="ce36">
            <text:p><text:s text:c="2"/>45 362</text:p>
          </table:table-cell>
          <table:table-cell office:value-type="float" office:value="51320" table:style-name="ce36">
            <text:p><text:s text:c="2"/>51 320</text:p>
          </table:table-cell>
          <table:table-cell office:value-type="float" office:value="163568" table:style-name="ce36">
            <text:p><text:s text:c="2"/>163 568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9921</text:p>
          </table:table-cell>
          <table:table-cell office:value-type="string" table:style-name="ce21">
            <text:p>Etanol e outros biocombustíveis</text:p>
          </table:table-cell>
          <table:table-cell office:value-type="float" office:value="109075" table:style-name="ce36">
            <text:p><text:s text:c="2"/>109 075</text:p>
          </table:table-cell>
          <table:table-cell office:value-type="float" office:value="13224" table:style-name="ce36">
            <text:p><text:s text:c="2"/>13 224</text:p>
          </table:table-cell>
          <table:table-cell office:value-type="float" office:value="1239" table:style-name="ce36">
            <text:p><text:s text:c="2"/>1 239</text:p>
          </table:table-cell>
          <table:table-cell office:value-type="float" office:value="74" table:style-name="ce36">
            <text:p><text:s text:c="3"/>7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000" table:style-name="ce36">
            <text:p><text:s text:c="2"/>11 000</text:p>
          </table:table-cell>
          <table:table-cell office:value-type="float" office:value="5276" table:style-name="ce36">
            <text:p><text:s text:c="2"/>5 276</text:p>
          </table:table-cell>
          <table:table-cell office:value-type="float" office:value="16350" table:style-name="ce36">
            <text:p><text:s text:c="2"/>16 350</text:p>
          </table:table-cell>
          <table:table-cell office:value-type="float" office:value="78262" table:style-name="ce36">
            <text:p><text:s text:c="2"/>78 262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0911</text:p>
          </table:table-cell>
          <table:table-cell office:value-type="string" table:style-name="ce23">
            <text:p>Produtos químicos inorgânicos</text:p>
          </table:table-cell>
          <table:table-cell office:value-type="float" office:value="73350" table:style-name="ce36">
            <text:p><text:s text:c="2"/>73 350</text:p>
          </table:table-cell>
          <table:table-cell office:value-type="float" office:value="7878" table:style-name="ce36">
            <text:p><text:s text:c="2"/>7 878</text:p>
          </table:table-cell>
          <table:table-cell office:value-type="float" office:value="1260" table:style-name="ce36">
            <text:p><text:s text:c="2"/>1 260</text:p>
          </table:table-cell>
          <table:table-cell office:value-type="float" office:value="322" table:style-name="ce36">
            <text:p><text:s text:c="3"/>322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910" table:style-name="ce36">
            <text:p><text:s text:c="3"/>910</text:p>
          </table:table-cell>
          <table:table-cell office:value-type="float" office:value="2717" table:style-name="ce36">
            <text:p><text:s text:c="2"/>2 717</text:p>
          </table:table-cell>
          <table:table-cell office:value-type="float" office:value="3955" table:style-name="ce36">
            <text:p><text:s text:c="2"/>3 955</text:p>
          </table:table-cell>
          <table:table-cell office:value-type="float" office:value="60257" table:style-name="ce36">
            <text:p><text:s text:c="2"/>60 257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0912</text:p>
          </table:table-cell>
          <table:table-cell office:value-type="string" table:style-name="ce21">
            <text:p>Adubos e fertilizantes</text:p>
          </table:table-cell>
          <table:table-cell office:value-type="float" office:value="57548" table:style-name="ce36">
            <text:p><text:s text:c="2"/>57 548</text:p>
          </table:table-cell>
          <table:table-cell office:value-type="float" office:value="7638" table:style-name="ce36">
            <text:p><text:s text:c="2"/>7 638</text:p>
          </table:table-cell>
          <table:table-cell office:value-type="float" office:value="944" table:style-name="ce36">
            <text:p><text:s text:c="3"/>944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28" table:style-name="ce36">
            <text:p><text:s text:c="2"/>2 628</text:p>
          </table:table-cell>
          <table:table-cell office:value-type="float" office:value="1744" table:style-name="ce36">
            <text:p><text:s text:c="2"/>1 744</text:p>
          </table:table-cell>
          <table:table-cell office:value-type="float" office:value="4405" table:style-name="ce36">
            <text:p><text:s text:c="2"/>4 405</text:p>
          </table:table-cell>
          <table:table-cell office:value-type="float" office:value="44561" table:style-name="ce36">
            <text:p><text:s text:c="2"/>44 56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0913</text:p>
          </table:table-cell>
          <table:table-cell office:value-type="string" table:style-name="ce21">
            <text:p>Produtos químicos orgânicos</text:p>
          </table:table-cell>
          <table:table-cell office:value-type="float" office:value="78025" table:style-name="ce36">
            <text:p><text:s text:c="2"/>78 025</text:p>
          </table:table-cell>
          <table:table-cell office:value-type="float" office:value="6182" table:style-name="ce36">
            <text:p><text:s text:c="2"/>6 182</text:p>
          </table:table-cell>
          <table:table-cell office:value-type="float" office:value="1127" table:style-name="ce36">
            <text:p><text:s text:c="2"/>1 127</text:p>
          </table:table-cell>
          <table:table-cell office:value-type="float" office:value="967" table:style-name="ce36">
            <text:p><text:s text:c="3"/>967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2918" table:style-name="ce36">
            <text:p><text:s text:c="2"/>2 918</text:p>
          </table:table-cell>
          <table:table-cell office:value-type="float" office:value="3917" table:style-name="ce36">
            <text:p><text:s text:c="2"/>3 917</text:p>
          </table:table-cell>
          <table:table-cell office:value-type="float" office:value="66799" table:style-name="ce36">
            <text:p><text:s text:c="2"/>66 799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0914</text:p>
          </table:table-cell>
          <table:table-cell office:value-type="string" table:style-name="ce11">
            <text:p>Resinas,elastômeros e fibras artif. e sintéticas</text:p>
          </table:table-cell>
          <table:table-cell office:value-type="float" office:value="69145" table:style-name="ce37">
            <text:p><text:s text:c="2"/>69 145</text:p>
          </table:table-cell>
          <table:table-cell office:value-type="float" office:value="6446" table:style-name="ce37">
            <text:p><text:s text:c="2"/>6 446</text:p>
          </table:table-cell>
          <table:table-cell office:value-type="float" office:value="967" table:style-name="ce37">
            <text:p><text:s text:c="3"/>967</text:p>
          </table:table-cell>
          <table:table-cell office:value-type="float" office:value="1598" table:style-name="ce37">
            <text:p><text:s text:c="2"/>1 598</text:p>
          </table:table-cell>
          <table:table-cell office:value-type="float" office:value="45" table:style-name="ce37">
            <text:p><text:s text:c="3"/>45</text:p>
          </table:table-cell>
          <table:table-cell office:value-type="float" office:value="173" table:style-name="ce37">
            <text:p><text:s text:c="3"/>173</text:p>
          </table:table-cell>
          <table:table-cell office:value-type="float" office:value="1974" table:style-name="ce37">
            <text:p><text:s text:c="2"/>1 974</text:p>
          </table:table-cell>
          <table:table-cell office:value-type="float" office:value="3790" table:style-name="ce37">
            <text:p><text:s text:c="2"/>3 790</text:p>
          </table:table-cell>
          <table:table-cell office:value-type="float" office:value="57942" table:style-name="ce37">
            <text:p><text:s text:c="2"/>57 942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0921</text:p>
          </table:table-cell>
          <table:table-cell office:value-type="string" table:style-name="ce11">
            <text:p>Defensivos agrícolas e desinfestantes domissanitários</text:p>
          </table:table-cell>
          <table:table-cell office:value-type="float" office:value="59967" table:style-name="ce38">
            <text:p><text:s text:c="2"/>59 967</text:p>
          </table:table-cell>
          <table:table-cell office:value-type="float" office:value="5687" table:style-name="ce38">
            <text:p><text:s text:c="2"/>5 68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94" table:style-name="ce38">
            <text:p><text:s text:c="3"/>59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168" table:style-name="ce38">
            <text:p><text:s text:c="2"/>2 168</text:p>
          </table:table-cell>
          <table:table-cell office:value-type="float" office:value="1917" table:style-name="ce38">
            <text:p><text:s text:c="2"/>1 917</text:p>
          </table:table-cell>
          <table:table-cell office:value-type="float" office:value="4679" table:style-name="ce38">
            <text:p><text:s text:c="2"/>4 679</text:p>
          </table:table-cell>
          <table:table-cell office:value-type="float" office:value="49601" table:style-name="ce38">
            <text:p><text:s text:c="2"/>49 601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0922</text:p>
          </table:table-cell>
          <table:table-cell office:value-type="string" table:style-name="ce11">
            <text:p>Produtos químicos diversos<text:s/></text:p>
          </table:table-cell>
          <table:table-cell office:value-type="float" office:value="43884" table:style-name="ce38">
            <text:p><text:s text:c="2"/>43 884</text:p>
          </table:table-cell>
          <table:table-cell office:value-type="float" office:value="3424" table:style-name="ce38">
            <text:p><text:s text:c="2"/>3 424</text:p>
          </table:table-cell>
          <table:table-cell office:value-type="float" office:value="583" table:style-name="ce38">
            <text:p><text:s text:c="3"/>583</text:p>
          </table:table-cell>
          <table:table-cell office:value-type="float" office:value="554" table:style-name="ce38">
            <text:p><text:s text:c="3"/>554</text:p>
          </table:table-cell>
          <table:table-cell office:value-type="float" office:value="373" table:style-name="ce38">
            <text:p><text:s text:c="3"/>373</text:p>
          </table:table-cell>
          <table:table-cell office:value-type="float" office:value="439" table:style-name="ce38">
            <text:p><text:s text:c="3"/>439</text:p>
          </table:table-cell>
          <table:table-cell office:value-type="float" office:value="1192" table:style-name="ce38">
            <text:p><text:s text:c="2"/>1 192</text:p>
          </table:table-cell>
          <table:table-cell office:value-type="float" office:value="2558" table:style-name="ce38">
            <text:p><text:s text:c="2"/>2 558</text:p>
          </table:table-cell>
          <table:table-cell office:value-type="float" office:value="37319" table:style-name="ce38">
            <text:p><text:s text:c="2"/>37 319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20923</text:p>
          </table:table-cell>
          <table:table-cell office:value-type="string" table:style-name="ce13">
            <text:p>Tintas, vernizes, esmaltes e lacas</text:p>
          </table:table-cell>
          <table:table-cell office:value-type="float" office:value="26054" table:style-name="ce37">
            <text:p><text:s text:c="2"/>26 054</text:p>
          </table:table-cell>
          <table:table-cell office:value-type="float" office:value="4708" table:style-name="ce37">
            <text:p><text:s text:c="2"/>4 708</text:p>
          </table:table-cell>
          <table:table-cell office:value-type="float" office:value="381" table:style-name="ce37">
            <text:p><text:s text:c="3"/>381</text:p>
          </table:table-cell>
          <table:table-cell office:value-type="float" office:value="168" table:style-name="ce37">
            <text:p><text:s text:c="3"/>168</text:p>
          </table:table-cell>
          <table:table-cell office:value-type="float" office:value="329" table:style-name="ce37">
            <text:p><text:s text:c="3"/>329</text:p>
          </table:table-cell>
          <table:table-cell office:value-type="float" office:value="1970" table:style-name="ce37">
            <text:p><text:s text:c="2"/>1 970</text:p>
          </table:table-cell>
          <table:table-cell office:value-type="float" office:value="686" table:style-name="ce37">
            <text:p><text:s text:c="3"/>686</text:p>
          </table:table-cell>
          <table:table-cell office:value-type="float" office:value="3153" table:style-name="ce37">
            <text:p><text:s text:c="2"/>3 153</text:p>
          </table:table-cell>
          <table:table-cell office:value-type="float" office:value="17812" table:style-name="ce37">
            <text:p><text:s text:c="2"/>17 812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20931</text:p>
          </table:table-cell>
          <table:table-cell office:value-type="string" table:style-name="ce3">
            <text:p>Perfumaria, sabões e artigos de limpeza</text:p>
          </table:table-cell>
          <table:table-cell office:value-type="float" office:value="116936" table:style-name="ce38">
            <text:p><text:s text:c="2"/>116 936</text:p>
          </table:table-cell>
          <table:table-cell office:value-type="float" office:value="37798" table:style-name="ce38">
            <text:p><text:s text:c="2"/>37 798</text:p>
          </table:table-cell>
          <table:table-cell office:value-type="float" office:value="968" table:style-name="ce38">
            <text:p><text:s text:c="3"/>968</text:p>
          </table:table-cell>
          <table:table-cell office:value-type="float" office:value="309" table:style-name="ce38">
            <text:p><text:s text:c="3"/>309</text:p>
          </table:table-cell>
          <table:table-cell office:value-type="float" office:value="3629" table:style-name="ce38">
            <text:p><text:s text:c="2"/>3 629</text:p>
          </table:table-cell>
          <table:table-cell office:value-type="float" office:value="18006" table:style-name="ce38">
            <text:p><text:s text:c="2"/>18 006</text:p>
          </table:table-cell>
          <table:table-cell office:value-type="float" office:value="1832" table:style-name="ce38">
            <text:p><text:s text:c="2"/>1 832</text:p>
          </table:table-cell>
          <table:table-cell office:value-type="float" office:value="23776" table:style-name="ce38">
            <text:p><text:s text:c="2"/>23 776</text:p>
          </table:table-cell>
          <table:table-cell office:value-type="float" office:value="54394" table:style-name="ce38">
            <text:p><text:s text:c="2"/>54 394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1001</text:p>
          </table:table-cell>
          <table:table-cell office:value-type="string" table:style-name="ce21">
            <text:p>Produtos farmacêuticos</text:p>
          </table:table-cell>
          <table:table-cell office:value-type="float" office:value="174817" table:style-name="ce36">
            <text:p><text:s text:c="2"/>174 817</text:p>
          </table:table-cell>
          <table:table-cell office:value-type="float" office:value="42497" table:style-name="ce36">
            <text:p><text:s text:c="2"/>42 497</text:p>
          </table:table-cell>
          <table:table-cell office:value-type="float" office:value="1648" table:style-name="ce36">
            <text:p><text:s text:c="2"/>1 648</text:p>
          </table:table-cell>
          <table:table-cell office:value-type="float" office:value="971" table:style-name="ce36">
            <text:p><text:s text:c="3"/>97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968" table:style-name="ce36">
            <text:p><text:s text:c="2"/>21 968</text:p>
          </table:table-cell>
          <table:table-cell office:value-type="float" office:value="298" table:style-name="ce36">
            <text:p><text:s text:c="3"/>298</text:p>
          </table:table-cell>
          <table:table-cell office:value-type="float" office:value="23237" table:style-name="ce36">
            <text:p><text:s text:c="2"/>23 237</text:p>
          </table:table-cell>
          <table:table-cell office:value-type="float" office:value="107435" table:style-name="ce36">
            <text:p><text:s text:c="2"/>107 435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2001</text:p>
          </table:table-cell>
          <table:table-cell office:value-type="string" table:style-name="ce21">
            <text:p>Artigos de borracha</text:p>
          </table:table-cell>
          <table:table-cell office:value-type="float" office:value="46941" table:style-name="ce36">
            <text:p><text:s text:c="2"/>46 941</text:p>
          </table:table-cell>
          <table:table-cell office:value-type="float" office:value="5928" table:style-name="ce36">
            <text:p><text:s text:c="2"/>5 928</text:p>
          </table:table-cell>
          <table:table-cell office:value-type="float" office:value="644" table:style-name="ce36">
            <text:p><text:s text:c="3"/>644</text:p>
          </table:table-cell>
          <table:table-cell office:value-type="float" office:value="769" table:style-name="ce36">
            <text:p><text:s text:c="3"/>769</text:p>
          </table:table-cell>
          <table:table-cell office:value-type="float" office:value="942" table:style-name="ce36">
            <text:p><text:s text:c="3"/>942</text:p>
          </table:table-cell>
          <table:table-cell office:value-type="float" office:value="2020" table:style-name="ce36">
            <text:p><text:s text:c="2"/>2 020</text:p>
          </table:table-cell>
          <table:table-cell office:value-type="float" office:value="1331" table:style-name="ce36">
            <text:p><text:s text:c="2"/>1 331</text:p>
          </table:table-cell>
          <table:table-cell office:value-type="float" office:value="5062" table:style-name="ce36">
            <text:p><text:s text:c="2"/>5 062</text:p>
          </table:table-cell>
          <table:table-cell office:value-type="float" office:value="35307" table:style-name="ce36">
            <text:p><text:s text:c="2"/>35 307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2002</text:p>
          </table:table-cell>
          <table:table-cell office:value-type="string" table:style-name="ce21">
            <text:p>Artigos de plástico</text:p>
          </table:table-cell>
          <table:table-cell office:value-type="float" office:value="107691" table:style-name="ce36">
            <text:p><text:s text:c="2"/>107 691</text:p>
          </table:table-cell>
          <table:table-cell office:value-type="float" office:value="12724" table:style-name="ce36">
            <text:p><text:s text:c="2"/>12 724</text:p>
          </table:table-cell>
          <table:table-cell office:value-type="float" office:value="1560" table:style-name="ce36">
            <text:p><text:s text:c="2"/>1 560</text:p>
          </table:table-cell>
          <table:table-cell office:value-type="float" office:value="1017" table:style-name="ce36">
            <text:p><text:s text:c="2"/>1 017</text:p>
          </table:table-cell>
          <table:table-cell office:value-type="float" office:value="1542" table:style-name="ce36">
            <text:p><text:s text:c="2"/>1 542</text:p>
          </table:table-cell>
          <table:table-cell office:value-type="float" office:value="3159" table:style-name="ce36">
            <text:p><text:s text:c="2"/>3 159</text:p>
          </table:table-cell>
          <table:table-cell office:value-type="float" office:value="2661" table:style-name="ce36">
            <text:p><text:s text:c="2"/>2 661</text:p>
          </table:table-cell>
          <table:table-cell office:value-type="float" office:value="8379" table:style-name="ce36">
            <text:p><text:s text:c="2"/>8 379</text:p>
          </table:table-cell>
          <table:table-cell office:value-type="float" office:value="85028" table:style-name="ce36">
            <text:p><text:s text:c="2"/>85 028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3001</text:p>
          </table:table-cell>
          <table:table-cell office:value-type="string" table:style-name="ce23">
            <text:p>Cimento</text:p>
          </table:table-cell>
          <table:table-cell office:value-type="float" office:value="16728" table:style-name="ce36">
            <text:p><text:s text:c="2"/>16 728</text:p>
          </table:table-cell>
          <table:table-cell office:value-type="float" office:value="3111" table:style-name="ce36">
            <text:p><text:s text:c="2"/>3 111</text:p>
          </table:table-cell>
          <table:table-cell office:value-type="float" office:value="510" table:style-name="ce36">
            <text:p><text:s text:c="3"/>510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57" table:style-name="ce36">
            <text:p><text:s text:c="3"/>957</text:p>
          </table:table-cell>
          <table:table-cell office:value-type="float" office:value="401" table:style-name="ce36">
            <text:p><text:s text:c="3"/>401</text:p>
          </table:table-cell>
          <table:table-cell office:value-type="float" office:value="1363" table:style-name="ce36">
            <text:p><text:s text:c="2"/>1 363</text:p>
          </table:table-cell>
          <table:table-cell office:value-type="float" office:value="11744" table:style-name="ce36">
            <text:p><text:s text:c="2"/>11 744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3002</text:p>
          </table:table-cell>
          <table:table-cell office:value-type="string" table:style-name="ce21">
            <text:p>Artefatos de cimento, gesso e semelhantes</text:p>
          </table:table-cell>
          <table:table-cell office:value-type="float" office:value="27408" table:style-name="ce36">
            <text:p><text:s text:c="2"/>27 408</text:p>
          </table:table-cell>
          <table:table-cell office:value-type="float" office:value="4535" table:style-name="ce36">
            <text:p><text:s text:c="2"/>4 535</text:p>
          </table:table-cell>
          <table:table-cell office:value-type="float" office:value="400" table:style-name="ce36">
            <text:p><text:s text:c="3"/>400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71" table:style-name="ce36">
            <text:p><text:s text:c="2"/>2 271</text:p>
          </table:table-cell>
          <table:table-cell office:value-type="float" office:value="685" table:style-name="ce36">
            <text:p><text:s text:c="3"/>685</text:p>
          </table:table-cell>
          <table:table-cell office:value-type="float" office:value="2978" table:style-name="ce36">
            <text:p><text:s text:c="2"/>2 978</text:p>
          </table:table-cell>
          <table:table-cell office:value-type="float" office:value="19495" table:style-name="ce36">
            <text:p><text:s text:c="2"/>19 495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3003</text:p>
          </table:table-cell>
          <table:table-cell office:value-type="string" table:style-name="ce11">
            <text:p>Vidros, cerâmicos e outros prod. de minerais não-metálicos</text:p>
          </table:table-cell>
          <table:table-cell office:value-type="float" office:value="74623" table:style-name="ce38">
            <text:p><text:s text:c="2"/>74 623</text:p>
          </table:table-cell>
          <table:table-cell office:value-type="float" office:value="16350" table:style-name="ce38">
            <text:p><text:s text:c="2"/>16 350</text:p>
          </table:table-cell>
          <table:table-cell office:value-type="float" office:value="1217" table:style-name="ce38">
            <text:p><text:s text:c="2"/>1 217</text:p>
          </table:table-cell>
          <table:table-cell office:value-type="float" office:value="444" table:style-name="ce38">
            <text:p><text:s text:c="3"/>444</text:p>
          </table:table-cell>
          <table:table-cell office:value-type="float" office:value="411" table:style-name="ce38">
            <text:p><text:s text:c="3"/>411</text:p>
          </table:table-cell>
          <table:table-cell office:value-type="float" office:value="4347" table:style-name="ce38">
            <text:p><text:s text:c="2"/>4 347</text:p>
          </table:table-cell>
          <table:table-cell office:value-type="float" office:value="1611" table:style-name="ce38">
            <text:p><text:s text:c="2"/>1 611</text:p>
          </table:table-cell>
          <table:table-cell office:value-type="float" office:value="6813" table:style-name="ce38">
            <text:p><text:s text:c="2"/>6 813</text:p>
          </table:table-cell>
          <table:table-cell office:value-type="float" office:value="50243" table:style-name="ce38">
            <text:p><text:s text:c="2"/>50 243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4911</text:p>
          </table:table-cell>
          <table:table-cell office:value-type="string" table:style-name="ce11">
            <text:p>Ferro-gusa e ferroligas</text:p>
          </table:table-cell>
          <table:table-cell office:value-type="float" office:value="16862" table:style-name="ce37">
            <text:p><text:s text:c="2"/>16 862</text:p>
          </table:table-cell>
          <table:table-cell office:value-type="float" office:value="29" table:style-name="ce37">
            <text:p><text:s text:c="3"/>29</text:p>
          </table:table-cell>
          <table:table-cell office:value-type="float" office:value="424" table:style-name="ce37">
            <text:p><text:s text:c="3"/>424</text:p>
          </table:table-cell>
          <table:table-cell office:value-type="float" office:value="29" table:style-name="ce37">
            <text:p><text:s text:c="3"/>2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3" table:style-name="ce37">
            <text:p><text:s text:c="3"/>163</text:p>
          </table:table-cell>
          <table:table-cell office:value-type="float" office:value="192" table:style-name="ce37">
            <text:p><text:s text:c="3"/>192</text:p>
          </table:table-cell>
          <table:table-cell office:value-type="float" office:value="16217" table:style-name="ce37">
            <text:p><text:s text:c="2"/>16 217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4912</text:p>
          </table:table-cell>
          <table:table-cell office:value-type="string" table:style-name="ce11">
            <text:p>Semi-acabacados, laminados planos, longos e tubos de aço</text:p>
          </table:table-cell>
          <table:table-cell office:value-type="float" office:value="128836" table:style-name="ce37">
            <text:p><text:s text:c="2"/>128 836</text:p>
          </table:table-cell>
          <table:table-cell office:value-type="float" office:value="9754" table:style-name="ce37">
            <text:p><text:s text:c="2"/>9 754</text:p>
          </table:table-cell>
          <table:table-cell office:value-type="float" office:value="2551" table:style-name="ce37">
            <text:p><text:s text:c="2"/>2 551</text:p>
          </table:table-cell>
          <table:table-cell office:value-type="float" office:value="1240" table:style-name="ce37">
            <text:p><text:s text:c="2"/>1 240</text:p>
          </table:table-cell>
          <table:table-cell office:value-type="float" office:value="238" table:style-name="ce37">
            <text:p><text:s text:c="3"/>238</text:p>
          </table:table-cell>
          <table:table-cell office:value-type="float" office:value="1599" table:style-name="ce37">
            <text:p><text:s text:c="2"/>1 599</text:p>
          </table:table-cell>
          <table:table-cell office:value-type="float" office:value="2765" table:style-name="ce37">
            <text:p><text:s text:c="2"/>2 765</text:p>
          </table:table-cell>
          <table:table-cell office:value-type="float" office:value="5842" table:style-name="ce37">
            <text:p><text:s text:c="2"/>5 842</text:p>
          </table:table-cell>
          <table:table-cell office:value-type="float" office:value="110689" table:style-name="ce37">
            <text:p><text:s text:c="2"/>110 689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24921</text:p>
          </table:table-cell>
          <table:table-cell office:value-type="string" table:style-name="ce13">
            <text:p>Produtos da metalurgia de metais não-ferrosos</text:p>
          </table:table-cell>
          <table:table-cell office:value-type="float" office:value="73634" table:style-name="ce37">
            <text:p><text:s text:c="2"/>73 634</text:p>
          </table:table-cell>
          <table:table-cell office:value-type="float" office:value="9156" table:style-name="ce37">
            <text:p><text:s text:c="2"/>9 156</text:p>
          </table:table-cell>
          <table:table-cell office:value-type="float" office:value="996" table:style-name="ce37">
            <text:p><text:s text:c="3"/>996</text:p>
          </table:table-cell>
          <table:table-cell office:value-type="float" office:value="228" table:style-name="ce37">
            <text:p><text:s text:c="3"/>228</text:p>
          </table:table-cell>
          <table:table-cell office:value-type="float" office:value="114" table:style-name="ce37">
            <text:p><text:s text:c="3"/>114</text:p>
          </table:table-cell>
          <table:table-cell office:value-type="float" office:value="1028" table:style-name="ce37">
            <text:p><text:s text:c="2"/>1 028</text:p>
          </table:table-cell>
          <table:table-cell office:value-type="float" office:value="1634" table:style-name="ce37">
            <text:p><text:s text:c="2"/>1 634</text:p>
          </table:table-cell>
          <table:table-cell office:value-type="float" office:value="3004" table:style-name="ce37">
            <text:p><text:s text:c="2"/>3 004</text:p>
          </table:table-cell>
          <table:table-cell office:value-type="float" office:value="60478" table:style-name="ce37">
            <text:p><text:s text:c="2"/>60 478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24922</text:p>
          </table:table-cell>
          <table:table-cell office:value-type="string" table:style-name="ce3">
            <text:p>Peças fundidas de aço e de metais não ferrosos</text:p>
          </table:table-cell>
          <table:table-cell office:value-type="float" office:value="9144" table:style-name="ce37">
            <text:p><text:s text:c="2"/>9 144</text:p>
          </table:table-cell>
          <table:table-cell office:value-type="float" office:value="1954" table:style-name="ce37">
            <text:p><text:s text:c="2"/>1 954</text:p>
          </table:table-cell>
          <table:table-cell office:value-type="float" office:value="135" table:style-name="ce37">
            <text:p><text:s text:c="3"/>13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7" table:style-name="ce37">
            <text:p><text:s text:c="3"/>37</text:p>
          </table:table-cell>
          <table:table-cell office:value-type="float" office:value="60" table:style-name="ce37">
            <text:p><text:s text:c="3"/>60</text:p>
          </table:table-cell>
          <table:table-cell office:value-type="float" office:value="193" table:style-name="ce37">
            <text:p><text:s text:c="3"/>193</text:p>
          </table:table-cell>
          <table:table-cell office:value-type="float" office:value="290" table:style-name="ce37">
            <text:p><text:s text:c="3"/>290</text:p>
          </table:table-cell>
          <table:table-cell office:value-type="float" office:value="6765" table:style-name="ce37">
            <text:p><text:s text:c="2"/>6 765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5001</text:p>
          </table:table-cell>
          <table:table-cell office:value-type="string" table:style-name="ce21">
            <text:p>Produtos de metal, excl. máquinas e equipamentos</text:p>
          </table:table-cell>
          <table:table-cell office:value-type="float" office:value="138995" table:style-name="ce36">
            <text:p><text:s text:c="2"/>138 995</text:p>
          </table:table-cell>
          <table:table-cell office:value-type="float" office:value="23260" table:style-name="ce36">
            <text:p><text:s text:c="2"/>23 260</text:p>
          </table:table-cell>
          <table:table-cell office:value-type="float" office:value="1893" table:style-name="ce36">
            <text:p><text:s text:c="2"/>1 893</text:p>
          </table:table-cell>
          <table:table-cell office:value-type="float" office:value="1587" table:style-name="ce36">
            <text:p><text:s text:c="2"/>1 587</text:p>
          </table:table-cell>
          <table:table-cell office:value-type="float" office:value="1918" table:style-name="ce36">
            <text:p><text:s text:c="2"/>1 918</text:p>
          </table:table-cell>
          <table:table-cell office:value-type="float" office:value="5254" table:style-name="ce36">
            <text:p><text:s text:c="2"/>5 254</text:p>
          </table:table-cell>
          <table:table-cell office:value-type="float" office:value="3475" table:style-name="ce36">
            <text:p><text:s text:c="2"/>3 475</text:p>
          </table:table-cell>
          <table:table-cell office:value-type="float" office:value="12234" table:style-name="ce36">
            <text:p><text:s text:c="2"/>12 234</text:p>
          </table:table-cell>
          <table:table-cell office:value-type="float" office:value="101608" table:style-name="ce36">
            <text:p><text:s text:c="2"/>101 608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6001</text:p>
          </table:table-cell>
          <table:table-cell office:value-type="string" table:style-name="ce21">
            <text:p>Componentes eletrônicos</text:p>
          </table:table-cell>
          <table:table-cell office:value-type="float" office:value="33168" table:style-name="ce36">
            <text:p><text:s text:c="2"/>33 168</text:p>
          </table:table-cell>
          <table:table-cell office:value-type="float" office:value="2597" table:style-name="ce36">
            <text:p><text:s text:c="2"/>2 597</text:p>
          </table:table-cell>
          <table:table-cell office:value-type="float" office:value="372" table:style-name="ce36">
            <text:p><text:s text:c="3"/>372</text:p>
          </table:table-cell>
          <table:table-cell office:value-type="float" office:value="483" table:style-name="ce36">
            <text:p><text:s text:c="3"/>483</text:p>
          </table:table-cell>
          <table:table-cell office:value-type="float" office:value="70" table:style-name="ce36">
            <text:p><text:s text:c="3"/>70</text:p>
          </table:table-cell>
          <table:table-cell office:value-type="float" office:value="130" table:style-name="ce36">
            <text:p><text:s text:c="3"/>130</text:p>
          </table:table-cell>
          <table:table-cell office:value-type="float" office:value="1506" table:style-name="ce36">
            <text:p><text:s text:c="2"/>1 506</text:p>
          </table:table-cell>
          <table:table-cell office:value-type="float" office:value="2189" table:style-name="ce36">
            <text:p><text:s text:c="2"/>2 189</text:p>
          </table:table-cell>
          <table:table-cell office:value-type="float" office:value="28010" table:style-name="ce36">
            <text:p><text:s text:c="2"/>28 010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6002</text:p>
          </table:table-cell>
          <table:table-cell office:value-type="string" table:style-name="ce23">
            <text:p>Máquinas para escritório e equip. de informática</text:p>
          </table:table-cell>
          <table:table-cell office:value-type="float" office:value="61087" table:style-name="ce36">
            <text:p><text:s text:c="2"/>61 087</text:p>
          </table:table-cell>
          <table:table-cell office:value-type="float" office:value="16273" table:style-name="ce36">
            <text:p><text:s text:c="2"/>16 273</text:p>
          </table:table-cell>
          <table:table-cell office:value-type="float" office:value="833" table:style-name="ce36">
            <text:p><text:s text:c="3"/>833</text:p>
          </table:table-cell>
          <table:table-cell office:value-type="float" office:value="621" table:style-name="ce36">
            <text:p><text:s text:c="3"/>621</text:p>
          </table:table-cell>
          <table:table-cell office:value-type="float" office:value="1946" table:style-name="ce36">
            <text:p><text:s text:c="2"/>1 946</text:p>
          </table:table-cell>
          <table:table-cell office:value-type="float" office:value="3567" table:style-name="ce36">
            <text:p><text:s text:c="2"/>3 567</text:p>
          </table:table-cell>
          <table:table-cell office:value-type="float" office:value="2882" table:style-name="ce36">
            <text:p><text:s text:c="2"/>2 882</text:p>
          </table:table-cell>
          <table:table-cell office:value-type="float" office:value="9016" table:style-name="ce36">
            <text:p><text:s text:c="2"/>9 016</text:p>
          </table:table-cell>
          <table:table-cell office:value-type="float" office:value="34965" table:style-name="ce36">
            <text:p><text:s text:c="2"/>34 965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6003</text:p>
          </table:table-cell>
          <table:table-cell office:value-type="string" table:style-name="ce21">
            <text:p>Material eletrônico e equip. de comunicações</text:p>
          </table:table-cell>
          <table:table-cell office:value-type="float" office:value="125007" table:style-name="ce36">
            <text:p><text:s text:c="2"/>125 007</text:p>
          </table:table-cell>
          <table:table-cell office:value-type="float" office:value="26406" table:style-name="ce36">
            <text:p><text:s text:c="2"/>26 406</text:p>
          </table:table-cell>
          <table:table-cell office:value-type="float" office:value="2473" table:style-name="ce36">
            <text:p><text:s text:c="2"/>2 473</text:p>
          </table:table-cell>
          <table:table-cell office:value-type="float" office:value="1573" table:style-name="ce36">
            <text:p><text:s text:c="2"/>1 573</text:p>
          </table:table-cell>
          <table:table-cell office:value-type="float" office:value="4896" table:style-name="ce36">
            <text:p><text:s text:c="2"/>4 896</text:p>
          </table:table-cell>
          <table:table-cell office:value-type="float" office:value="8914" table:style-name="ce36">
            <text:p><text:s text:c="2"/>8 914</text:p>
          </table:table-cell>
          <table:table-cell office:value-type="float" office:value="2588" table:style-name="ce36">
            <text:p><text:s text:c="2"/>2 588</text:p>
          </table:table-cell>
          <table:table-cell office:value-type="float" office:value="17971" table:style-name="ce36">
            <text:p><text:s text:c="2"/>17 971</text:p>
          </table:table-cell>
          <table:table-cell office:value-type="float" office:value="78157" table:style-name="ce36">
            <text:p><text:s text:c="2"/>78 157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6004</text:p>
          </table:table-cell>
          <table:table-cell office:value-type="string" table:style-name="ce21">
            <text:p>Equip. de medida, teste e controle, ópticos e eletromédicos</text:p>
          </table:table-cell>
          <table:table-cell office:value-type="float" office:value="34048" table:style-name="ce36">
            <text:p><text:s text:c="2"/>34 048</text:p>
          </table:table-cell>
          <table:table-cell office:value-type="float" office:value="8134" table:style-name="ce36">
            <text:p><text:s text:c="2"/>8 134</text:p>
          </table:table-cell>
          <table:table-cell office:value-type="float" office:value="432" table:style-name="ce36">
            <text:p><text:s text:c="3"/>432</text:p>
          </table:table-cell>
          <table:table-cell office:value-type="float" office:value="873" table:style-name="ce36">
            <text:p><text:s text:c="3"/>873</text:p>
          </table:table-cell>
          <table:table-cell office:value-type="float" office:value="425" table:style-name="ce36">
            <text:p><text:s text:c="3"/>425</text:p>
          </table:table-cell>
          <table:table-cell office:value-type="float" office:value="944" table:style-name="ce36">
            <text:p><text:s text:c="3"/>944</text:p>
          </table:table-cell>
          <table:table-cell office:value-type="float" office:value="1075" table:style-name="ce36">
            <text:p><text:s text:c="2"/>1 075</text:p>
          </table:table-cell>
          <table:table-cell office:value-type="float" office:value="3317" table:style-name="ce36">
            <text:p><text:s text:c="2"/>3 317</text:p>
          </table:table-cell>
          <table:table-cell office:value-type="float" office:value="22165" table:style-name="ce36">
            <text:p><text:s text:c="2"/>22 165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7001</text:p>
          </table:table-cell>
          <table:table-cell office:value-type="string" table:style-name="ce11">
            <text:p>Máquinas, aparelhos e materiais elétricos</text:p>
          </table:table-cell>
          <table:table-cell office:value-type="float" office:value="93687" table:style-name="ce37">
            <text:p><text:s text:c="2"/>93 687</text:p>
          </table:table-cell>
          <table:table-cell office:value-type="float" office:value="12827" table:style-name="ce37">
            <text:p><text:s text:c="2"/>12 827</text:p>
          </table:table-cell>
          <table:table-cell office:value-type="float" office:value="1128" table:style-name="ce37">
            <text:p><text:s text:c="2"/>1 128</text:p>
          </table:table-cell>
          <table:table-cell office:value-type="float" office:value="2329" table:style-name="ce37">
            <text:p><text:s text:c="2"/>2 329</text:p>
          </table:table-cell>
          <table:table-cell office:value-type="float" office:value="1293" table:style-name="ce37">
            <text:p><text:s text:c="2"/>1 293</text:p>
          </table:table-cell>
          <table:table-cell office:value-type="float" office:value="2876" table:style-name="ce37">
            <text:p><text:s text:c="2"/>2 876</text:p>
          </table:table-cell>
          <table:table-cell office:value-type="float" office:value="2785" table:style-name="ce37">
            <text:p><text:s text:c="2"/>2 785</text:p>
          </table:table-cell>
          <table:table-cell office:value-type="float" office:value="9283" table:style-name="ce37">
            <text:p><text:s text:c="2"/>9 283</text:p>
          </table:table-cell>
          <table:table-cell office:value-type="float" office:value="70449" table:style-name="ce37">
            <text:p><text:s text:c="2"/>70 449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7002</text:p>
          </table:table-cell>
          <table:table-cell office:value-type="string" table:style-name="ce11">
            <text:p>Eletrodomésticos</text:p>
          </table:table-cell>
          <table:table-cell office:value-type="float" office:value="49905" table:style-name="ce38">
            <text:p><text:s text:c="2"/>49 905</text:p>
          </table:table-cell>
          <table:table-cell office:value-type="float" office:value="16853" table:style-name="ce38">
            <text:p><text:s text:c="2"/>16 853</text:p>
          </table:table-cell>
          <table:table-cell office:value-type="float" office:value="616" table:style-name="ce38">
            <text:p><text:s text:c="3"/>616</text:p>
          </table:table-cell>
          <table:table-cell office:value-type="float" office:value="454" table:style-name="ce38">
            <text:p><text:s text:c="3"/>454</text:p>
          </table:table-cell>
          <table:table-cell office:value-type="float" office:value="1768" table:style-name="ce38">
            <text:p><text:s text:c="2"/>1 768</text:p>
          </table:table-cell>
          <table:table-cell office:value-type="float" office:value="6408" table:style-name="ce38">
            <text:p><text:s text:c="2"/>6 408</text:p>
          </table:table-cell>
          <table:table-cell office:value-type="float" office:value="846" table:style-name="ce38">
            <text:p><text:s text:c="3"/>846</text:p>
          </table:table-cell>
          <table:table-cell office:value-type="float" office:value="9476" table:style-name="ce38">
            <text:p><text:s text:c="2"/>9 476</text:p>
          </table:table-cell>
          <table:table-cell office:value-type="float" office:value="22960" table:style-name="ce38">
            <text:p><text:s text:c="2"/>22 960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8001</text:p>
          </table:table-cell>
          <table:table-cell office:value-type="string" table:style-name="ce11">
            <text:p>Tratores e outras máquinas agrícolas</text:p>
          </table:table-cell>
          <table:table-cell office:value-type="float" office:value="44978" table:style-name="ce38">
            <text:p><text:s text:c="2"/>44 978</text:p>
          </table:table-cell>
          <table:table-cell office:value-type="float" office:value="7612" table:style-name="ce38">
            <text:p><text:s text:c="2"/>7 612</text:p>
          </table:table-cell>
          <table:table-cell office:value-type="float" office:value="531" table:style-name="ce38">
            <text:p><text:s text:c="3"/>531</text:p>
          </table:table-cell>
          <table:table-cell office:value-type="float" office:value="166" table:style-name="ce38">
            <text:p><text:s text:c="3"/>166</text:p>
          </table:table-cell>
          <table:table-cell office:value-type="float" office:value="66" table:style-name="ce38">
            <text:p><text:s text:c="3"/>66</text:p>
          </table:table-cell>
          <table:table-cell office:value-type="float" office:value="1553" table:style-name="ce38">
            <text:p><text:s text:c="2"/>1 553</text:p>
          </table:table-cell>
          <table:table-cell office:value-type="float" office:value="915" table:style-name="ce38">
            <text:p><text:s text:c="3"/>915</text:p>
          </table:table-cell>
          <table:table-cell office:value-type="float" office:value="2700" table:style-name="ce38">
            <text:p><text:s text:c="2"/>2 700</text:p>
          </table:table-cell>
          <table:table-cell office:value-type="float" office:value="34135" table:style-name="ce38">
            <text:p><text:s text:c="2"/>34 135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28002</text:p>
          </table:table-cell>
          <table:table-cell office:value-type="string" table:style-name="ce13">
            <text:p>Máquinas para a extração mineral e a construção</text:p>
          </table:table-cell>
          <table:table-cell office:value-type="float" office:value="26137" table:style-name="ce37">
            <text:p><text:s text:c="2"/>26 137</text:p>
          </table:table-cell>
          <table:table-cell office:value-type="float" office:value="3114" table:style-name="ce37">
            <text:p><text:s text:c="2"/>3 114</text:p>
          </table:table-cell>
          <table:table-cell office:value-type="float" office:value="246" table:style-name="ce37">
            <text:p><text:s text:c="3"/>246</text:p>
          </table:table-cell>
          <table:table-cell office:value-type="float" office:value="139" table:style-name="ce37">
            <text:p><text:s text:c="3"/>139</text:p>
          </table:table-cell>
          <table:table-cell office:value-type="float" office:value="58" table:style-name="ce37">
            <text:p><text:s text:c="3"/>58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476" table:style-name="ce37">
            <text:p><text:s text:c="3"/>476</text:p>
          </table:table-cell>
          <table:table-cell office:value-type="float" office:value="674" table:style-name="ce37">
            <text:p><text:s text:c="3"/>674</text:p>
          </table:table-cell>
          <table:table-cell office:value-type="float" office:value="22103" table:style-name="ce37">
            <text:p><text:s text:c="2"/>22 103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28003</text:p>
          </table:table-cell>
          <table:table-cell office:value-type="string" table:style-name="ce3">
            <text:p>Outras máquinas e equipamentos mecânicos</text:p>
          </table:table-cell>
          <table:table-cell office:value-type="float" office:value="152202" table:style-name="ce38">
            <text:p><text:s text:c="2"/>152 202</text:p>
          </table:table-cell>
          <table:table-cell office:value-type="float" office:value="26108" table:style-name="ce38">
            <text:p><text:s text:c="2"/>26 108</text:p>
          </table:table-cell>
          <table:table-cell office:value-type="float" office:value="2101" table:style-name="ce38">
            <text:p><text:s text:c="2"/>2 101</text:p>
          </table:table-cell>
          <table:table-cell office:value-type="float" office:value="3420" table:style-name="ce38">
            <text:p><text:s text:c="2"/>3 420</text:p>
          </table:table-cell>
          <table:table-cell office:value-type="float" office:value="963" table:style-name="ce38">
            <text:p><text:s text:c="3"/>963</text:p>
          </table:table-cell>
          <table:table-cell office:value-type="float" office:value="2581" table:style-name="ce38">
            <text:p><text:s text:c="2"/>2 581</text:p>
          </table:table-cell>
          <table:table-cell office:value-type="float" office:value="4583" table:style-name="ce38">
            <text:p><text:s text:c="2"/>4 583</text:p>
          </table:table-cell>
          <table:table-cell office:value-type="float" office:value="11547" table:style-name="ce38">
            <text:p><text:s text:c="2"/>11 547</text:p>
          </table:table-cell>
          <table:table-cell office:value-type="float" office:value="112446" table:style-name="ce38">
            <text:p><text:s text:c="2"/>112 446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9911</text:p>
          </table:table-cell>
          <table:table-cell office:value-type="string" table:style-name="ce21">
            <text:p>Automóveis, camionetas e utilitários</text:p>
          </table:table-cell>
          <table:table-cell office:value-type="float" office:value="230023" table:style-name="ce36">
            <text:p><text:s text:c="2"/>230 023</text:p>
          </table:table-cell>
          <table:table-cell office:value-type="float" office:value="41843" table:style-name="ce36">
            <text:p><text:s text:c="2"/>41 843</text:p>
          </table:table-cell>
          <table:table-cell office:value-type="float" office:value="3163" table:style-name="ce36">
            <text:p><text:s text:c="2"/>3 163</text:p>
          </table:table-cell>
          <table:table-cell office:value-type="float" office:value="1650" table:style-name="ce36">
            <text:p><text:s text:c="2"/>1 650</text:p>
          </table:table-cell>
          <table:table-cell office:value-type="float" office:value="9598" table:style-name="ce36">
            <text:p><text:s text:c="2"/>9 598</text:p>
          </table:table-cell>
          <table:table-cell office:value-type="float" office:value="15531" table:style-name="ce36">
            <text:p><text:s text:c="2"/>15 531</text:p>
          </table:table-cell>
          <table:table-cell office:value-type="float" office:value="5196" table:style-name="ce36">
            <text:p><text:s text:c="2"/>5 196</text:p>
          </table:table-cell>
          <table:table-cell office:value-type="float" office:value="31975" table:style-name="ce36">
            <text:p><text:s text:c="2"/>31 975</text:p>
          </table:table-cell>
          <table:table-cell office:value-type="float" office:value="153042" table:style-name="ce36">
            <text:p><text:s text:c="2"/>153 04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9912</text:p>
          </table:table-cell>
          <table:table-cell office:value-type="string" table:style-name="ce21">
            <text:p>Caminhões e ônibus, incl. cabines, carrocerias e reboques</text:p>
          </table:table-cell>
          <table:table-cell office:value-type="float" office:value="69502" table:style-name="ce36">
            <text:p><text:s text:c="2"/>69 502</text:p>
          </table:table-cell>
          <table:table-cell office:value-type="float" office:value="12472" table:style-name="ce36">
            <text:p><text:s text:c="2"/>12 472</text:p>
          </table:table-cell>
          <table:table-cell office:value-type="float" office:value="130" table:style-name="ce36">
            <text:p><text:s text:c="3"/>130</text:p>
          </table:table-cell>
          <table:table-cell office:value-type="float" office:value="203" table:style-name="ce36">
            <text:p><text:s text:c="3"/>203</text:p>
          </table:table-cell>
          <table:table-cell office:value-type="float" office:value="178" table:style-name="ce36">
            <text:p><text:s text:c="3"/>178</text:p>
          </table:table-cell>
          <table:table-cell office:value-type="float" office:value="938" table:style-name="ce36">
            <text:p><text:s text:c="3"/>938</text:p>
          </table:table-cell>
          <table:table-cell office:value-type="float" office:value="1428" table:style-name="ce36">
            <text:p><text:s text:c="2"/>1 428</text:p>
          </table:table-cell>
          <table:table-cell office:value-type="float" office:value="2747" table:style-name="ce36">
            <text:p><text:s text:c="2"/>2 747</text:p>
          </table:table-cell>
          <table:table-cell office:value-type="float" office:value="54153" table:style-name="ce36">
            <text:p><text:s text:c="2"/>54 153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9921</text:p>
          </table:table-cell>
          <table:table-cell office:value-type="string" table:style-name="ce23">
            <text:p>Peças e acessórios para veículos automotores</text:p>
          </table:table-cell>
          <table:table-cell office:value-type="float" office:value="154842" table:style-name="ce36">
            <text:p><text:s text:c="2"/>154 842</text:p>
          </table:table-cell>
          <table:table-cell office:value-type="float" office:value="26212" table:style-name="ce36">
            <text:p><text:s text:c="2"/>26 212</text:p>
          </table:table-cell>
          <table:table-cell office:value-type="float" office:value="1066" table:style-name="ce36">
            <text:p><text:s text:c="2"/>1 066</text:p>
          </table:table-cell>
          <table:table-cell office:value-type="float" office:value="2942" table:style-name="ce36">
            <text:p><text:s text:c="2"/>2 942</text:p>
          </table:table-cell>
          <table:table-cell office:value-type="float" office:value="1415" table:style-name="ce36">
            <text:p><text:s text:c="2"/>1 415</text:p>
          </table:table-cell>
          <table:table-cell office:value-type="float" office:value="1278" table:style-name="ce36">
            <text:p><text:s text:c="2"/>1 278</text:p>
          </table:table-cell>
          <table:table-cell office:value-type="float" office:value="4621" table:style-name="ce36">
            <text:p><text:s text:c="2"/>4 621</text:p>
          </table:table-cell>
          <table:table-cell office:value-type="float" office:value="10256" table:style-name="ce36">
            <text:p><text:s text:c="2"/>10 256</text:p>
          </table:table-cell>
          <table:table-cell office:value-type="float" office:value="117308" table:style-name="ce36">
            <text:p><text:s text:c="2"/>117 308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30001</text:p>
          </table:table-cell>
          <table:table-cell office:value-type="string" table:style-name="ce21">
            <text:p>Aeronaves, embarcações e outros equipamentos de transporte</text:p>
          </table:table-cell>
          <table:table-cell office:value-type="float" office:value="105844" table:style-name="ce36">
            <text:p><text:s text:c="2"/>105 844</text:p>
          </table:table-cell>
          <table:table-cell office:value-type="float" office:value="8199" table:style-name="ce36">
            <text:p><text:s text:c="2"/>8 199</text:p>
          </table:table-cell>
          <table:table-cell office:value-type="float" office:value="588" table:style-name="ce36">
            <text:p><text:s text:c="3"/>588</text:p>
          </table:table-cell>
          <table:table-cell office:value-type="float" office:value="301" table:style-name="ce36">
            <text:p><text:s text:c="3"/>301</text:p>
          </table:table-cell>
          <table:table-cell office:value-type="float" office:value="1904" table:style-name="ce36">
            <text:p><text:s text:c="2"/>1 904</text:p>
          </table:table-cell>
          <table:table-cell office:value-type="float" office:value="2333" table:style-name="ce36">
            <text:p><text:s text:c="2"/>2 333</text:p>
          </table:table-cell>
          <table:table-cell office:value-type="float" office:value="990" table:style-name="ce36">
            <text:p><text:s text:c="3"/>990</text:p>
          </table:table-cell>
          <table:table-cell office:value-type="float" office:value="5528" table:style-name="ce36">
            <text:p><text:s text:c="2"/>5 528</text:p>
          </table:table-cell>
          <table:table-cell office:value-type="float" office:value="91529" table:style-name="ce36">
            <text:p><text:s text:c="2"/>91 529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31801</text:p>
          </table:table-cell>
          <table:table-cell office:value-type="string" table:style-name="ce21">
            <text:p>Móveis</text:p>
          </table:table-cell>
          <table:table-cell office:value-type="float" office:value="81928" table:style-name="ce36">
            <text:p><text:s text:c="2"/>81 928</text:p>
          </table:table-cell>
          <table:table-cell office:value-type="float" office:value="31874" table:style-name="ce36">
            <text:p><text:s text:c="2"/>31 874</text:p>
          </table:table-cell>
          <table:table-cell office:value-type="float" office:value="792" table:style-name="ce36">
            <text:p><text:s text:c="3"/>792</text:p>
          </table:table-cell>
          <table:table-cell office:value-type="float" office:value="294" table:style-name="ce36">
            <text:p><text:s text:c="3"/>294</text:p>
          </table:table-cell>
          <table:table-cell office:value-type="float" office:value="787" table:style-name="ce36">
            <text:p><text:s text:c="3"/>787</text:p>
          </table:table-cell>
          <table:table-cell office:value-type="float" office:value="6357" table:style-name="ce36">
            <text:p><text:s text:c="2"/>6 357</text:p>
          </table:table-cell>
          <table:table-cell office:value-type="float" office:value="1113" table:style-name="ce36">
            <text:p><text:s text:c="2"/>1 113</text:p>
          </table:table-cell>
          <table:table-cell office:value-type="float" office:value="8551" table:style-name="ce36">
            <text:p><text:s text:c="2"/>8 551</text:p>
          </table:table-cell>
          <table:table-cell office:value-type="float" office:value="40711" table:style-name="ce36">
            <text:p><text:s text:c="2"/>40 711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31802</text:p>
          </table:table-cell>
          <table:table-cell office:value-type="string" table:style-name="ce11">
            <text:p>Produtos de industrias diversas</text:p>
          </table:table-cell>
          <table:table-cell office:value-type="float" office:value="106108" table:style-name="ce37">
            <text:p><text:s text:c="2"/>106 108</text:p>
          </table:table-cell>
          <table:table-cell office:value-type="float" office:value="43490" table:style-name="ce37">
            <text:p><text:s text:c="2"/>43 490</text:p>
          </table:table-cell>
          <table:table-cell office:value-type="float" office:value="981" table:style-name="ce37">
            <text:p><text:s text:c="3"/>981</text:p>
          </table:table-cell>
          <table:table-cell office:value-type="float" office:value="1669" table:style-name="ce37">
            <text:p><text:s text:c="2"/>1 669</text:p>
          </table:table-cell>
          <table:table-cell office:value-type="float" office:value="1389" table:style-name="ce37">
            <text:p><text:s text:c="2"/>1 389</text:p>
          </table:table-cell>
          <table:table-cell office:value-type="float" office:value="10952" table:style-name="ce37">
            <text:p><text:s text:c="2"/>10 952</text:p>
          </table:table-cell>
          <table:table-cell office:value-type="float" office:value="1513" table:style-name="ce37">
            <text:p><text:s text:c="2"/>1 513</text:p>
          </table:table-cell>
          <table:table-cell office:value-type="float" office:value="15523" table:style-name="ce37">
            <text:p><text:s text:c="2"/>15 523</text:p>
          </table:table-cell>
          <table:table-cell office:value-type="float" office:value="46114" table:style-name="ce37">
            <text:p><text:s text:c="2"/>46 114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33001</text:p>
          </table:table-cell>
          <table:table-cell office:value-type="string" table:style-name="ce11">
            <text:p>Manutenção, reparação e instalação de máquinas e equipamentos</text:p>
          </table:table-cell>
          <table:table-cell office:value-type="float" office:value="96757" table:style-name="ce38">
            <text:p><text:s text:c="2"/>96 75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367" table:style-name="ce38">
            <text:p><text:s text:c="2"/>4 367</text:p>
          </table:table-cell>
          <table:table-cell office:value-type="float" office:value="4367" table:style-name="ce38">
            <text:p><text:s text:c="2"/>4 367</text:p>
          </table:table-cell>
          <table:table-cell office:value-type="float" office:value="92390" table:style-name="ce38">
            <text:p><text:s text:c="2"/>92 390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35001</text:p>
          </table:table-cell>
          <table:table-cell office:value-type="string" table:style-name="ce11">
            <text:p>Eletricidade, gás e outras utilidades</text:p>
          </table:table-cell>
          <table:table-cell office:value-type="float" office:value="356472" table:style-name="ce38">
            <text:p><text:s text:c="2"/>356 472</text:p>
          </table:table-cell>
          <table:table-cell office:value-type="float" office:value="1733" table:style-name="ce38">
            <text:p><text:s text:c="2"/>1 73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6865" table:style-name="ce38">
            <text:p><text:s text:c="2"/>46 865</text:p>
          </table:table-cell>
          <table:table-cell office:value-type="float" office:value="9948" table:style-name="ce38">
            <text:p><text:s text:c="2"/>9 948</text:p>
          </table:table-cell>
          <table:table-cell office:value-type="float" office:value="56813" table:style-name="ce38">
            <text:p><text:s text:c="2"/>56 813</text:p>
          </table:table-cell>
          <table:table-cell office:value-type="float" office:value="297926" table:style-name="ce38">
            <text:p><text:s text:c="2"/>297 926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36801</text:p>
          </table:table-cell>
          <table:table-cell office:value-type="string" table:style-name="ce13">
            <text:p>Água, esgoto, reciclagem e gestão de resíduos</text:p>
          </table:table-cell>
          <table:table-cell office:value-type="float" office:value="88946" table:style-name="ce37">
            <text:p><text:s text:c="2"/>88 946</text:p>
          </table:table-cell>
          <table:table-cell office:value-type="float" office:value="3339" table:style-name="ce37">
            <text:p><text:s text:c="2"/>3 33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48" table:style-name="ce37">
            <text:p><text:s text:c="3"/>248</text:p>
          </table:table-cell>
          <table:table-cell office:value-type="float" office:value="3622" table:style-name="ce37">
            <text:p><text:s text:c="2"/>3 622</text:p>
          </table:table-cell>
          <table:table-cell office:value-type="float" office:value="3870" table:style-name="ce37">
            <text:p><text:s text:c="2"/>3 870</text:p>
          </table:table-cell>
          <table:table-cell office:value-type="float" office:value="81737" table:style-name="ce37">
            <text:p><text:s text:c="2"/>81 737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41801</text:p>
          </table:table-cell>
          <table:table-cell office:value-type="string" table:style-name="ce3">
            <text:p>Edificações</text:p>
          </table:table-cell>
          <table:table-cell office:value-type="float" office:value="331168" table:style-name="ce38">
            <text:p><text:s text:c="2"/>331 16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6848" table:style-name="ce38">
            <text:p><text:s text:c="2"/>16 848</text:p>
          </table:table-cell>
          <table:table-cell office:value-type="float" office:value="16848" table:style-name="ce38">
            <text:p><text:s text:c="2"/>16 848</text:p>
          </table:table-cell>
          <table:table-cell office:value-type="float" office:value="314320" table:style-name="ce38">
            <text:p><text:s text:c="2"/>314 320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1802</text:p>
          </table:table-cell>
          <table:table-cell office:value-type="string" table:style-name="ce21">
            <text:p>Obras de infra-estrutura</text:p>
          </table:table-cell>
          <table:table-cell office:value-type="float" office:value="108566" table:style-name="ce36">
            <text:p><text:s text:c="2"/>108 56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766" table:style-name="ce36">
            <text:p><text:s text:c="2"/>5 766</text:p>
          </table:table-cell>
          <table:table-cell office:value-type="float" office:value="5766" table:style-name="ce36">
            <text:p><text:s text:c="2"/>5 766</text:p>
          </table:table-cell>
          <table:table-cell office:value-type="float" office:value="102800" table:style-name="ce36">
            <text:p><text:s text:c="2"/>102 800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1803</text:p>
          </table:table-cell>
          <table:table-cell office:value-type="string" table:style-name="ce21">
            <text:p>Serviços especializados para construção</text:p>
          </table:table-cell>
          <table:table-cell office:value-type="float" office:value="142816" table:style-name="ce36">
            <text:p><text:s text:c="2"/>142 8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884" table:style-name="ce36">
            <text:p><text:s text:c="2"/>4 884</text:p>
          </table:table-cell>
          <table:table-cell office:value-type="float" office:value="4884" table:style-name="ce36">
            <text:p><text:s text:c="2"/>4 884</text:p>
          </table:table-cell>
          <table:table-cell office:value-type="float" office:value="137932" table:style-name="ce36">
            <text:p><text:s text:c="2"/>137 93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5001</text:p>
          </table:table-cell>
          <table:table-cell office:value-type="string" table:style-name="ce21">
            <text:p>Comércio e reparação de veículos</text:p>
          </table:table-cell>
          <table:table-cell office:value-type="float" office:value="79494" table:style-name="ce36">
            <text:p><text:s text:c="2"/>79 494</text:p>
          </table:table-cell>
          <table:table-cell office:value-type="float" office:value="-97820" table:style-name="ce36">
            <text:p><text:s/>(-) <text:s/>97 8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30" table:style-name="ce36">
            <text:p><text:s text:c="2"/>1 730</text:p>
          </table:table-cell>
          <table:table-cell office:value-type="float" office:value="1730" table:style-name="ce36">
            <text:p><text:s text:c="2"/>1 730</text:p>
          </table:table-cell>
          <table:table-cell office:value-type="float" office:value="175584" table:style-name="ce36">
            <text:p><text:s text:c="2"/>175 584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46801</text:p>
          </table:table-cell>
          <table:table-cell office:value-type="string" table:style-name="ce23">
            <text:p>Comércio por atacado e a varejo, exceto veículos automotores</text:p>
          </table:table-cell>
          <table:table-cell office:value-type="float" office:value="48360" table:style-name="ce36">
            <text:p><text:s text:c="2"/>48 360</text:p>
          </table:table-cell>
          <table:table-cell office:value-type="float" office:value="-954455" table:style-name="ce36">
            <text:p><text:s/>(-) <text:s/>954 45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18" table:style-name="ce36">
            <text:p><text:s text:c="3"/>718</text:p>
          </table:table-cell>
          <table:table-cell office:value-type="float" office:value="718" table:style-name="ce36">
            <text:p><text:s text:c="3"/>718</text:p>
          </table:table-cell>
          <table:table-cell office:value-type="float" office:value="1002097" table:style-name="ce36">
            <text:p><text:s/>1 002 097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9001</text:p>
          </table:table-cell>
          <table:table-cell office:value-type="string" table:style-name="ce21">
            <text:p>Transporte terrestre de carga</text:p>
          </table:table-cell>
          <table:table-cell office:value-type="float" office:value="184616" table:style-name="ce36">
            <text:p><text:s text:c="2"/>184 6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-81357" table:style-name="ce36">
            <text:p><text:s/>(-) <text:s/>81 35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73" table:style-name="ce36">
            <text:p><text:s text:c="2"/>2 473</text:p>
          </table:table-cell>
          <table:table-cell office:value-type="float" office:value="6265" table:style-name="ce36">
            <text:p><text:s text:c="2"/>6 265</text:p>
          </table:table-cell>
          <table:table-cell office:value-type="float" office:value="8738" table:style-name="ce36">
            <text:p><text:s text:c="2"/>8 738</text:p>
          </table:table-cell>
          <table:table-cell office:value-type="float" office:value="257235" table:style-name="ce36">
            <text:p><text:s text:c="2"/>257 235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49002</text:p>
          </table:table-cell>
          <table:table-cell office:value-type="string" table:style-name="ce11">
            <text:p>Transporte terrestre de passageiros</text:p>
          </table:table-cell>
          <table:table-cell office:value-type="float" office:value="112090" table:style-name="ce38">
            <text:p><text:s text:c="2"/>112 09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307" table:style-name="ce38">
            <text:p><text:s text:c="2"/>9 307</text:p>
          </table:table-cell>
          <table:table-cell office:value-type="float" office:value="228" table:style-name="ce38">
            <text:p><text:s text:c="3"/>228</text:p>
          </table:table-cell>
          <table:table-cell office:value-type="float" office:value="9535" table:style-name="ce38">
            <text:p><text:s text:c="2"/>9 535</text:p>
          </table:table-cell>
          <table:table-cell office:value-type="float" office:value="102555" table:style-name="ce38">
            <text:p><text:s text:c="2"/>102 555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50001</text:p>
          </table:table-cell>
          <table:table-cell office:value-type="string" table:style-name="ce11">
            <text:p>Transporte aquaviário</text:p>
          </table:table-cell>
          <table:table-cell office:value-type="float" office:value="30278" table:style-name="ce37">
            <text:p><text:s text:c="2"/>30 27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-2250" table:style-name="ce37">
            <text:p><text:s/>(-) <text:s/>2 25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39" table:style-name="ce37">
            <text:p><text:s text:c="3"/>239</text:p>
          </table:table-cell>
          <table:table-cell office:value-type="float" office:value="3276" table:style-name="ce37">
            <text:p><text:s text:c="2"/>3 276</text:p>
          </table:table-cell>
          <table:table-cell office:value-type="float" office:value="3515" table:style-name="ce37">
            <text:p><text:s text:c="2"/>3 515</text:p>
          </table:table-cell>
          <table:table-cell office:value-type="float" office:value="29013" table:style-name="ce37">
            <text:p><text:s text:c="2"/>29 013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51001</text:p>
          </table:table-cell>
          <table:table-cell office:value-type="string" table:style-name="ce11">
            <text:p>Transporte aéreo</text:p>
          </table:table-cell>
          <table:table-cell office:value-type="float" office:value="51143" table:style-name="ce37">
            <text:p><text:s text:c="2"/>51 14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57" table:style-name="ce37">
            <text:p><text:s text:c="3"/>357</text:p>
          </table:table-cell>
          <table:table-cell office:value-type="float" office:value="1626" table:style-name="ce37">
            <text:p><text:s text:c="2"/>1 626</text:p>
          </table:table-cell>
          <table:table-cell office:value-type="float" office:value="1983" table:style-name="ce37">
            <text:p><text:s text:c="2"/>1 983</text:p>
          </table:table-cell>
          <table:table-cell office:value-type="float" office:value="49160" table:style-name="ce37">
            <text:p><text:s text:c="2"/>49 160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52801</text:p>
          </table:table-cell>
          <table:table-cell office:value-type="string" table:style-name="ce13">
            <text:p>Armazenamento e serviços auxiliares aos transportes</text:p>
          </table:table-cell>
          <table:table-cell office:value-type="float" office:value="119176" table:style-name="ce37">
            <text:p><text:s text:c="2"/>119 17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223" table:style-name="ce37">
            <text:p><text:s text:c="2"/>6 223</text:p>
          </table:table-cell>
          <table:table-cell office:value-type="float" office:value="6223" table:style-name="ce37">
            <text:p><text:s text:c="2"/>6 223</text:p>
          </table:table-cell>
          <table:table-cell office:value-type="float" office:value="112953" table:style-name="ce37">
            <text:p><text:s text:c="2"/>112 953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52802</text:p>
          </table:table-cell>
          <table:table-cell office:value-type="string" table:style-name="ce3">
            <text:p>Correio e outros serviços de entrega</text:p>
          </table:table-cell>
          <table:table-cell office:value-type="float" office:value="24002" table:style-name="ce37">
            <text:p><text:s text:c="2"/>24 00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36" table:style-name="ce37">
            <text:p><text:s text:c="2"/>1 536</text:p>
          </table:table-cell>
          <table:table-cell office:value-type="float" office:value="1536" table:style-name="ce37">
            <text:p><text:s text:c="2"/>1 536</text:p>
          </table:table-cell>
          <table:table-cell office:value-type="float" office:value="22466" table:style-name="ce37">
            <text:p><text:s text:c="2"/>22 466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55001</text:p>
          </table:table-cell>
          <table:table-cell office:value-type="string" table:style-name="ce21">
            <text:p>Serviços de alojamento em hotéis e similares</text:p>
          </table:table-cell>
          <table:table-cell office:value-type="float" office:value="50376" table:style-name="ce36">
            <text:p><text:s text:c="2"/>50 37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26" table:style-name="ce36">
            <text:p><text:s text:c="2"/>3 626</text:p>
          </table:table-cell>
          <table:table-cell office:value-type="float" office:value="3626" table:style-name="ce36">
            <text:p><text:s text:c="2"/>3 626</text:p>
          </table:table-cell>
          <table:table-cell office:value-type="float" office:value="46750" table:style-name="ce36">
            <text:p><text:s text:c="2"/>46 750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56001</text:p>
          </table:table-cell>
          <table:table-cell office:value-type="string" table:style-name="ce21">
            <text:p>Serviços <text:s/>de alimentação</text:p>
          </table:table-cell>
          <table:table-cell office:value-type="float" office:value="313573" table:style-name="ce36">
            <text:p><text:s text:c="2"/>313 57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401" table:style-name="ce36">
            <text:p><text:s text:c="2"/>25 401</text:p>
          </table:table-cell>
          <table:table-cell office:value-type="float" office:value="4326" table:style-name="ce36">
            <text:p><text:s text:c="2"/>4 326</text:p>
          </table:table-cell>
          <table:table-cell office:value-type="float" office:value="29727" table:style-name="ce36">
            <text:p><text:s text:c="2"/>29 727</text:p>
          </table:table-cell>
          <table:table-cell office:value-type="float" office:value="283846" table:style-name="ce36">
            <text:p><text:s text:c="2"/>283 846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58001</text:p>
          </table:table-cell>
          <table:table-cell office:value-type="string" table:style-name="ce21">
            <text:p>Livros, jornais e revistas</text:p>
          </table:table-cell>
          <table:table-cell office:value-type="float" office:value="28544" table:style-name="ce36">
            <text:p><text:s text:c="2"/>28 544</text:p>
          </table:table-cell>
          <table:table-cell office:value-type="float" office:value="9609" table:style-name="ce36">
            <text:p><text:s text:c="2"/>9 609</text:p>
          </table:table-cell>
          <table:table-cell office:value-type="float" office:value="57" table:style-name="ce36">
            <text:p><text:s text:c="3"/>57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66" table:style-name="ce36">
            <text:p><text:s text:c="3"/>666</text:p>
          </table:table-cell>
          <table:table-cell office:value-type="float" office:value="669" table:style-name="ce36">
            <text:p><text:s text:c="3"/>669</text:p>
          </table:table-cell>
          <table:table-cell office:value-type="float" office:value="18209" table:style-name="ce36">
            <text:p><text:s text:c="2"/>18 209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59801</text:p>
          </table:table-cell>
          <table:table-cell office:value-type="string" table:style-name="ce23">
            <text:p>Serviços cinematográficos, música, rádio e televisão</text:p>
          </table:table-cell>
          <table:table-cell office:value-type="float" office:value="45616" table:style-name="ce36">
            <text:p><text:s text:c="2"/>45 6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29" table:style-name="ce36">
            <text:p><text:s text:c="2"/>1 729</text:p>
          </table:table-cell>
          <table:table-cell office:value-type="float" office:value="1733" table:style-name="ce36">
            <text:p><text:s text:c="2"/>1 733</text:p>
          </table:table-cell>
          <table:table-cell office:value-type="float" office:value="43883" table:style-name="ce36">
            <text:p><text:s text:c="2"/>43 88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61001</text:p>
          </table:table-cell>
          <table:table-cell office:value-type="string" table:style-name="ce21">
            <text:p>Telecomunicações, TV por assinatura e outros serv. relacionados</text:p>
          </table:table-cell>
          <table:table-cell office:value-type="float" office:value="208781" table:style-name="ce36">
            <text:p><text:s text:c="2"/>208 78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519" table:style-name="ce36">
            <text:p><text:s text:c="2"/>36 519</text:p>
          </table:table-cell>
          <table:table-cell office:value-type="float" office:value="6874" table:style-name="ce36">
            <text:p><text:s text:c="2"/>6 874</text:p>
          </table:table-cell>
          <table:table-cell office:value-type="float" office:value="43393" table:style-name="ce36">
            <text:p><text:s text:c="2"/>43 393</text:p>
          </table:table-cell>
          <table:table-cell office:value-type="float" office:value="165388" table:style-name="ce36">
            <text:p><text:s text:c="2"/>165 388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62801</text:p>
          </table:table-cell>
          <table:table-cell office:value-type="string" table:style-name="ce11">
            <text:p>Desenvolvimento de sistemas e outros serviços de informação</text:p>
          </table:table-cell>
          <table:table-cell office:value-type="float" office:value="183086" table:style-name="ce37">
            <text:p><text:s text:c="2"/>183 086</text:p>
          </table:table-cell>
          <table:table-cell office:value-type="float" office:value="310" table:style-name="ce37">
            <text:p><text:s text:c="3"/>3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600" table:style-name="ce37">
            <text:p><text:s text:c="2"/>7 600</text:p>
          </table:table-cell>
          <table:table-cell office:value-type="float" office:value="7600" table:style-name="ce37">
            <text:p><text:s text:c="2"/>7 600</text:p>
          </table:table-cell>
          <table:table-cell office:value-type="float" office:value="175176" table:style-name="ce37">
            <text:p><text:s text:c="2"/>175 176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64801</text:p>
          </table:table-cell>
          <table:table-cell office:value-type="string" table:style-name="ce11">
            <text:p>Intermediação financeira, seguros e previdência complementar</text:p>
          </table:table-cell>
          <table:table-cell office:value-type="float" office:value="743395" table:style-name="ce37">
            <text:p><text:s text:c="2"/>743 39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9074" table:style-name="ce37">
            <text:p><text:s text:c="2"/>79 074</text:p>
          </table:table-cell>
          <table:table-cell office:value-type="float" office:value="79074" table:style-name="ce37">
            <text:p><text:s text:c="2"/>79 074</text:p>
          </table:table-cell>
          <table:table-cell office:value-type="float" office:value="664321" table:style-name="ce37">
            <text:p><text:s text:c="2"/>664 321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68001</text:p>
          </table:table-cell>
          <table:table-cell office:value-type="string" table:style-name="ce11">
            <text:p>Aluguel efetivo e serviços imobiliários</text:p>
          </table:table-cell>
          <table:table-cell office:value-type="float" office:value="241483" table:style-name="ce37">
            <text:p><text:s text:c="2"/>241 48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30" table:style-name="ce37">
            <text:p><text:s text:c="2"/>1 130</text:p>
          </table:table-cell>
          <table:table-cell office:value-type="float" office:value="1130" table:style-name="ce37">
            <text:p><text:s text:c="2"/>1 130</text:p>
          </table:table-cell>
          <table:table-cell office:value-type="float" office:value="240353" table:style-name="ce37">
            <text:p><text:s text:c="2"/>240 353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68002</text:p>
          </table:table-cell>
          <table:table-cell office:value-type="string" table:style-name="ce13">
            <text:p>Aluguel imputado</text:p>
          </table:table-cell>
          <table:table-cell office:value-type="float" office:value="454227" table:style-name="ce37">
            <text:p><text:s text:c="2"/>454 22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54227" table:style-name="ce37">
            <text:p><text:s text:c="2"/>454 227</text:p>
          </table:table-cell>
          <table:table-cell table:number-columns-repeated="16373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1">
            <text:p>Serviços jurídicos, contabilidade e consultoria</text:p>
          </table:table-cell>
          <table:table-cell office:value-type="float" office:value="244811" table:style-name="ce37">
            <text:p><text:s text:c="2"/>244 8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087" table:style-name="ce37">
            <text:p><text:s text:c="2"/>12 087</text:p>
          </table:table-cell>
          <table:table-cell office:value-type="float" office:value="12087" table:style-name="ce37">
            <text:p><text:s text:c="2"/>12 087</text:p>
          </table:table-cell>
          <table:table-cell office:value-type="float" office:value="232724" table:style-name="ce37">
            <text:p><text:s text:c="2"/>232 724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1801</text:p>
          </table:table-cell>
          <table:table-cell office:value-type="string" table:style-name="ce21">
            <text:p>Pesquisa e desenvolvimento</text:p>
          </table:table-cell>
          <table:table-cell office:value-type="float" office:value="46908" table:style-name="ce36">
            <text:p><text:s text:c="2"/>46 90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9" table:style-name="ce36">
            <text:p><text:s text:c="3"/>49</text:p>
          </table:table-cell>
          <table:table-cell office:value-type="float" office:value="49" table:style-name="ce36">
            <text:p><text:s text:c="3"/>49</text:p>
          </table:table-cell>
          <table:table-cell office:value-type="float" office:value="46859" table:style-name="ce36">
            <text:p><text:s text:c="2"/>46 859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1802</text:p>
          </table:table-cell>
          <table:table-cell office:value-type="string" table:style-name="ce21">
            <text:p>Serviços de arquitetura e engenharia</text:p>
          </table:table-cell>
          <table:table-cell office:value-type="float" office:value="67959" table:style-name="ce36">
            <text:p><text:s text:c="2"/>67 95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49" table:style-name="ce36">
            <text:p><text:s text:c="2"/>2 949</text:p>
          </table:table-cell>
          <table:table-cell office:value-type="float" office:value="2949" table:style-name="ce36">
            <text:p><text:s text:c="2"/>2 949</text:p>
          </table:table-cell>
          <table:table-cell office:value-type="float" office:value="65010" table:style-name="ce36">
            <text:p><text:s text:c="2"/>65 010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73801</text:p>
          </table:table-cell>
          <table:table-cell office:value-type="string" table:style-name="ce23">
            <text:p>Publicidade e outros serviços técnicos</text:p>
          </table:table-cell>
          <table:table-cell office:value-type="float" office:value="135993" table:style-name="ce36">
            <text:p><text:s text:c="2"/>135 99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660" table:style-name="ce36">
            <text:p><text:s text:c="2"/>6 660</text:p>
          </table:table-cell>
          <table:table-cell office:value-type="float" office:value="6660" table:style-name="ce36">
            <text:p><text:s text:c="2"/>6 660</text:p>
          </table:table-cell>
          <table:table-cell office:value-type="float" office:value="129333" table:style-name="ce36">
            <text:p><text:s text:c="2"/>129 333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7001</text:p>
          </table:table-cell>
          <table:table-cell office:value-type="string" table:style-name="ce21">
            <text:p>Aluguéis não-imob. e gestão de ativos de propriedade intelectual</text:p>
          </table:table-cell>
          <table:table-cell office:value-type="float" office:value="124263" table:style-name="ce36">
            <text:p><text:s text:c="2"/>124 26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966" table:style-name="ce36">
            <text:p><text:s text:c="2"/>9 966</text:p>
          </table:table-cell>
          <table:table-cell office:value-type="float" office:value="9966" table:style-name="ce36">
            <text:p><text:s text:c="2"/>9 966</text:p>
          </table:table-cell>
          <table:table-cell office:value-type="float" office:value="114297" table:style-name="ce36">
            <text:p><text:s text:c="2"/>114 297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8801</text:p>
          </table:table-cell>
          <table:table-cell office:value-type="string" table:style-name="ce21">
            <text:p>Condomínios e serviços para edifícios</text:p>
          </table:table-cell>
          <table:table-cell office:value-type="float" office:value="109844" table:style-name="ce36">
            <text:p><text:s text:c="2"/>109 84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84" table:style-name="ce36">
            <text:p><text:s text:c="2"/>2 284</text:p>
          </table:table-cell>
          <table:table-cell office:value-type="float" office:value="2284" table:style-name="ce36">
            <text:p><text:s text:c="2"/>2 284</text:p>
          </table:table-cell>
          <table:table-cell office:value-type="float" office:value="107560" table:style-name="ce36">
            <text:p><text:s text:c="2"/>107 560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78802</text:p>
          </table:table-cell>
          <table:table-cell office:value-type="string" table:style-name="ce3">
            <text:p>Outros serviços administrativos</text:p>
          </table:table-cell>
          <table:table-cell office:value-type="float" office:value="157141" table:style-name="ce37">
            <text:p><text:s text:c="2"/>157 14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407" table:style-name="ce37">
            <text:p><text:s text:c="2"/>9 407</text:p>
          </table:table-cell>
          <table:table-cell office:value-type="float" office:value="9407" table:style-name="ce37">
            <text:p><text:s text:c="2"/>9 407</text:p>
          </table:table-cell>
          <table:table-cell office:value-type="float" office:value="147734" table:style-name="ce37">
            <text:p><text:s text:c="2"/>147 734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80001</text:p>
          </table:table-cell>
          <table:table-cell office:value-type="string" table:style-name="ce3">
            <text:p>Serviços de vigilância, segurança e investigação</text:p>
          </table:table-cell>
          <table:table-cell office:value-type="float" office:value="43261" table:style-name="ce37">
            <text:p><text:s text:c="2"/>43 26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24" table:style-name="ce37">
            <text:p><text:s text:c="2"/>1 824</text:p>
          </table:table-cell>
          <table:table-cell office:value-type="float" office:value="1824" table:style-name="ce37">
            <text:p><text:s text:c="2"/>1 824</text:p>
          </table:table-cell>
          <table:table-cell office:value-type="float" office:value="41437" table:style-name="ce37">
            <text:p><text:s text:c="2"/>41 437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84001</text:p>
          </table:table-cell>
          <table:table-cell office:value-type="string" table:style-name="ce7">
            <text:p>Serviços coletivos da administração pública</text:p>
          </table:table-cell>
          <table:table-cell office:value-type="float" office:value="760188" table:style-name="ce37">
            <text:p><text:s text:c="2"/>760 18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60188" table:style-name="ce37">
            <text:p><text:s text:c="2"/>760 188</text:p>
          </table:table-cell>
          <table:table-cell table:number-columns-repeated="16373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1">
            <text:p>Serviços de previdência e assistência social</text:p>
          </table:table-cell>
          <table:table-cell office:value-type="float" office:value="14024" table:style-name="ce37">
            <text:p><text:s text:c="2"/>14 02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024" table:style-name="ce37">
            <text:p><text:s text:c="2"/>14 024</text:p>
          </table:table-cell>
          <table:table-cell table:number-columns-repeated="16373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1">
            <text:p>Educação pública</text:p>
          </table:table-cell>
          <table:table-cell office:value-type="float" office:value="320126" table:style-name="ce37">
            <text:p><text:s text:c="2"/>320 12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20126" table:style-name="ce37">
            <text:p><text:s text:c="2"/>320 126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85921</text:p>
          </table:table-cell>
          <table:table-cell office:value-type="string" table:style-name="ce21">
            <text:p>Educação privada</text:p>
          </table:table-cell>
          <table:table-cell office:value-type="float" office:value="142707" table:style-name="ce36">
            <text:p><text:s text:c="2"/>142 70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23" table:style-name="ce36">
            <text:p><text:s text:c="2"/>2 423</text:p>
          </table:table-cell>
          <table:table-cell office:value-type="float" office:value="2423" table:style-name="ce36">
            <text:p><text:s text:c="2"/>2 423</text:p>
          </table:table-cell>
          <table:table-cell office:value-type="float" office:value="140284" table:style-name="ce36">
            <text:p><text:s text:c="2"/>140 284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86911</text:p>
          </table:table-cell>
          <table:table-cell office:value-type="string" table:style-name="ce21">
            <text:p>Saúde pública</text:p>
          </table:table-cell>
          <table:table-cell office:value-type="float" office:value="190872" table:style-name="ce36">
            <text:p><text:s text:c="2"/>190 87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0872" table:style-name="ce36">
            <text:p><text:s text:c="2"/>190 872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86921</text:p>
          </table:table-cell>
          <table:table-cell office:value-type="string" table:style-name="ce23">
            <text:p>Saúde privada</text:p>
          </table:table-cell>
          <table:table-cell office:value-type="float" office:value="289551" table:style-name="ce36">
            <text:p><text:s text:c="2"/>289 55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427" table:style-name="ce36">
            <text:p><text:s text:c="2"/>7 427</text:p>
          </table:table-cell>
          <table:table-cell office:value-type="float" office:value="7427" table:style-name="ce36">
            <text:p><text:s text:c="2"/>7 427</text:p>
          </table:table-cell>
          <table:table-cell office:value-type="float" office:value="282124" table:style-name="ce36">
            <text:p><text:s text:c="2"/>282 124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90801</text:p>
          </table:table-cell>
          <table:table-cell office:value-type="string" table:style-name="ce21">
            <text:p>Serviços de artes, cultura, esporte e recreação</text:p>
          </table:table-cell>
          <table:table-cell office:value-type="float" office:value="50508" table:style-name="ce36">
            <text:p><text:s text:c="2"/>50 50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802" table:style-name="ce36">
            <text:p><text:s text:c="2"/>6 802</text:p>
          </table:table-cell>
          <table:table-cell office:value-type="float" office:value="6808" table:style-name="ce36">
            <text:p><text:s text:c="2"/>6 808</text:p>
          </table:table-cell>
          <table:table-cell office:value-type="float" office:value="43700" table:style-name="ce36">
            <text:p><text:s text:c="2"/>43 700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94801</text:p>
          </table:table-cell>
          <table:table-cell office:value-type="string" table:style-name="ce21">
            <text:p>Organizações patronais, sindicais e outros serviços associativos</text:p>
          </table:table-cell>
          <table:table-cell office:value-type="float" office:value="81647" table:style-name="ce36">
            <text:p><text:s text:c="2"/>81 64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1647" table:style-name="ce36">
            <text:p><text:s text:c="2"/>81 647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94802</text:p>
          </table:table-cell>
          <table:table-cell office:value-type="string" table:style-name="ce3">
            <text:p>Manutenção de computadores, telefones e objetos domésticos</text:p>
          </table:table-cell>
          <table:table-cell office:value-type="float" office:value="30288" table:style-name="ce37">
            <text:p><text:s text:c="2"/>30 28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30" table:style-name="ce37">
            <text:p><text:s text:c="2"/>1 230</text:p>
          </table:table-cell>
          <table:table-cell office:value-type="float" office:value="1230" table:style-name="ce37">
            <text:p><text:s text:c="2"/>1 230</text:p>
          </table:table-cell>
          <table:table-cell office:value-type="float" office:value="29058" table:style-name="ce37">
            <text:p><text:s text:c="2"/>29 058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94803</text:p>
          </table:table-cell>
          <table:table-cell office:value-type="string" table:style-name="ce3">
            <text:p>Serviços pessoais</text:p>
          </table:table-cell>
          <table:table-cell office:value-type="float" office:value="56068" table:style-name="ce37">
            <text:p><text:s text:c="2"/>56 06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55" table:style-name="ce37">
            <text:p><text:s text:c="3"/>755</text:p>
          </table:table-cell>
          <table:table-cell office:value-type="float" office:value="755" table:style-name="ce37">
            <text:p><text:s text:c="3"/>755</text:p>
          </table:table-cell>
          <table:table-cell office:value-type="float" office:value="55313" table:style-name="ce37">
            <text:p><text:s text:c="2"/>55 313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97001</text:p>
          </table:table-cell>
          <table:table-cell office:value-type="string" table:style-name="ce7">
            <text:p>Serviços domésticos</text:p>
          </table:table-cell>
          <table:table-cell office:value-type="float" office:value="72030" table:style-name="ce37">
            <text:p><text:s text:c="2"/>72 03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2030" table:style-name="ce37">
            <text:p><text:s text:c="2"/>72 030</text:p>
          </table:table-cell>
          <table:table-cell table:number-columns-repeated="16373"/>
        </table:table-row>
        <table:table-row table:style-name="ro5">
          <table:table-cell table:style-name="ce10"/>
          <table:table-cell table:style-name="ce11"/>
          <table:table-cell table:number-columns-repeated="9" table:style-name="ce53"/>
          <table:table-cell table:number-columns-repeated="16373"/>
        </table:table-row>
        <table:table-row table:style-name="ro6">
          <table:table-cell office:value-type="string" table:style-name="ce14">
            <text:p>Total</text:p>
          </table:table-cell>
          <table:table-cell table:style-name="ce15"/>
          <table:table-cell office:value-type="float" office:value="13000695" table:style-name="ce48">
            <text:p><text:s/>13 000 695</text:p>
          </table:table-cell>
          <table:table-cell office:value-type="float" office:value="0" table:style-name="ce48">
            <text:p><text:s text:c="3"/>0</text:p>
          </table:table-cell>
          <table:table-cell office:value-type="float" office:value="0" table:style-name="ce48">
            <text:p><text:s text:c="3"/>0</text:p>
          </table:table-cell>
          <table:table-cell office:value-type="float" office:value="35124" table:style-name="ce48">
            <text:p><text:s text:c="2"/>35 124</text:p>
          </table:table-cell>
          <table:table-cell office:value-type="float" office:value="49853" table:style-name="ce48">
            <text:p><text:s text:c="2"/>49 853</text:p>
          </table:table-cell>
          <table:table-cell office:value-type="float" office:value="453273" table:style-name="ce48">
            <text:p><text:s text:c="2"/>453 273</text:p>
          </table:table-cell>
          <table:table-cell office:value-type="float" office:value="393160" table:style-name="ce48">
            <text:p><text:s text:c="2"/>393 160</text:p>
          </table:table-cell>
          <table:table-cell office:value-type="float" office:value="931410" table:style-name="ce48">
            <text:p><text:s text:c="2"/>931 410</text:p>
          </table:table-cell>
          <table:table-cell office:value-type="float" office:value="12069285" table:style-name="ce48">
            <text:p><text:s/>12 069 285</text:p>
          </table:table-cell>
          <table:table-cell table:number-columns-repeated="16373" table:style-name="ce16"/>
        </table:table-row>
        <table:table-row table:style-name="ro4">
          <table:table-cell table:style-name="ce31"/>
          <table:table-cell table:number-columns-repeated="10" table:style-name="ce32"/>
          <table:table-cell table:number-columns-repeated="16373"/>
        </table:table-row>
        <table:table-row table:number-rows-repeated="1048440" table:style-name="ro7">
          <table:table-cell table:number-columns-repeated="16384"/>
        </table:table-row>
        <table:named-expressions>
          <table:named-range table:name="Print_Area" table:cell-range-address="oferta.$A$1:oferta.$G$136" table:base-cell-address="oferta.$A$1"/>
        </table:named-expressions>
      </table:table>
      <table:table table:name="producao" table:style-name="ta1">
        <table:table-column table:style-name="co1" table:default-cell-style-name="ce1"/>
        <table:table-column table:style-name="co2" table:default-cell-style-name="ce1"/>
        <table:table-column table:style-name="co5" table:number-columns-repeated="68" table:default-cell-style-name="ce1"/>
        <table:table-column table:style-name="co5" table:default-cell-style-name="ce43"/>
        <table:table-column table:style-name="co4" table:number-columns-repeated="16313" table:default-cell-style-name="ce1"/>
        <table:table-row table:style-name="ro1">
          <table:table-cell office:value-type="string" table:style-name="ce17">
            <text:p>Tabela 3 - Recursos de bens e serviços - 2018</text:p>
          </table:table-cell>
          <table:table-cell table:number-columns-repeated="6" table:style-name="ce17"/>
          <table:table-cell table:number-columns-repeated="63" table:style-name="ce19"/>
          <table:table-cell table:style-name="ce42"/>
          <table:table-cell table:number-columns-repeated="16313" table:style-name="ce19"/>
        </table:table-row>
        <table:table-row table:style-name="ro2">
          <table:table-cell table:number-columns-repeated="6" table:style-name="ce1"/>
          <table:table-cell table:style-name="ce2"/>
          <table:table-cell table:number-columns-repeated="63" table:style-name="ce1"/>
          <table:table-cell table:style-name="ce43"/>
          <table:table-cell table:number-columns-repeated="16313"/>
        </table:table-row>
        <table:table-row table:style-name="ro2">
          <table:table-cell office:value-type="string" table:number-columns-spanned="1" table:number-rows-spanned="2" table:style-name="ce55">
            <text:p>Código</text:p>
            <text:p>do</text:p>
            <text:p>produto</text:p>
          </table:table-cell>
          <table:table-cell office:value-type="string" table:number-columns-spanned="1" table:number-rows-spanned="2" table:style-name="ce57">
            <text:p>Descrição do produto</text:p>
          </table:table-cell>
          <table:table-cell office:value-type="string" table:style-name="ce40">
            <text:p>Produção das atividades (preços do ano anterior em 1 000 000 R$)</text:p>
          </table:table-cell>
          <table:table-cell table:number-columns-repeated="5" table:style-name="ce44"/>
          <table:table-cell table:number-columns-repeated="63" table:style-name="ce41"/>
          <table:table-cell table:number-columns-repeated="16313"/>
        </table:table-row>
        <table:table-row table:style-name="ro3">
          <table:covered-table-cell/>
          <table:covered-table-cell/>
          <table:table-cell office:value-type="string" table:style-name="ce27">
            <text:p>0191</text:p>
            <text:p>Agricultura, inclusive o apoio à agricultura e a pós-colheita</text:p>
          </table:table-cell>
          <table:table-cell office:value-type="string" table:style-name="ce27">
            <text:p>0192</text:p>
            <text:p>Pecuária, inclusive o apoio à pecuária</text:p>
          </table:table-cell>
          <table:table-cell office:value-type="string" table:style-name="ce27">
            <text:p>0280</text:p>
            <text:p>Produção florestal; pesca e aquicultura</text:p>
          </table:table-cell>
          <table:table-cell office:value-type="string" table:style-name="ce45">
            <text:p>0580</text:p>
            <text:p>Extração de carvão mineral e de minerais não-metálicos</text:p>
          </table:table-cell>
          <table:table-cell office:value-type="string" table:style-name="ce27">
            <text:p>0680</text:p>
            <text:p>Extração de petróleo e gás, inclusive as atividades de apoio</text:p>
          </table:table-cell>
          <table:table-cell office:value-type="string" table:style-name="ce27">
            <text:p>0791</text:p>
            <text:p>Extração de minério de ferro, inclusive beneficiamentos e a aglomeração</text:p>
          </table:table-cell>
          <table:table-cell office:value-type="string" table:style-name="ce27">
            <text:p>0792</text:p>
            <text:p>Extração de minerais metálicos não-ferrosos, inclusive beneficiamentos</text:p>
          </table:table-cell>
          <table:table-cell office:value-type="string" table:style-name="ce27">
            <text:p>1091</text:p>
            <text:p>Abate e produtos de carne, inclusive os produtos do laticínio e da pesca</text:p>
          </table:table-cell>
          <table:table-cell office:value-type="string" table:style-name="ce27">
            <text:p>1092</text:p>
            <text:p>Fabricação e refino de açúcar</text:p>
          </table:table-cell>
          <table:table-cell office:value-type="string" table:style-name="ce27">
            <text:p>1093</text:p>
            <text:p>Outros produtos alimentares</text:p>
          </table:table-cell>
          <table:table-cell office:value-type="string" table:style-name="ce27">
            <text:p>1100</text:p>
            <text:p>Fabricação de bebidas</text:p>
          </table:table-cell>
          <table:table-cell office:value-type="string" table:style-name="ce27">
            <text:p>1200</text:p>
            <text:p>Fabricação de produtos do fumo</text:p>
          </table:table-cell>
          <table:table-cell office:value-type="string" table:style-name="ce27">
            <text:p>1300</text:p>
            <text:p>Fabricação de produtos têxteis</text:p>
          </table:table-cell>
          <table:table-cell office:value-type="string" table:style-name="ce27">
            <text:p>1400</text:p>
            <text:p>Confecção de artefatos do vestuário e acessórios</text:p>
          </table:table-cell>
          <table:table-cell office:value-type="string" table:style-name="ce27">
            <text:p>1500</text:p>
            <text:p>Fabricação de calçados e de artefatos de couro</text:p>
          </table:table-cell>
          <table:table-cell office:value-type="string" table:style-name="ce27">
            <text:p>1600</text:p>
            <text:p>Fabricação de produtos da madeira</text:p>
          </table:table-cell>
          <table:table-cell office:value-type="string" table:style-name="ce27">
            <text:p>1700</text:p>
            <text:p>Fabricação de celulose, papel e produtos de papel</text:p>
          </table:table-cell>
          <table:table-cell office:value-type="string" table:style-name="ce27">
            <text:p>1800</text:p>
            <text:p>Impressão e reprodução de gravações</text:p>
          </table:table-cell>
          <table:table-cell office:value-type="string" table:style-name="ce27">
            <text:p>1991</text:p>
            <text:p>Refino de petróleo e coquerias</text:p>
          </table:table-cell>
          <table:table-cell office:value-type="string" table:style-name="ce27">
            <text:p>1992</text:p>
            <text:p>Fabricação de biocombustíveis</text:p>
          </table:table-cell>
          <table:table-cell office:value-type="string" table:style-name="ce27">
            <text:p>2091</text:p>
            <text:p>Fabricação de químicos orgânicos e inorgânicos, resinas e elastômeros</text:p>
          </table:table-cell>
          <table:table-cell office:value-type="string" table:style-name="ce27">
            <text:p>2092</text:p>
            <text:p>Fabricação de defensivos, desinfestantes, tintas e químicos diversos</text:p>
          </table:table-cell>
          <table:table-cell office:value-type="string" table:style-name="ce27">
            <text:p>2093</text:p>
            <text:p>Fabricação de produtos de limpeza, cosméticos/perfumaria e higiene pessoal</text:p>
          </table:table-cell>
          <table:table-cell office:value-type="string" table:style-name="ce27">
            <text:p>2100</text:p>
            <text:p>Fabricação de produtos farmoquímicos e farmacêuticos</text:p>
          </table:table-cell>
          <table:table-cell office:value-type="string" table:style-name="ce27">
            <text:p>2200</text:p>
            <text:p>Fabricação de produtos de borracha e de material plástico</text:p>
          </table:table-cell>
          <table:table-cell office:value-type="string" table:style-name="ce27">
            <text:p>2300</text:p>
            <text:p>Fabricação de produtos de minerais não-metálicos</text:p>
          </table:table-cell>
          <table:table-cell office:value-type="string" table:style-name="ce27">
            <text:p>2491</text:p>
            <text:p>Produção de ferro-gusa/ferroligas, siderurgia e tubos de aço sem costura</text:p>
          </table:table-cell>
          <table:table-cell office:value-type="string" table:style-name="ce27">
            <text:p>2492</text:p>
            <text:p>Metalurgia de metais não-ferrosos e a fundição de metais</text:p>
          </table:table-cell>
          <table:table-cell office:value-type="string" table:style-name="ce27">
            <text:p>2500</text:p>
            <text:p>Fabricação de produtos de metal, exceto máquinas e equipamentos</text:p>
          </table:table-cell>
          <table:table-cell office:value-type="string" table:style-name="ce27">
            <text:p>2600</text:p>
            <text:p>Fabricação de equipamentos de informática, produtos eletrônicos e ópticos</text:p>
          </table:table-cell>
          <table:table-cell office:value-type="string" table:style-name="ce27">
            <text:p>2700</text:p>
            <text:p>Fabricação de máquinas e equipamentos elétricos</text:p>
          </table:table-cell>
          <table:table-cell office:value-type="string" table:style-name="ce27">
            <text:p>2800</text:p>
            <text:p>Fabricação de máquinas e equipamentos mecânicos</text:p>
          </table:table-cell>
          <table:table-cell office:value-type="string" table:style-name="ce27">
            <text:p>2991</text:p>
            <text:p>Fabricação de automóveis, caminhões e ônibus, exceto peças</text:p>
          </table:table-cell>
          <table:table-cell office:value-type="string" table:style-name="ce27">
            <text:p>2992</text:p>
            <text:p>Fabricação de peças e acessórios para veículos automotores</text:p>
          </table:table-cell>
          <table:table-cell office:value-type="string" table:style-name="ce27">
            <text:p>3000</text:p>
            <text:p>Fabricação de outros equipamentos de transporte, exceto veículos automotores</text:p>
          </table:table-cell>
          <table:table-cell office:value-type="string" table:style-name="ce27">
            <text:p>3180</text:p>
            <text:p>Fabricação de móveis e de produtos de indústrias diversas</text:p>
          </table:table-cell>
          <table:table-cell office:value-type="string" table:style-name="ce27">
            <text:p>3300</text:p>
            <text:p>Manutenção, reparação e instalação de máquinas e equipamentos</text:p>
          </table:table-cell>
          <table:table-cell office:value-type="string" table:style-name="ce27">
            <text:p>3500</text:p>
            <text:p>Energia elétrica, gás natural e outras utilidades</text:p>
          </table:table-cell>
          <table:table-cell office:value-type="string" table:style-name="ce27">
            <text:p>3680</text:p>
            <text:p>Água, esgoto e gestão de resíduos</text:p>
          </table:table-cell>
          <table:table-cell office:value-type="string" table:style-name="ce27">
            <text:p>4180</text:p>
            <text:p>Construção</text:p>
          </table:table-cell>
          <table:table-cell office:value-type="string" table:style-name="ce27">
            <text:p>4500</text:p>
            <text:p>Comércio e reparação de veículos automotores e motocicletas</text:p>
          </table:table-cell>
          <table:table-cell office:value-type="string" table:style-name="ce27">
            <text:p>4680</text:p>
            <text:p>Comércio por atacado e a varejo, exceto veículos automotores</text:p>
          </table:table-cell>
          <table:table-cell office:value-type="string" table:style-name="ce27">
            <text:p>4900</text:p>
            <text:p>Transporte terrestre</text:p>
          </table:table-cell>
          <table:table-cell office:value-type="string" table:style-name="ce27">
            <text:p>5000</text:p>
            <text:p>Transporte aquaviário</text:p>
          </table:table-cell>
          <table:table-cell office:value-type="string" table:style-name="ce27">
            <text:p>5100</text:p>
            <text:p>Transporte aéreo</text:p>
          </table:table-cell>
          <table:table-cell office:value-type="string" table:style-name="ce27">
            <text:p>5280</text:p>
            <text:p>Armazenamento, atividades auxiliares dos transportes e correio</text:p>
          </table:table-cell>
          <table:table-cell office:value-type="string" table:style-name="ce27">
            <text:p>5500</text:p>
            <text:p>Alojamento</text:p>
          </table:table-cell>
          <table:table-cell office:value-type="string" table:style-name="ce27">
            <text:p>5600</text:p>
            <text:p>Alimentação</text:p>
          </table:table-cell>
          <table:table-cell office:value-type="string" table:style-name="ce27">
            <text:p>5800</text:p>
            <text:p>Edição e edição integrada à impressão</text:p>
          </table:table-cell>
          <table:table-cell office:value-type="string" table:style-name="ce27">
            <text:p>5980</text:p>
            <text:p>Atividades de televisão, rádio, cinema e <text:s/>gravação/edição de som e imagem</text:p>
          </table:table-cell>
          <table:table-cell office:value-type="string" table:style-name="ce27">
            <text:p>6100</text:p>
            <text:p>Telecomunicações</text:p>
          </table:table-cell>
          <table:table-cell office:value-type="string" table:style-name="ce27">
            <text:p>6280</text:p>
            <text:p>Desenvolvimento de sistemas e outros serviços de informação</text:p>
          </table:table-cell>
          <table:table-cell office:value-type="string" table:style-name="ce45">
            <text:p>6480</text:p>
            <text:p>Intermediação financeira, seguros e previdência complementar</text:p>
          </table:table-cell>
          <table:table-cell office:value-type="string" table:style-name="ce27">
            <text:p>6800</text:p>
            <text:p>Atividades imobiliárias</text:p>
          </table:table-cell>
          <table:table-cell office:value-type="string" table:style-name="ce27">
            <text:p>6980</text:p>
            <text:p>Atividades jurídicas, contábeis, consultoria e sedes de empresas<text:s/></text:p>
          </table:table-cell>
          <table:table-cell office:value-type="string" table:style-name="ce27">
            <text:p>7180</text:p>
            <text:p>Serviços de arquitetura, engenharia, testes/análises técnicas e P &amp; D</text:p>
          </table:table-cell>
          <table:table-cell office:value-type="string" table:style-name="ce27">
            <text:p>7380</text:p>
            <text:p>Outras atividades profissionais, científicas e técnicas</text:p>
          </table:table-cell>
          <table:table-cell office:value-type="string" table:style-name="ce27">
            <text:p>7700</text:p>
            <text:p>Aluguéis não-imobiliários e gestão de ativos de propriedade intelectual</text:p>
          </table:table-cell>
          <table:table-cell office:value-type="string" table:style-name="ce27">
            <text:p>7880</text:p>
            <text:p>Outras atividades administrativas e serviços complementares</text:p>
          </table:table-cell>
          <table:table-cell office:value-type="string" table:style-name="ce27">
            <text:p>8000</text:p>
            <text:p>Atividades de vigilância, segurança e investigação</text:p>
          </table:table-cell>
          <table:table-cell office:value-type="string" table:style-name="ce27">
            <text:p>8400</text:p>
            <text:p>Administração pública, defesa e seguridade social</text:p>
          </table:table-cell>
          <table:table-cell office:value-type="string" table:style-name="ce27">
            <text:p>8591</text:p>
            <text:p>Educação pública</text:p>
          </table:table-cell>
          <table:table-cell office:value-type="string" table:style-name="ce27">
            <text:p>8592</text:p>
            <text:p>Educação privada</text:p>
          </table:table-cell>
          <table:table-cell office:value-type="string" table:style-name="ce27">
            <text:p>8691</text:p>
            <text:p>Saúde pública</text:p>
          </table:table-cell>
          <table:table-cell office:value-type="string" table:style-name="ce27">
            <text:p>8692</text:p>
            <text:p>Saúde privada</text:p>
          </table:table-cell>
          <table:table-cell office:value-type="string" table:style-name="ce27">
            <text:p>9080</text:p>
            <text:p>Atividades artísticas, criativas e de espetáculos</text:p>
          </table:table-cell>
          <table:table-cell office:value-type="string" table:style-name="ce27">
            <text:p>9480</text:p>
            <text:p>Organizações associativas e outros serviços pessoais</text:p>
          </table:table-cell>
          <table:table-cell office:value-type="string" table:style-name="ce27">
            <text:p>9700</text:p>
            <text:p>Serviços domésticos</text:p>
          </table:table-cell>
          <table:table-cell office:value-type="string" table:style-name="ce34">
            <text:p>Total</text:p>
            <text:p>do produto</text:p>
          </table:table-cell>
          <table:table-cell table:number-columns-repeated="16313"/>
        </table:table-row>
        <table:table-row table:style-name="ro4">
          <table:table-cell table:number-columns-repeated="70" table:style-name="ce3"/>
          <table:table-cell table:style-name="ce7"/>
          <table:table-cell table:number-columns-repeated="16313"/>
        </table:table-row>
        <table:table-row table:style-name="ro5">
          <table:table-cell office:value-type="string" table:style-name="ce20">
            <text:p>01911</text:p>
          </table:table-cell>
          <table:table-cell office:value-type="string" table:style-name="ce21">
            <text:p>Arroz, trigo e outros cereais</text:p>
          </table:table-cell>
          <table:table-cell office:value-type="float" office:value="11235" table:style-name="ce36">
            <text:p><text:s text:c="2"/>11 235</text:p>
          </table:table-cell>
          <table:table-cell office:value-type="float" office:value="343" table:style-name="ce36">
            <text:p><text:s text:c="3"/>343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2" table:style-name="ce36">
            <text:p><text:s text:c="3"/>2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798" table:style-name="ce36">
            <text:p><text:s text:c="2"/>11 798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12</text:p>
          </table:table-cell>
          <table:table-cell office:value-type="string" table:style-name="ce21">
            <text:p>Milho em grão</text:p>
          </table:table-cell>
          <table:table-cell office:value-type="float" office:value="23804" table:style-name="ce36">
            <text:p><text:s text:c="2"/>23 804</text:p>
          </table:table-cell>
          <table:table-cell office:value-type="float" office:value="1359" table:style-name="ce36">
            <text:p><text:s text:c="2"/>1 359</text:p>
          </table:table-cell>
          <table:table-cell office:value-type="float" office:value="50" table:style-name="ce36">
            <text:p><text:s text:c="3"/>5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5" table:style-name="ce36">
            <text:p><text:s text:c="3"/>10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318" table:style-name="ce36">
            <text:p><text:s text:c="2"/>25 318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13</text:p>
          </table:table-cell>
          <table:table-cell office:value-type="string" table:style-name="ce21">
            <text:p>Algodão herbáceo, outras fibras da lav. temporária</text:p>
          </table:table-cell>
          <table:table-cell office:value-type="float" office:value="12265" table:style-name="ce36">
            <text:p><text:s text:c="2"/>12 265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278" table:style-name="ce36">
            <text:p><text:s text:c="2"/>12 278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14</text:p>
          </table:table-cell>
          <table:table-cell office:value-type="string" table:style-name="ce21">
            <text:p>Cana-de-açúcar</text:p>
          </table:table-cell>
          <table:table-cell office:value-type="float" office:value="54725" table:style-name="ce36">
            <text:p><text:s text:c="2"/>54 725</text:p>
          </table:table-cell>
          <table:table-cell office:value-type="float" office:value="290" table:style-name="ce36">
            <text:p><text:s text:c="3"/>29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5016" table:style-name="ce36">
            <text:p><text:s text:c="2"/>55 016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01915</text:p>
          </table:table-cell>
          <table:table-cell office:value-type="string" table:style-name="ce23">
            <text:p>Soja <text:s/>em grão</text:p>
          </table:table-cell>
          <table:table-cell office:value-type="float" office:value="129400" table:style-name="ce36">
            <text:p><text:s text:c="2"/>129 400</text:p>
          </table:table-cell>
          <table:table-cell office:value-type="float" office:value="3168" table:style-name="ce36">
            <text:p><text:s text:c="2"/>3 168</text:p>
          </table:table-cell>
          <table:table-cell office:value-type="float" office:value="54" table:style-name="ce36">
            <text:p><text:s text:c="3"/>5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2622" table:style-name="ce36">
            <text:p><text:s text:c="2"/>132 622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6</text:p>
          </table:table-cell>
          <table:table-cell office:value-type="string" table:style-name="ce3">
            <text:p>Outros produtos e serviços da lavoura temporária</text:p>
          </table:table-cell>
          <table:table-cell office:value-type="float" office:value="55930" table:style-name="ce37">
            <text:p><text:s text:c="2"/>55 930</text:p>
          </table:table-cell>
          <table:table-cell office:value-type="float" office:value="2293" table:style-name="ce37">
            <text:p><text:s text:c="2"/>2 293</text:p>
          </table:table-cell>
          <table:table-cell office:value-type="float" office:value="125" table:style-name="ce37">
            <text:p><text:s text:c="3"/>12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59" table:style-name="ce37">
            <text:p><text:s text:c="3"/>25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8607" table:style-name="ce37">
            <text:p><text:s text:c="2"/>58 607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7</text:p>
          </table:table-cell>
          <table:table-cell office:value-type="string" table:style-name="ce3">
            <text:p>Laranja</text:p>
          </table:table-cell>
          <table:table-cell office:value-type="float" office:value="8703" table:style-name="ce37">
            <text:p><text:s text:c="2"/>8 703</text:p>
          </table:table-cell>
          <table:table-cell office:value-type="float" office:value="63" table:style-name="ce37">
            <text:p><text:s text:c="3"/>6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766" table:style-name="ce37">
            <text:p><text:s text:c="2"/>8 766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8</text:p>
          </table:table-cell>
          <table:table-cell office:value-type="string" table:style-name="ce3">
            <text:p>Café em grão</text:p>
          </table:table-cell>
          <table:table-cell office:value-type="float" office:value="24616" table:style-name="ce37">
            <text:p><text:s text:c="2"/>24 616</text:p>
          </table:table-cell>
          <table:table-cell office:value-type="float" office:value="906" table:style-name="ce37">
            <text:p><text:s text:c="3"/>906</text:p>
          </table:table-cell>
          <table:table-cell office:value-type="float" office:value="27" table:style-name="ce37">
            <text:p><text:s text:c="3"/>2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23" table:style-name="ce37">
            <text:p><text:s text:c="3"/>22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5772" table:style-name="ce37">
            <text:p><text:s text:c="2"/>25 772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9</text:p>
          </table:table-cell>
          <table:table-cell office:value-type="string" table:style-name="ce3">
            <text:p>Outros produtos da lavoura permanente</text:p>
          </table:table-cell>
          <table:table-cell office:value-type="float" office:value="25733" table:style-name="ce37">
            <text:p><text:s text:c="2"/>25 733</text:p>
          </table:table-cell>
          <table:table-cell office:value-type="float" office:value="582" table:style-name="ce37">
            <text:p><text:s text:c="3"/>582</text:p>
          </table:table-cell>
          <table:table-cell office:value-type="float" office:value="119" table:style-name="ce37">
            <text:p><text:s text:c="3"/>11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36" table:style-name="ce37">
            <text:p><text:s text:c="3"/>23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6679" table:style-name="ce37">
            <text:p><text:s text:c="2"/>26 679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01921</text:p>
          </table:table-cell>
          <table:table-cell office:value-type="string" table:style-name="ce7">
            <text:p>Bovinos e outros animais vivos, prods. animal, caça e serv.</text:p>
          </table:table-cell>
          <table:table-cell office:value-type="float" office:value="4794" table:style-name="ce37">
            <text:p><text:s text:c="2"/>4 794</text:p>
          </table:table-cell>
          <table:table-cell office:value-type="float" office:value="66459" table:style-name="ce37">
            <text:p><text:s text:c="2"/>66 459</text:p>
          </table:table-cell>
          <table:table-cell office:value-type="float" office:value="247" table:style-name="ce37">
            <text:p><text:s text:c="3"/>24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8" table:style-name="ce37">
            <text:p><text:s text:c="3"/>2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5" table:style-name="ce37">
            <text:p><text:s text:c="3"/>2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1553" table:style-name="ce37">
            <text:p><text:s text:c="2"/>71 553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22</text:p>
          </table:table-cell>
          <table:table-cell office:value-type="string" table:style-name="ce21">
            <text:p>Leite de vaca e de outros animais</text:p>
          </table:table-cell>
          <table:table-cell office:value-type="float" office:value="2684" table:style-name="ce36">
            <text:p><text:s text:c="2"/>2 684</text:p>
          </table:table-cell>
          <table:table-cell office:value-type="float" office:value="25068" table:style-name="ce36">
            <text:p><text:s text:c="2"/>25 068</text:p>
          </table:table-cell>
          <table:table-cell office:value-type="float" office:value="75" table:style-name="ce36">
            <text:p><text:s text:c="3"/>7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828" table:style-name="ce36">
            <text:p><text:s text:c="2"/>27 828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23</text:p>
          </table:table-cell>
          <table:table-cell office:value-type="string" table:style-name="ce21">
            <text:p>Suínos</text:p>
          </table:table-cell>
          <table:table-cell office:value-type="float" office:value="544" table:style-name="ce36">
            <text:p><text:s text:c="3"/>544</text:p>
          </table:table-cell>
          <table:table-cell office:value-type="float" office:value="9021" table:style-name="ce36">
            <text:p><text:s text:c="2"/>9 02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565" table:style-name="ce36">
            <text:p><text:s text:c="2"/>9 565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24</text:p>
          </table:table-cell>
          <table:table-cell office:value-type="string" table:style-name="ce21">
            <text:p>Aves e ovos</text:p>
          </table:table-cell>
          <table:table-cell office:value-type="float" office:value="585" table:style-name="ce36">
            <text:p><text:s text:c="3"/>585</text:p>
          </table:table-cell>
          <table:table-cell office:value-type="float" office:value="29353" table:style-name="ce36">
            <text:p><text:s text:c="2"/>29 353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955" table:style-name="ce36">
            <text:p><text:s text:c="2"/>29 955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2801</text:p>
          </table:table-cell>
          <table:table-cell office:value-type="string" table:style-name="ce21">
            <text:p>Produtos da exploração florestal e da silvicultura</text:p>
          </table:table-cell>
          <table:table-cell office:value-type="float" office:value="1001" table:style-name="ce36">
            <text:p><text:s text:c="2"/>1 001</text:p>
          </table:table-cell>
          <table:table-cell office:value-type="float" office:value="1368" table:style-name="ce36">
            <text:p><text:s text:c="2"/>1 368</text:p>
          </table:table-cell>
          <table:table-cell office:value-type="float" office:value="22116" table:style-name="ce36">
            <text:p><text:s text:c="2"/>22 1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5" table:style-name="ce36">
            <text:p><text:s text:c="3"/>8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570" table:style-name="ce36">
            <text:p><text:s text:c="2"/>24 570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02802</text:p>
          </table:table-cell>
          <table:table-cell office:value-type="string" table:style-name="ce23">
            <text:p>Pesca e aquicultura (peixe, crustáceos e moluscos)</text:p>
          </table:table-cell>
          <table:table-cell office:value-type="float" office:value="455" table:style-name="ce36">
            <text:p><text:s text:c="3"/>455</text:p>
          </table:table-cell>
          <table:table-cell office:value-type="float" office:value="520" table:style-name="ce36">
            <text:p><text:s text:c="3"/>520</text:p>
          </table:table-cell>
          <table:table-cell office:value-type="float" office:value="13629" table:style-name="ce36">
            <text:p><text:s text:c="2"/>13 62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604" table:style-name="ce36">
            <text:p><text:s text:c="2"/>14 604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5801</text:p>
          </table:table-cell>
          <table:table-cell office:value-type="string" table:style-name="ce3">
            <text:p>Carvão mineral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19" table:style-name="ce37">
            <text:p><text:s text:c="3"/>91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19" table:style-name="ce37">
            <text:p><text:s text:c="3"/>919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5802</text:p>
          </table:table-cell>
          <table:table-cell office:value-type="string" table:style-name="ce3">
            <text:p>Minerais não-metálicos</text:p>
          </table:table-cell>
          <table:table-cell office:value-type="float" office:value="47" table:style-name="ce37">
            <text:p><text:s text:c="3"/>47</text:p>
          </table:table-cell>
          <table:table-cell office:value-type="float" office:value="205" table:style-name="ce37">
            <text:p><text:s text:c="3"/>205</text:p>
          </table:table-cell>
          <table:table-cell office:value-type="float" office:value="18" table:style-name="ce37">
            <text:p><text:s text:c="3"/>18</text:p>
          </table:table-cell>
          <table:table-cell office:value-type="float" office:value="16451" table:style-name="ce37">
            <text:p><text:s text:c="2"/>16 451</text:p>
          </table:table-cell>
          <table:table-cell office:value-type="float" office:value="59" table:style-name="ce37">
            <text:p><text:s text:c="3"/>5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0" table:style-name="ce37">
            <text:p><text:s text:c="3"/>6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4" table:style-name="ce37">
            <text:p><text:s text:c="3"/>6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79" table:style-name="ce37">
            <text:p><text:s text:c="3"/>279</text:p>
          </table:table-cell>
          <table:table-cell office:value-type="float" office:value="18" table:style-name="ce37">
            <text:p><text:s text:c="3"/>1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22" table:style-name="ce37">
            <text:p><text:s text:c="3"/>92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7" table:style-name="ce37">
            <text:p><text:s text:c="3"/>10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247" table:style-name="ce37">
            <text:p><text:s text:c="2"/>18 247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6801</text:p>
          </table:table-cell>
          <table:table-cell office:value-type="string" table:style-name="ce3">
            <text:p>Petróleo, gás natural e serviços de apoi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4184" table:style-name="ce37">
            <text:p><text:s text:c="2"/>134 18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0" table:style-name="ce37">
            <text:p><text:s text:c="3"/>5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4" table:style-name="ce37">
            <text:p><text:s text:c="3"/>17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8" table:style-name="ce37">
            <text:p><text:s text:c="3"/>13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4546" table:style-name="ce37">
            <text:p><text:s text:c="2"/>134 546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7911</text:p>
          </table:table-cell>
          <table:table-cell office:value-type="string" table:style-name="ce3">
            <text:p>Minério de ferr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3915" table:style-name="ce37">
            <text:p><text:s text:c="2"/>73 91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243" table:style-name="ce37">
            <text:p><text:s text:c="3"/>24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4172" table:style-name="ce37">
            <text:p><text:s text:c="2"/>74 172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07921</text:p>
          </table:table-cell>
          <table:table-cell office:value-type="string" table:style-name="ce7">
            <text:p>Minerais metálicos não-ferros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3" table:style-name="ce37">
            <text:p><text:s text:c="3"/>33</text:p>
          </table:table-cell>
          <table:table-cell office:value-type="float" office:value="14451" table:style-name="ce37">
            <text:p><text:s text:c="2"/>14 45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0" table:style-name="ce37">
            <text:p><text:s text:c="3"/>2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0" table:style-name="ce37">
            <text:p><text:s text:c="3"/>4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557" table:style-name="ce37">
            <text:p><text:s text:c="2"/>14 557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10911</text:p>
          </table:table-cell>
          <table:table-cell office:value-type="string" table:style-name="ce24">
            <text:p>Carne de bovinos e outros prod. de carne</text:p>
          </table:table-cell>
          <table:table-cell office:value-type="float" office:value="109" table:style-name="ce36">
            <text:p><text:s text:c="3"/>109</text:p>
          </table:table-cell>
          <table:table-cell office:value-type="float" office:value="399" table:style-name="ce36">
            <text:p><text:s text:c="3"/>399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3210" table:style-name="ce36">
            <text:p><text:s text:c="2"/>133 2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62" table:style-name="ce36">
            <text:p><text:s text:c="2"/>1 06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3" table:style-name="ce36">
            <text:p><text:s text:c="3"/>18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1" table:style-name="ce36">
            <text:p><text:s text:c="3"/>8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34" table:style-name="ce36">
            <text:p><text:s text:c="2"/>1 13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6221" table:style-name="ce36">
            <text:p><text:s text:c="2"/>136 221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10912</text:p>
          </table:table-cell>
          <table:table-cell office:value-type="string" table:style-name="ce21">
            <text:p>Carne de suíno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48" table:style-name="ce36">
            <text:p><text:s text:c="3"/>48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154" table:style-name="ce36">
            <text:p><text:s text:c="2"/>15 15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3" table:style-name="ce36">
            <text:p><text:s text:c="3"/>9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323" table:style-name="ce36">
            <text:p><text:s text:c="2"/>15 32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3</text:p>
          </table:table-cell>
          <table:table-cell office:value-type="string" table:style-name="ce21">
            <text:p>Carne de av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9540" table:style-name="ce36">
            <text:p><text:s text:c="2"/>49 54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25" table:style-name="ce36">
            <text:p><text:s text:c="2"/>1 3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47" table:style-name="ce36">
            <text:p><text:s text:c="2"/>2 44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3340" table:style-name="ce36">
            <text:p><text:s text:c="2"/>53 34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4</text:p>
          </table:table-cell>
          <table:table-cell office:value-type="string" table:style-name="ce21">
            <text:p>Pescado industrializad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139" table:style-name="ce36">
            <text:p><text:s text:c="2"/>4 1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" table:style-name="ce36">
            <text:p><text:s text:c="3"/>4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190" table:style-name="ce36">
            <text:p><text:s text:c="2"/>4 190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10915</text:p>
          </table:table-cell>
          <table:table-cell office:value-type="string" table:style-name="ce23">
            <text:p>Leite resfriado, esterilizado e pasteurizad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963" table:style-name="ce36">
            <text:p><text:s text:c="2"/>14 96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02" table:style-name="ce36">
            <text:p><text:s text:c="2"/>3 60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573" table:style-name="ce36">
            <text:p><text:s text:c="2"/>18 573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16</text:p>
          </table:table-cell>
          <table:table-cell office:value-type="string" table:style-name="ce3">
            <text:p>Outros produtos do laticínio</text:p>
          </table:table-cell>
          <table:table-cell office:value-type="float" office:value="139" table:style-name="ce37">
            <text:p><text:s text:c="3"/>139</text:p>
          </table:table-cell>
          <table:table-cell office:value-type="float" office:value="1355" table:style-name="ce37">
            <text:p><text:s text:c="2"/>1 355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2612" table:style-name="ce37">
            <text:p><text:s text:c="2"/>52 61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60" table:style-name="ce37">
            <text:p><text:s text:c="2"/>1 16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5270" table:style-name="ce37">
            <text:p><text:s text:c="2"/>55 270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21</text:p>
          </table:table-cell>
          <table:table-cell office:value-type="string" table:style-name="ce3">
            <text:p>Açúcar</text:p>
          </table:table-cell>
          <table:table-cell office:value-type="float" office:value="178" table:style-name="ce38">
            <text:p><text:s text:c="3"/>178</text:p>
          </table:table-cell>
          <table:table-cell office:value-type="float" office:value="63" table:style-name="ce38">
            <text:p><text:s text:c="3"/>63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3170" table:style-name="ce38">
            <text:p><text:s text:c="2"/>33 170</text:p>
          </table:table-cell>
          <table:table-cell office:value-type="float" office:value="400" table:style-name="ce38">
            <text:p><text:s text:c="3"/>400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719" table:style-name="ce38">
            <text:p><text:s text:c="2"/>6 71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0547" table:style-name="ce38">
            <text:p><text:s text:c="2"/>40 547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31</text:p>
          </table:table-cell>
          <table:table-cell office:value-type="string" table:style-name="ce3">
            <text:p>Conservas de frutas, legumes, outros vegetais e sucos de frutas</text:p>
          </table:table-cell>
          <table:table-cell office:value-type="float" office:value="70" table:style-name="ce37">
            <text:p><text:s text:c="3"/>70</text:p>
          </table:table-cell>
          <table:table-cell office:value-type="float" office:value="34" table:style-name="ce37">
            <text:p><text:s text:c="3"/>34</text:p>
          </table:table-cell>
          <table:table-cell office:value-type="float" office:value="28" table:style-name="ce37">
            <text:p><text:s text:c="3"/>2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21" table:style-name="ce37">
            <text:p><text:s text:c="3"/>32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5368" table:style-name="ce37">
            <text:p><text:s text:c="2"/>25 368</text:p>
          </table:table-cell>
          <table:table-cell office:value-type="float" office:value="401" table:style-name="ce37">
            <text:p><text:s text:c="3"/>40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8" table:style-name="ce37">
            <text:p><text:s text:c="3"/>3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8" table:style-name="ce37">
            <text:p><text:s text:c="3"/>14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6415" table:style-name="ce37">
            <text:p><text:s text:c="2"/>26 415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32</text:p>
          </table:table-cell>
          <table:table-cell office:value-type="string" table:style-name="ce3">
            <text:p>Óleos e gorduras vegetais e animais</text:p>
          </table:table-cell>
          <table:table-cell office:value-type="float" office:value="12" table:style-name="ce37">
            <text:p><text:s text:c="3"/>12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26" table:style-name="ce37">
            <text:p><text:s text:c="2"/>1 12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8321" table:style-name="ce37">
            <text:p><text:s text:c="2"/>58 32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94" table:style-name="ce37">
            <text:p><text:s text:c="3"/>494</text:p>
          </table:table-cell>
          <table:table-cell office:value-type="float" office:value="103" table:style-name="ce37">
            <text:p><text:s text:c="3"/>103</text:p>
          </table:table-cell>
          <table:table-cell office:value-type="float" office:value="18" table:style-name="ce37">
            <text:p><text:s text:c="3"/>18</text:p>
          </table:table-cell>
          <table:table-cell office:value-type="float" office:value="53" table:style-name="ce37">
            <text:p><text:s text:c="3"/>5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431" table:style-name="ce37">
            <text:p><text:s text:c="2"/>5 43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5569" table:style-name="ce37">
            <text:p><text:s text:c="2"/>65 569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10933</text:p>
          </table:table-cell>
          <table:table-cell office:value-type="string" table:style-name="ce7">
            <text:p>Café beneficiado</text:p>
          </table:table-cell>
          <table:table-cell office:value-type="float" office:value="140" table:style-name="ce37">
            <text:p><text:s text:c="3"/>140</text:p>
          </table:table-cell>
          <table:table-cell office:value-type="float" office:value="69" table:style-name="ce37">
            <text:p><text:s text:c="3"/>69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13944" table:style-name="ce37">
            <text:p><text:s text:c="2"/>13 94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09" table:style-name="ce37">
            <text:p><text:s text:c="3"/>30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481" table:style-name="ce37">
            <text:p><text:s text:c="2"/>14 48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4</text:p>
          </table:table-cell>
          <table:table-cell office:value-type="string" table:style-name="ce21">
            <text:p>Arroz beneficiado e produtos derivados do arroz</text:p>
          </table:table-cell>
          <table:table-cell office:value-type="float" office:value="518" table:style-name="ce36">
            <text:p><text:s text:c="3"/>518</text:p>
          </table:table-cell>
          <table:table-cell office:value-type="float" office:value="31" table:style-name="ce36">
            <text:p><text:s text:c="3"/>31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0" table:style-name="ce36">
            <text:p><text:s text:c="3"/>100</text:p>
          </table:table-cell>
          <table:table-cell office:value-type="float" office:value="14645" table:style-name="ce36">
            <text:p><text:s text:c="2"/>14 64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85" table:style-name="ce36">
            <text:p><text:s text:c="3"/>78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087" table:style-name="ce36">
            <text:p><text:s text:c="2"/>16 08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5</text:p>
          </table:table-cell>
          <table:table-cell office:value-type="string" table:style-name="ce21">
            <text:p>Produtos derivados do trigo, mandioca ou milho</text:p>
          </table:table-cell>
          <table:table-cell office:value-type="float" office:value="2112" table:style-name="ce36">
            <text:p><text:s text:c="2"/>2 112</text:p>
          </table:table-cell>
          <table:table-cell office:value-type="float" office:value="763" table:style-name="ce36">
            <text:p><text:s text:c="3"/>763</text:p>
          </table:table-cell>
          <table:table-cell office:value-type="float" office:value="348" table:style-name="ce36">
            <text:p><text:s text:c="3"/>34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7" table:style-name="ce36">
            <text:p><text:s text:c="3"/>197</text:p>
          </table:table-cell>
          <table:table-cell office:value-type="float" office:value="49" table:style-name="ce36">
            <text:p><text:s text:c="3"/>49</text:p>
          </table:table-cell>
          <table:table-cell office:value-type="float" office:value="33972" table:style-name="ce36">
            <text:p><text:s text:c="2"/>33 972</text:p>
          </table:table-cell>
          <table:table-cell office:value-type="float" office:value="63" table:style-name="ce36">
            <text:p><text:s text:c="3"/>6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58" table:style-name="ce36">
            <text:p><text:s text:c="3"/>5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0" table:style-name="ce36">
            <text:p><text:s text:c="3"/>5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73" table:style-name="ce36">
            <text:p><text:s text:c="2"/>1 27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952" table:style-name="ce36">
            <text:p><text:s text:c="2"/>38 95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6</text:p>
          </table:table-cell>
          <table:table-cell office:value-type="string" table:style-name="ce21">
            <text:p>Rações balanceadas para animai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21" table:style-name="ce36">
            <text:p><text:s text:c="2"/>1 12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1300" table:style-name="ce36">
            <text:p><text:s text:c="2"/>31 30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111" table:style-name="ce36">
            <text:p><text:s text:c="3"/>1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5" table:style-name="ce36">
            <text:p><text:s text:c="3"/>225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827" table:style-name="ce36">
            <text:p><text:s text:c="2"/>32 82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7</text:p>
          </table:table-cell>
          <table:table-cell office:value-type="string" table:style-name="ce21">
            <text:p>Outros produtos alimentares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104" table:style-name="ce36">
            <text:p><text:s text:c="3"/>10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72" table:style-name="ce36">
            <text:p><text:s text:c="2"/>1 372</text:p>
          </table:table-cell>
          <table:table-cell office:value-type="float" office:value="37" table:style-name="ce36">
            <text:p><text:s text:c="3"/>37</text:p>
          </table:table-cell>
          <table:table-cell office:value-type="float" office:value="92796" table:style-name="ce36">
            <text:p><text:s text:c="2"/>92 796</text:p>
          </table:table-cell>
          <table:table-cell office:value-type="float" office:value="262" table:style-name="ce36">
            <text:p><text:s text:c="3"/>26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100" table:style-name="ce36">
            <text:p><text:s text:c="3"/>100</text:p>
          </table:table-cell>
          <table:table-cell office:value-type="float" office:value="384" table:style-name="ce36">
            <text:p><text:s text:c="3"/>384</text:p>
          </table:table-cell>
          <table:table-cell office:value-type="float" office:value="185" table:style-name="ce36">
            <text:p><text:s text:c="3"/>185</text:p>
          </table:table-cell>
          <table:table-cell office:value-type="float" office:value="514" table:style-name="ce36">
            <text:p><text:s text:c="3"/>514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112" table:style-name="ce36">
            <text:p><text:s text:c="2"/>25 1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0935" table:style-name="ce36">
            <text:p><text:s text:c="2"/>120 935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11001</text:p>
          </table:table-cell>
          <table:table-cell office:value-type="string" table:style-name="ce23">
            <text:p>Bebidas</text:p>
          </table:table-cell>
          <table:table-cell office:value-type="float" office:value="197" table:style-name="ce36">
            <text:p><text:s text:c="3"/>197</text:p>
          </table:table-cell>
          <table:table-cell office:value-type="float" office:value="254" table:style-name="ce36">
            <text:p><text:s text:c="3"/>254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8" table:style-name="ce36">
            <text:p><text:s text:c="3"/>158</text:p>
          </table:table-cell>
          <table:table-cell office:value-type="float" office:value="103" table:style-name="ce36">
            <text:p><text:s text:c="3"/>103</text:p>
          </table:table-cell>
          <table:table-cell office:value-type="float" office:value="2330" table:style-name="ce36">
            <text:p><text:s text:c="2"/>2 330</text:p>
          </table:table-cell>
          <table:table-cell office:value-type="float" office:value="72376" table:style-name="ce36">
            <text:p><text:s text:c="2"/>72 37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9" table:style-name="ce36">
            <text:p><text:s text:c="3"/>14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" table:style-name="ce36">
            <text:p><text:s text:c="3"/>3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31" table:style-name="ce36">
            <text:p><text:s text:c="2"/>1 53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7190" table:style-name="ce36">
            <text:p><text:s text:c="2"/>77 190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2001</text:p>
          </table:table-cell>
          <table:table-cell office:value-type="string" table:style-name="ce3">
            <text:p>Produtos do fumo</text:p>
          </table:table-cell>
          <table:table-cell office:value-type="float" office:value="64" table:style-name="ce37">
            <text:p><text:s text:c="3"/>64</text:p>
          </table:table-cell>
          <table:table-cell office:value-type="float" office:value="39" table:style-name="ce37">
            <text:p><text:s text:c="3"/>39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320" table:style-name="ce37">
            <text:p><text:s text:c="2"/>14 32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424" table:style-name="ce37">
            <text:p><text:s text:c="2"/>14 424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3001</text:p>
          </table:table-cell>
          <table:table-cell office:value-type="string" table:style-name="ce3">
            <text:p>Fios e fibras têxteis beneficiadas</text:p>
          </table:table-cell>
          <table:table-cell office:value-type="float" office:value="1188" table:style-name="ce37">
            <text:p><text:s text:c="2"/>1 188</text:p>
          </table:table-cell>
          <table:table-cell office:value-type="float" office:value="438" table:style-name="ce37">
            <text:p><text:s text:c="3"/>438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703" table:style-name="ce37">
            <text:p><text:s text:c="2"/>8 703</text:p>
          </table:table-cell>
          <table:table-cell office:value-type="float" office:value="18" table:style-name="ce37">
            <text:p><text:s text:c="3"/>1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" table:style-name="ce37">
            <text:p><text:s text:c="3"/>1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380" table:style-name="ce37">
            <text:p><text:s text:c="2"/>10 380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3002</text:p>
          </table:table-cell>
          <table:table-cell office:value-type="string" table:style-name="ce3">
            <text:p>Tecid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679" table:style-name="ce37">
            <text:p><text:s text:c="2"/>17 679</text:p>
          </table:table-cell>
          <table:table-cell office:value-type="float" office:value="377" table:style-name="ce37">
            <text:p><text:s text:c="3"/>37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07" table:style-name="ce37">
            <text:p><text:s text:c="3"/>207</text:p>
          </table:table-cell>
          <table:table-cell office:value-type="float" office:value="15" table:style-name="ce37">
            <text:p><text:s text:c="3"/>1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1" table:style-name="ce37">
            <text:p><text:s text:c="3"/>4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319" table:style-name="ce37">
            <text:p><text:s text:c="2"/>18 319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3003</text:p>
          </table:table-cell>
          <table:table-cell office:value-type="string" table:style-name="ce3">
            <text:p>Art. têxteis de uso doméstico e outros têxtei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411" table:style-name="ce37">
            <text:p><text:s text:c="2"/>21 411</text:p>
          </table:table-cell>
          <table:table-cell office:value-type="float" office:value="227" table:style-name="ce37">
            <text:p><text:s text:c="3"/>227</text:p>
          </table:table-cell>
          <table:table-cell office:value-type="float" office:value="38" table:style-name="ce37">
            <text:p><text:s text:c="3"/>3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2" table:style-name="ce37">
            <text:p><text:s text:c="3"/>22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25" table:style-name="ce37">
            <text:p><text:s text:c="3"/>25</text:p>
          </table:table-cell>
          <table:table-cell office:value-type="float" office:value="44" table:style-name="ce37">
            <text:p><text:s text:c="3"/>4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02" table:style-name="ce37">
            <text:p><text:s text:c="2"/>1 102</text:p>
          </table:table-cell>
          <table:table-cell office:value-type="float" office:value="67" table:style-name="ce37">
            <text:p><text:s text:c="3"/>6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9" table:style-name="ce37">
            <text:p><text:s text:c="3"/>39</text:p>
          </table:table-cell>
          <table:table-cell office:value-type="float" office:value="58" table:style-name="ce37">
            <text:p><text:s text:c="3"/>58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23" table:style-name="ce37">
            <text:p><text:s text:c="3"/>2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20" table:style-name="ce37">
            <text:p><text:s text:c="3"/>32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5" table:style-name="ce37">
            <text:p><text:s text:c="3"/>2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7" table:style-name="ce37">
            <text:p><text:s text:c="3"/>4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3487" table:style-name="ce37">
            <text:p><text:s text:c="2"/>23 487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14001</text:p>
          </table:table-cell>
          <table:table-cell office:value-type="string" table:style-name="ce7">
            <text:p>Artigos do vestuário e acessóri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21" table:style-name="ce38">
            <text:p><text:s text:c="3"/>521</text:p>
          </table:table-cell>
          <table:table-cell office:value-type="float" office:value="60286" table:style-name="ce38">
            <text:p><text:s text:c="2"/>60 286</text:p>
          </table:table-cell>
          <table:table-cell office:value-type="float" office:value="136" table:style-name="ce38">
            <text:p><text:s text:c="3"/>13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37" table:style-name="ce38">
            <text:p><text:s text:c="3"/>13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42" table:style-name="ce38">
            <text:p><text:s text:c="3"/>74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1834" table:style-name="ce38">
            <text:p><text:s text:c="2"/>61 83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5001</text:p>
          </table:table-cell>
          <table:table-cell office:value-type="string" table:style-name="ce21">
            <text:p>Calçados e artefatos de cour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7" table:style-name="ce36">
            <text:p><text:s text:c="3"/>4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5" table:style-name="ce36">
            <text:p><text:s text:c="3"/>55</text:p>
          </table:table-cell>
          <table:table-cell office:value-type="float" office:value="319" table:style-name="ce36">
            <text:p><text:s text:c="3"/>319</text:p>
          </table:table-cell>
          <table:table-cell office:value-type="float" office:value="41062" table:style-name="ce36">
            <text:p><text:s text:c="2"/>41 06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76" table:style-name="ce36">
            <text:p><text:s text:c="3"/>76</text:p>
          </table:table-cell>
          <table:table-cell office:value-type="float" office:value="41" table:style-name="ce36">
            <text:p><text:s text:c="3"/>4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1" table:style-name="ce36">
            <text:p><text:s text:c="3"/>20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8" table:style-name="ce36">
            <text:p><text:s text:c="3"/>6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1979" table:style-name="ce36">
            <text:p><text:s text:c="2"/>41 97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6001</text:p>
          </table:table-cell>
          <table:table-cell office:value-type="string" table:style-name="ce21">
            <text:p>Produtos de madeira, exclusive móveis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778" table:style-name="ce36">
            <text:p><text:s text:c="2"/>28 778</text:p>
          </table:table-cell>
          <table:table-cell office:value-type="float" office:value="42" table:style-name="ce36">
            <text:p><text:s text:c="3"/>4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" table:style-name="ce36">
            <text:p><text:s text:c="3"/>2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8" table:style-name="ce36">
            <text:p><text:s text:c="3"/>6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6" table:style-name="ce36">
            <text:p><text:s text:c="3"/>17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7" table:style-name="ce36">
            <text:p><text:s text:c="3"/>6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279" table:style-name="ce36">
            <text:p><text:s text:c="2"/>29 27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7001</text:p>
          </table:table-cell>
          <table:table-cell office:value-type="string" table:style-name="ce21">
            <text:p>Celulose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048" table:style-name="ce36">
            <text:p><text:s text:c="2"/>29 04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054" table:style-name="ce36">
            <text:p><text:s text:c="2"/>29 05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7002</text:p>
          </table:table-cell>
          <table:table-cell office:value-type="string" table:style-name="ce21">
            <text:p>Papel, papelão, embalagens e artefatos de papel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61727" table:style-name="ce36">
            <text:p><text:s text:c="2"/>61 727</text:p>
          </table:table-cell>
          <table:table-cell office:value-type="float" office:value="542" table:style-name="ce36">
            <text:p><text:s text:c="3"/>54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6" table:style-name="ce36">
            <text:p><text:s text:c="3"/>28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77" table:style-name="ce36">
            <text:p><text:s text:c="3"/>477</text:p>
          </table:table-cell>
          <table:table-cell office:value-type="float" office:value="70" table:style-name="ce36">
            <text:p><text:s text:c="3"/>7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" table:style-name="ce36">
            <text:p><text:s text:c="3"/>2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3" table:style-name="ce36">
            <text:p><text:s text:c="3"/>18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3360" table:style-name="ce36">
            <text:p><text:s text:c="2"/>63 36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8001</text:p>
          </table:table-cell>
          <table:table-cell office:value-type="string" table:style-name="ce21">
            <text:p>Serviços de impressão e reproduç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4" table:style-name="ce36">
            <text:p><text:s text:c="3"/>234</text:p>
          </table:table-cell>
          <table:table-cell office:value-type="float" office:value="16682" table:style-name="ce36">
            <text:p><text:s text:c="2"/>16 68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231" table:style-name="ce36">
            <text:p><text:s text:c="3"/>23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3" table:style-name="ce36">
            <text:p><text:s text:c="3"/>9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37" table:style-name="ce36">
            <text:p><text:s text:c="3"/>3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" table:style-name="ce36">
            <text:p><text:s text:c="3"/>4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5" table:style-name="ce36">
            <text:p><text:s text:c="3"/>34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64" table:style-name="ce36">
            <text:p><text:s text:c="3"/>46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214" table:style-name="ce36">
            <text:p><text:s text:c="2"/>18 214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19911</text:p>
          </table:table-cell>
          <table:table-cell office:value-type="string" table:style-name="ce11">
            <text:p>Combustíveis para aviaçã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481" table:style-name="ce37">
            <text:p><text:s text:c="2"/>11 48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481" table:style-name="ce37">
            <text:p><text:s text:c="2"/>11 481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19912</text:p>
          </table:table-cell>
          <table:table-cell office:value-type="string" table:style-name="ce11">
            <text:p>Gasoálcool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5897" table:style-name="ce37">
            <text:p><text:s text:c="2"/>85 89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5897" table:style-name="ce37">
            <text:p><text:s text:c="2"/>85 897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19913</text:p>
          </table:table-cell>
          <table:table-cell office:value-type="string" table:style-name="ce13">
            <text:p>Naftas para petroquímica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080" table:style-name="ce37">
            <text:p><text:s text:c="2"/>7 08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080" table:style-name="ce37">
            <text:p><text:s text:c="2"/>7 080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9914</text:p>
          </table:table-cell>
          <table:table-cell office:value-type="string" table:style-name="ce3">
            <text:p>Óleo combustível<text:s text:c="2"/>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921" table:style-name="ce37">
            <text:p><text:s text:c="2"/>13 92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921" table:style-name="ce37">
            <text:p><text:s text:c="2"/>13 921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9915</text:p>
          </table:table-cell>
          <table:table-cell office:value-type="string" table:style-name="ce3">
            <text:p>Diesel - biodiesel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16258" table:style-name="ce38">
            <text:p><text:s text:c="2"/>116 25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16258" table:style-name="ce38">
            <text:p><text:s text:c="2"/>116 25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9916</text:p>
          </table:table-cell>
          <table:table-cell office:value-type="string" table:style-name="ce21">
            <text:p>Outros produtos do refino do petróle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17" table:style-name="ce36">
            <text:p><text:s text:c="2"/>2 0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5814" table:style-name="ce36">
            <text:p><text:s text:c="2"/>125 8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39" table:style-name="ce36">
            <text:p><text:s text:c="2"/>2 339</text:p>
          </table:table-cell>
          <table:table-cell office:value-type="float" office:value="222" table:style-name="ce36">
            <text:p><text:s text:c="3"/>222</text:p>
          </table:table-cell>
          <table:table-cell office:value-type="float" office:value="53" table:style-name="ce36">
            <text:p><text:s text:c="3"/>5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35" table:style-name="ce36">
            <text:p><text:s text:c="3"/>3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27" table:style-name="ce36">
            <text:p><text:s text:c="2"/>2 8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3350" table:style-name="ce36">
            <text:p><text:s text:c="2"/>133 35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9921</text:p>
          </table:table-cell>
          <table:table-cell office:value-type="string" table:style-name="ce21">
            <text:p>Etanol e outros biocombustíveis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697" table:style-name="ce36">
            <text:p><text:s text:c="2"/>22 697</text:p>
          </table:table-cell>
          <table:table-cell office:value-type="float" office:value="6304" table:style-name="ce36">
            <text:p><text:s text:c="2"/>6 304</text:p>
          </table:table-cell>
          <table:table-cell office:value-type="float" office:value="125" table:style-name="ce36">
            <text:p><text:s text:c="3"/>1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5002" table:style-name="ce36">
            <text:p><text:s text:c="2"/>45 002</text:p>
          </table:table-cell>
          <table:table-cell office:value-type="float" office:value="50" table:style-name="ce36">
            <text:p><text:s text:c="3"/>50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162" table:style-name="ce36">
            <text:p><text:s text:c="3"/>16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62" table:style-name="ce36">
            <text:p><text:s text:c="3"/>662</text:p>
          </table:table-cell>
          <table:table-cell office:value-type="float" office:value="95" table:style-name="ce36">
            <text:p><text:s text:c="3"/>9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5141" table:style-name="ce36">
            <text:p><text:s text:c="2"/>75 141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0911</text:p>
          </table:table-cell>
          <table:table-cell office:value-type="string" table:style-name="ce23">
            <text:p>Produtos químicos inorgâ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8" table:style-name="ce36">
            <text:p><text:s text:c="3"/>138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82" table:style-name="ce36">
            <text:p><text:s text:c="3"/>8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2" table:style-name="ce36">
            <text:p><text:s text:c="3"/>92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26560" table:style-name="ce36">
            <text:p><text:s text:c="2"/>26 560</text:p>
          </table:table-cell>
          <table:table-cell office:value-type="float" office:value="907" table:style-name="ce36">
            <text:p><text:s text:c="3"/>907</text:p>
          </table:table-cell>
          <table:table-cell office:value-type="float" office:value="278" table:style-name="ce36">
            <text:p><text:s text:c="3"/>278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190" table:style-name="ce36">
            <text:p><text:s text:c="3"/>190</text:p>
          </table:table-cell>
          <table:table-cell office:value-type="float" office:value="63" table:style-name="ce36">
            <text:p><text:s text:c="3"/>63</text:p>
          </table:table-cell>
          <table:table-cell office:value-type="float" office:value="1635" table:style-name="ce36">
            <text:p><text:s text:c="2"/>1 635</text:p>
          </table:table-cell>
          <table:table-cell office:value-type="float" office:value="53" table:style-name="ce36">
            <text:p><text:s text:c="3"/>5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27" table:style-name="ce36">
            <text:p><text:s text:c="3"/>627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781" table:style-name="ce36">
            <text:p><text:s text:c="2"/>30 78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0912</text:p>
          </table:table-cell>
          <table:table-cell office:value-type="string" table:style-name="ce21">
            <text:p>Adubos e fertilizant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56" table:style-name="ce36">
            <text:p><text:s text:c="3"/>55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164" table:style-name="ce36">
            <text:p><text:s text:c="2"/>39 164</text:p>
          </table:table-cell>
          <table:table-cell office:value-type="float" office:value="325" table:style-name="ce36">
            <text:p><text:s text:c="3"/>3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1" table:style-name="ce36">
            <text:p><text:s text:c="3"/>24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0322" table:style-name="ce36">
            <text:p><text:s text:c="2"/>40 32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0913</text:p>
          </table:table-cell>
          <table:table-cell office:value-type="string" table:style-name="ce21">
            <text:p>Produtos químicos orgâ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95" table:style-name="ce36">
            <text:p><text:s text:c="3"/>79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4" table:style-name="ce36">
            <text:p><text:s text:c="3"/>44</text:p>
          </table:table-cell>
          <table:table-cell office:value-type="float" office:value="41" table:style-name="ce36">
            <text:p><text:s text:c="3"/>41</text:p>
          </table:table-cell>
          <table:table-cell office:value-type="float" office:value="37453" table:style-name="ce36">
            <text:p><text:s text:c="2"/>37 453</text:p>
          </table:table-cell>
          <table:table-cell office:value-type="float" office:value="2015" table:style-name="ce36">
            <text:p><text:s text:c="2"/>2 015</text:p>
          </table:table-cell>
          <table:table-cell office:value-type="float" office:value="439" table:style-name="ce36">
            <text:p><text:s text:c="3"/>439</text:p>
          </table:table-cell>
          <table:table-cell office:value-type="float" office:value="200" table:style-name="ce36">
            <text:p><text:s text:c="3"/>200</text:p>
          </table:table-cell>
          <table:table-cell office:value-type="float" office:value="72" table:style-name="ce36">
            <text:p><text:s text:c="3"/>72</text:p>
          </table:table-cell>
          <table:table-cell office:value-type="float" office:value="52" table:style-name="ce36">
            <text:p><text:s text:c="3"/>52</text:p>
          </table:table-cell>
          <table:table-cell office:value-type="float" office:value="52" table:style-name="ce36">
            <text:p><text:s text:c="3"/>5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1213" table:style-name="ce36">
            <text:p><text:s text:c="2"/>41 213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0914</text:p>
          </table:table-cell>
          <table:table-cell office:value-type="string" table:style-name="ce11">
            <text:p>Resinas,elastômeros e fibras artif. e sintétic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59" table:style-name="ce37">
            <text:p><text:s text:c="3"/>45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5837" table:style-name="ce37">
            <text:p><text:s text:c="2"/>35 837</text:p>
          </table:table-cell>
          <table:table-cell office:value-type="float" office:value="1448" table:style-name="ce37">
            <text:p><text:s text:c="2"/>1 448</text:p>
          </table:table-cell>
          <table:table-cell office:value-type="float" office:value="114" table:style-name="ce37">
            <text:p><text:s text:c="3"/>114</text:p>
          </table:table-cell>
          <table:table-cell office:value-type="float" office:value="15" table:style-name="ce37">
            <text:p><text:s text:c="3"/>15</text:p>
          </table:table-cell>
          <table:table-cell office:value-type="float" office:value="537" table:style-name="ce37">
            <text:p><text:s text:c="3"/>537</text:p>
          </table:table-cell>
          <table:table-cell office:value-type="float" office:value="30" table:style-name="ce37">
            <text:p><text:s text:c="3"/>30</text:p>
          </table:table-cell>
          <table:table-cell office:value-type="float" office:value="173" table:style-name="ce37">
            <text:p><text:s text:c="3"/>17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1" table:style-name="ce37">
            <text:p><text:s text:c="3"/>10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0" table:style-name="ce37">
            <text:p><text:s text:c="3"/>2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" table:style-name="ce37">
            <text:p><text:s text:c="3"/>1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7" table:style-name="ce37">
            <text:p><text:s text:c="3"/>7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8832" table:style-name="ce37">
            <text:p><text:s text:c="2"/>38 832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0921</text:p>
          </table:table-cell>
          <table:table-cell office:value-type="string" table:style-name="ce11">
            <text:p>Defensivos agrícolas e desinfestantes domissanitári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78" table:style-name="ce38">
            <text:p><text:s text:c="3"/>178</text:p>
          </table:table-cell>
          <table:table-cell office:value-type="float" office:value="32806" table:style-name="ce38">
            <text:p><text:s text:c="2"/>32 806</text:p>
          </table:table-cell>
          <table:table-cell office:value-type="float" office:value="953" table:style-name="ce38">
            <text:p><text:s text:c="3"/>953</text:p>
          </table:table-cell>
          <table:table-cell office:value-type="float" office:value="287" table:style-name="ce38">
            <text:p><text:s text:c="3"/>28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6" table:style-name="ce38">
            <text:p><text:s text:c="3"/>1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4247" table:style-name="ce38">
            <text:p><text:s text:c="2"/>34 247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0922</text:p>
          </table:table-cell>
          <table:table-cell office:value-type="string" table:style-name="ce11">
            <text:p>Produtos químicos diversos<text:s/>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28" table:style-name="ce38">
            <text:p><text:s text:c="3"/>12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87" table:style-name="ce38">
            <text:p><text:s text:c="2"/>2 087</text:p>
          </table:table-cell>
          <table:table-cell office:value-type="float" office:value="39" table:style-name="ce38">
            <text:p><text:s text:c="3"/>3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5" table:style-name="ce38">
            <text:p><text:s text:c="3"/>1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55" table:style-name="ce38">
            <text:p><text:s text:c="3"/>25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283" table:style-name="ce38">
            <text:p><text:s text:c="2"/>2 283</text:p>
          </table:table-cell>
          <table:table-cell office:value-type="float" office:value="23475" table:style-name="ce38">
            <text:p><text:s text:c="2"/>23 475</text:p>
          </table:table-cell>
          <table:table-cell office:value-type="float" office:value="297" table:style-name="ce38">
            <text:p><text:s text:c="3"/>297</text:p>
          </table:table-cell>
          <table:table-cell office:value-type="float" office:value="28" table:style-name="ce38">
            <text:p><text:s text:c="3"/>28</text:p>
          </table:table-cell>
          <table:table-cell office:value-type="float" office:value="148" table:style-name="ce38">
            <text:p><text:s text:c="3"/>148</text:p>
          </table:table-cell>
          <table:table-cell office:value-type="float" office:value="394" table:style-name="ce38">
            <text:p><text:s text:c="3"/>394</text:p>
          </table:table-cell>
          <table:table-cell office:value-type="float" office:value="128" table:style-name="ce38">
            <text:p><text:s text:c="3"/>128</text:p>
          </table:table-cell>
          <table:table-cell office:value-type="float" office:value="29" table:style-name="ce38">
            <text:p><text:s text:c="3"/>29</text:p>
          </table:table-cell>
          <table:table-cell office:value-type="float" office:value="36" table:style-name="ce38">
            <text:p><text:s text:c="3"/>36</text:p>
          </table:table-cell>
          <table:table-cell office:value-type="float" office:value="31" table:style-name="ce38">
            <text:p><text:s text:c="3"/>31</text:p>
          </table:table-cell>
          <table:table-cell office:value-type="float" office:value="51" table:style-name="ce38">
            <text:p><text:s text:c="3"/>51</text:p>
          </table:table-cell>
          <table:table-cell office:value-type="float" office:value="20" table:style-name="ce38">
            <text:p><text:s text:c="3"/>2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0" table:style-name="ce38">
            <text:p><text:s text:c="3"/>5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9" table:style-name="ce38">
            <text:p><text:s text:c="3"/>1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9535" table:style-name="ce38">
            <text:p><text:s text:c="2"/>29 535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20923</text:p>
          </table:table-cell>
          <table:table-cell office:value-type="string" table:style-name="ce13">
            <text:p>Tintas, vernizes, esmaltes e lac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1" table:style-name="ce37">
            <text:p><text:s text:c="3"/>31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74" table:style-name="ce37">
            <text:p><text:s text:c="3"/>274</text:p>
          </table:table-cell>
          <table:table-cell office:value-type="float" office:value="15590" table:style-name="ce37">
            <text:p><text:s text:c="2"/>15 590</text:p>
          </table:table-cell>
          <table:table-cell office:value-type="float" office:value="111" table:style-name="ce37">
            <text:p><text:s text:c="3"/>1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283" table:style-name="ce37">
            <text:p><text:s text:c="3"/>28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2" table:style-name="ce37">
            <text:p><text:s text:c="3"/>5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2" table:style-name="ce37">
            <text:p><text:s text:c="3"/>3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388" table:style-name="ce37">
            <text:p><text:s text:c="2"/>16 388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20931</text:p>
          </table:table-cell>
          <table:table-cell office:value-type="string" table:style-name="ce3">
            <text:p>Perfumaria, sabões e artigos de limpez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54" table:style-name="ce38">
            <text:p><text:s text:c="3"/>15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29" table:style-name="ce38">
            <text:p><text:s text:c="3"/>32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9" table:style-name="ce38">
            <text:p><text:s text:c="3"/>99</text:p>
          </table:table-cell>
          <table:table-cell office:value-type="float" office:value="937" table:style-name="ce38">
            <text:p><text:s text:c="3"/>937</text:p>
          </table:table-cell>
          <table:table-cell office:value-type="float" office:value="679" table:style-name="ce38">
            <text:p><text:s text:c="3"/>679</text:p>
          </table:table-cell>
          <table:table-cell office:value-type="float" office:value="40991" table:style-name="ce38">
            <text:p><text:s text:c="2"/>40 991</text:p>
          </table:table-cell>
          <table:table-cell office:value-type="float" office:value="485" table:style-name="ce38">
            <text:p><text:s text:c="3"/>485</text:p>
          </table:table-cell>
          <table:table-cell office:value-type="float" office:value="21" table:style-name="ce38">
            <text:p><text:s text:c="3"/>21</text:p>
          </table:table-cell>
          <table:table-cell office:value-type="float" office:value="19" table:style-name="ce38">
            <text:p><text:s text:c="3"/>1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7" table:style-name="ce38">
            <text:p><text:s text:c="3"/>4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6" table:style-name="ce38">
            <text:p><text:s text:c="3"/>2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20" table:style-name="ce38">
            <text:p><text:s text:c="3"/>12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7" table:style-name="ce38">
            <text:p><text:s text:c="3"/>5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3964" table:style-name="ce38">
            <text:p><text:s text:c="2"/>43 96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1001</text:p>
          </table:table-cell>
          <table:table-cell office:value-type="string" table:style-name="ce21">
            <text:p>Produtos farmacêut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0" table:style-name="ce36">
            <text:p><text:s text:c="3"/>34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2" table:style-name="ce36">
            <text:p><text:s text:c="3"/>142</text:p>
          </table:table-cell>
          <table:table-cell office:value-type="float" office:value="289" table:style-name="ce36">
            <text:p><text:s text:c="3"/>289</text:p>
          </table:table-cell>
          <table:table-cell office:value-type="float" office:value="74" table:style-name="ce36">
            <text:p><text:s text:c="3"/>74</text:p>
          </table:table-cell>
          <table:table-cell office:value-type="float" office:value="67837" table:style-name="ce36">
            <text:p><text:s text:c="2"/>67 837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218" table:style-name="ce36">
            <text:p><text:s text:c="3"/>2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7" table:style-name="ce36">
            <text:p><text:s text:c="3"/>19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847" table:style-name="ce36">
            <text:p><text:s text:c="2"/>8 84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19" table:style-name="ce36">
            <text:p><text:s text:c="3"/>3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8280" table:style-name="ce36">
            <text:p><text:s text:c="2"/>78 28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2001</text:p>
          </table:table-cell>
          <table:table-cell office:value-type="string" table:style-name="ce21">
            <text:p>Artigos de borrach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5" table:style-name="ce36">
            <text:p><text:s text:c="3"/>5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7" table:style-name="ce36">
            <text:p><text:s text:c="3"/>87</text:p>
          </table:table-cell>
          <table:table-cell office:value-type="float" office:value="101" table:style-name="ce36">
            <text:p><text:s text:c="3"/>10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27251" table:style-name="ce36">
            <text:p><text:s text:c="2"/>27 25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0" table:style-name="ce36">
            <text:p><text:s text:c="3"/>20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9" table:style-name="ce36">
            <text:p><text:s text:c="3"/>39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240" table:style-name="ce36">
            <text:p><text:s text:c="2"/>28 24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2002</text:p>
          </table:table-cell>
          <table:table-cell office:value-type="string" table:style-name="ce21">
            <text:p>Artigos de plástic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50" table:style-name="ce36">
            <text:p><text:s text:c="3"/>5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" table:style-name="ce36">
            <text:p><text:s text:c="3"/>4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9" table:style-name="ce36">
            <text:p><text:s text:c="3"/>369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109" table:style-name="ce36">
            <text:p><text:s text:c="3"/>109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347" table:style-name="ce36">
            <text:p><text:s text:c="3"/>347</text:p>
          </table:table-cell>
          <table:table-cell office:value-type="float" office:value="32" table:style-name="ce36">
            <text:p><text:s text:c="3"/>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628" table:style-name="ce36">
            <text:p><text:s text:c="3"/>628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79" table:style-name="ce36">
            <text:p><text:s text:c="3"/>7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1665" table:style-name="ce36">
            <text:p><text:s text:c="2"/>71 665</text:p>
          </table:table-cell>
          <table:table-cell office:value-type="float" office:value="267" table:style-name="ce36">
            <text:p><text:s text:c="3"/>267</text:p>
          </table:table-cell>
          <table:table-cell office:value-type="float" office:value="95" table:style-name="ce36">
            <text:p><text:s text:c="3"/>95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489" table:style-name="ce36">
            <text:p><text:s text:c="3"/>489</text:p>
          </table:table-cell>
          <table:table-cell office:value-type="float" office:value="189" table:style-name="ce36">
            <text:p><text:s text:c="3"/>189</text:p>
          </table:table-cell>
          <table:table-cell office:value-type="float" office:value="205" table:style-name="ce36">
            <text:p><text:s text:c="3"/>205</text:p>
          </table:table-cell>
          <table:table-cell office:value-type="float" office:value="279" table:style-name="ce36">
            <text:p><text:s text:c="3"/>27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7" table:style-name="ce36">
            <text:p><text:s text:c="3"/>187</text:p>
          </table:table-cell>
          <table:table-cell office:value-type="float" office:value="74" table:style-name="ce36">
            <text:p><text:s text:c="3"/>74</text:p>
          </table:table-cell>
          <table:table-cell office:value-type="float" office:value="631" table:style-name="ce36">
            <text:p><text:s text:c="3"/>63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07" table:style-name="ce36">
            <text:p><text:s text:c="3"/>407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6304" table:style-name="ce36">
            <text:p><text:s text:c="2"/>76 304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3001</text:p>
          </table:table-cell>
          <table:table-cell office:value-type="string" table:style-name="ce23">
            <text:p>Ciment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37" table:style-name="ce36">
            <text:p><text:s text:c="3"/>53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634" table:style-name="ce36">
            <text:p><text:s text:c="2"/>10 634</text:p>
          </table:table-cell>
          <table:table-cell office:value-type="float" office:value="366" table:style-name="ce36">
            <text:p><text:s text:c="3"/>36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547" table:style-name="ce36">
            <text:p><text:s text:c="2"/>11 54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3002</text:p>
          </table:table-cell>
          <table:table-cell office:value-type="string" table:style-name="ce21">
            <text:p>Artefatos de cimento, gesso e semelhant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0" table:style-name="ce36">
            <text:p><text:s text:c="3"/>9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" table:style-name="ce36">
            <text:p><text:s text:c="3"/>29</text:p>
          </table:table-cell>
          <table:table-cell office:value-type="float" office:value="18608" table:style-name="ce36">
            <text:p><text:s text:c="2"/>18 60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8" table:style-name="ce36">
            <text:p><text:s text:c="3"/>6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8" table:style-name="ce36">
            <text:p><text:s text:c="3"/>43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273" table:style-name="ce36">
            <text:p><text:s text:c="2"/>19 273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3003</text:p>
          </table:table-cell>
          <table:table-cell office:value-type="string" table:style-name="ce11">
            <text:p>Vidros, cerâmicos e outros prod. de minerais não-metál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00" table:style-name="ce38">
            <text:p><text:s text:c="3"/>40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7" table:style-name="ce38">
            <text:p><text:s text:c="3"/>3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22" table:style-name="ce38">
            <text:p><text:s text:c="3"/>122</text:p>
          </table:table-cell>
          <table:table-cell office:value-type="float" office:value="121" table:style-name="ce38">
            <text:p><text:s text:c="3"/>121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25" table:style-name="ce38">
            <text:p><text:s text:c="3"/>125</text:p>
          </table:table-cell>
          <table:table-cell office:value-type="float" office:value="43295" table:style-name="ce38">
            <text:p><text:s text:c="2"/>43 29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68" table:style-name="ce38">
            <text:p><text:s text:c="3"/>6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1" table:style-name="ce38">
            <text:p><text:s text:c="3"/>31</text:p>
          </table:table-cell>
          <table:table-cell office:value-type="float" office:value="59" table:style-name="ce38">
            <text:p><text:s text:c="3"/>59</text:p>
          </table:table-cell>
          <table:table-cell office:value-type="float" office:value="40" table:style-name="ce38">
            <text:p><text:s text:c="3"/>40</text:p>
          </table:table-cell>
          <table:table-cell office:value-type="float" office:value="212" table:style-name="ce38">
            <text:p><text:s text:c="3"/>21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21" table:style-name="ce38">
            <text:p><text:s text:c="3"/>221</text:p>
          </table:table-cell>
          <table:table-cell office:value-type="float" office:value="150" table:style-name="ce38">
            <text:p><text:s text:c="3"/>15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4898" table:style-name="ce38">
            <text:p><text:s text:c="2"/>44 898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4911</text:p>
          </table:table-cell>
          <table:table-cell office:value-type="string" table:style-name="ce11">
            <text:p>Ferro-gusa e ferrolig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1" table:style-name="ce37">
            <text:p><text:s text:c="3"/>13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9" table:style-name="ce37">
            <text:p><text:s text:c="3"/>49</text:p>
          </table:table-cell>
          <table:table-cell office:value-type="float" office:value="132" table:style-name="ce37">
            <text:p><text:s text:c="3"/>13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117" table:style-name="ce37">
            <text:p><text:s text:c="2"/>15 117</text:p>
          </table:table-cell>
          <table:table-cell office:value-type="float" office:value="59" table:style-name="ce37">
            <text:p><text:s text:c="3"/>5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488" table:style-name="ce37">
            <text:p><text:s text:c="2"/>15 488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4912</text:p>
          </table:table-cell>
          <table:table-cell office:value-type="string" table:style-name="ce11">
            <text:p>Semi-acabacados, laminados planos, longos e tubos de aç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14" table:style-name="ce37">
            <text:p><text:s text:c="3"/>314</text:p>
          </table:table-cell>
          <table:table-cell office:value-type="float" office:value="27" table:style-name="ce37">
            <text:p><text:s text:c="3"/>27</text:p>
          </table:table-cell>
          <table:table-cell office:value-type="float" office:value="93652" table:style-name="ce37">
            <text:p><text:s text:c="2"/>93 652</text:p>
          </table:table-cell>
          <table:table-cell office:value-type="float" office:value="112" table:style-name="ce37">
            <text:p><text:s text:c="3"/>112</text:p>
          </table:table-cell>
          <table:table-cell office:value-type="float" office:value="3361" table:style-name="ce37">
            <text:p><text:s text:c="2"/>3 361</text:p>
          </table:table-cell>
          <table:table-cell office:value-type="float" office:value="20" table:style-name="ce37">
            <text:p><text:s text:c="3"/>20</text:p>
          </table:table-cell>
          <table:table-cell office:value-type="float" office:value="359" table:style-name="ce37">
            <text:p><text:s text:c="3"/>359</text:p>
          </table:table-cell>
          <table:table-cell office:value-type="float" office:value="754" table:style-name="ce37">
            <text:p><text:s text:c="3"/>75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9" table:style-name="ce37">
            <text:p><text:s text:c="3"/>219</text:p>
          </table:table-cell>
          <table:table-cell office:value-type="float" office:value="180" table:style-name="ce37">
            <text:p><text:s text:c="3"/>18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4" table:style-name="ce37">
            <text:p><text:s text:c="3"/>3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" table:style-name="ce37">
            <text:p><text:s text:c="3"/>2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9062" table:style-name="ce37">
            <text:p><text:s text:c="2"/>99 062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24921</text:p>
          </table:table-cell>
          <table:table-cell office:value-type="string" table:style-name="ce13">
            <text:p>Produtos da metalurgia de metais não-ferros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25" table:style-name="ce37">
            <text:p><text:s text:c="3"/>82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" table:style-name="ce37">
            <text:p><text:s text:c="3"/>1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7" table:style-name="ce37">
            <text:p><text:s text:c="3"/>2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19" table:style-name="ce37">
            <text:p><text:s text:c="3"/>1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4" table:style-name="ce37">
            <text:p><text:s text:c="3"/>114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332" table:style-name="ce37">
            <text:p><text:s text:c="3"/>332</text:p>
          </table:table-cell>
          <table:table-cell office:value-type="float" office:value="44722" table:style-name="ce37">
            <text:p><text:s text:c="2"/>44 722</text:p>
          </table:table-cell>
          <table:table-cell office:value-type="float" office:value="604" table:style-name="ce37">
            <text:p><text:s text:c="3"/>604</text:p>
          </table:table-cell>
          <table:table-cell office:value-type="float" office:value="19" table:style-name="ce37">
            <text:p><text:s text:c="3"/>19</text:p>
          </table:table-cell>
          <table:table-cell office:value-type="float" office:value="567" table:style-name="ce37">
            <text:p><text:s text:c="3"/>567</text:p>
          </table:table-cell>
          <table:table-cell office:value-type="float" office:value="196" table:style-name="ce37">
            <text:p><text:s text:c="3"/>19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1" table:style-name="ce37">
            <text:p><text:s text:c="3"/>1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7569" table:style-name="ce37">
            <text:p><text:s text:c="2"/>47 569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24922</text:p>
          </table:table-cell>
          <table:table-cell office:value-type="string" table:style-name="ce3">
            <text:p>Peças fundidas de aço e de metais não ferros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4" table:style-name="ce37">
            <text:p><text:s text:c="3"/>2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255" table:style-name="ce37">
            <text:p><text:s text:c="2"/>6 255</text:p>
          </table:table-cell>
          <table:table-cell office:value-type="float" office:value="37" table:style-name="ce37">
            <text:p><text:s text:c="3"/>3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119" table:style-name="ce37">
            <text:p><text:s text:c="3"/>11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460" table:style-name="ce37">
            <text:p><text:s text:c="2"/>6 46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5001</text:p>
          </table:table-cell>
          <table:table-cell office:value-type="string" table:style-name="ce21">
            <text:p>Produtos de metal, excl. máquinas e equipament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1" table:style-name="ce36">
            <text:p><text:s text:c="3"/>201</text:p>
          </table:table-cell>
          <table:table-cell office:value-type="float" office:value="233" table:style-name="ce36">
            <text:p><text:s text:c="3"/>23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34" table:style-name="ce36">
            <text:p><text:s text:c="3"/>34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7" table:style-name="ce36">
            <text:p><text:s text:c="3"/>57</text:p>
          </table:table-cell>
          <table:table-cell office:value-type="float" office:value="266" table:style-name="ce36">
            <text:p><text:s text:c="3"/>26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50" table:style-name="ce36">
            <text:p><text:s text:c="3"/>450</text:p>
          </table:table-cell>
          <table:table-cell office:value-type="float" office:value="80" table:style-name="ce36">
            <text:p><text:s text:c="3"/>80</text:p>
          </table:table-cell>
          <table:table-cell office:value-type="float" office:value="2925" table:style-name="ce36">
            <text:p><text:s text:c="2"/>2 925</text:p>
          </table:table-cell>
          <table:table-cell office:value-type="float" office:value="508" table:style-name="ce36">
            <text:p><text:s text:c="3"/>508</text:p>
          </table:table-cell>
          <table:table-cell office:value-type="float" office:value="78262" table:style-name="ce36">
            <text:p><text:s text:c="2"/>78 262</text:p>
          </table:table-cell>
          <table:table-cell office:value-type="float" office:value="176" table:style-name="ce36">
            <text:p><text:s text:c="3"/>176</text:p>
          </table:table-cell>
          <table:table-cell office:value-type="float" office:value="507" table:style-name="ce36">
            <text:p><text:s text:c="3"/>507</text:p>
          </table:table-cell>
          <table:table-cell office:value-type="float" office:value="2139" table:style-name="ce36">
            <text:p><text:s text:c="2"/>2 139</text:p>
          </table:table-cell>
          <table:table-cell office:value-type="float" office:value="68" table:style-name="ce36">
            <text:p><text:s text:c="3"/>68</text:p>
          </table:table-cell>
          <table:table-cell office:value-type="float" office:value="1534" table:style-name="ce36">
            <text:p><text:s text:c="2"/>1 534</text:p>
          </table:table-cell>
          <table:table-cell office:value-type="float" office:value="474" table:style-name="ce36">
            <text:p><text:s text:c="3"/>474</text:p>
          </table:table-cell>
          <table:table-cell office:value-type="float" office:value="886" table:style-name="ce36">
            <text:p><text:s text:c="3"/>886</text:p>
          </table:table-cell>
          <table:table-cell office:value-type="float" office:value="339" table:style-name="ce36">
            <text:p><text:s text:c="3"/>3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56" table:style-name="ce36">
            <text:p><text:s text:c="3"/>45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2" table:style-name="ce36">
            <text:p><text:s text:c="3"/>7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9" table:style-name="ce36">
            <text:p><text:s text:c="3"/>9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9867" table:style-name="ce36">
            <text:p><text:s text:c="2"/>89 86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6001</text:p>
          </table:table-cell>
          <table:table-cell office:value-type="string" table:style-name="ce21">
            <text:p>Componentes eletrô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443" table:style-name="ce36">
            <text:p><text:s text:c="2"/>7 443</text:p>
          </table:table-cell>
          <table:table-cell office:value-type="float" office:value="99" table:style-name="ce36">
            <text:p><text:s text:c="3"/>99</text:p>
          </table:table-cell>
          <table:table-cell office:value-type="float" office:value="31" table:style-name="ce36">
            <text:p><text:s text:c="3"/>3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597" table:style-name="ce36">
            <text:p><text:s text:c="2"/>7 597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6002</text:p>
          </table:table-cell>
          <table:table-cell office:value-type="string" table:style-name="ce23">
            <text:p>Máquinas para escritório e equip. de informátic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723" table:style-name="ce36">
            <text:p><text:s text:c="2"/>22 723</text:p>
          </table:table-cell>
          <table:table-cell office:value-type="float" office:value="98" table:style-name="ce36">
            <text:p><text:s text:c="3"/>98</text:p>
          </table:table-cell>
          <table:table-cell office:value-type="float" office:value="502" table:style-name="ce36">
            <text:p><text:s text:c="3"/>50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44" table:style-name="ce36">
            <text:p><text:s text:c="3"/>84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9" table:style-name="ce36">
            <text:p><text:s text:c="3"/>10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296" table:style-name="ce36">
            <text:p><text:s text:c="2"/>24 29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6003</text:p>
          </table:table-cell>
          <table:table-cell office:value-type="string" table:style-name="ce21">
            <text:p>Material eletrônico e equip. de comunicaçõ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5" table:style-name="ce36">
            <text:p><text:s text:c="3"/>14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6" table:style-name="ce36">
            <text:p><text:s text:c="3"/>76</text:p>
          </table:table-cell>
          <table:table-cell office:value-type="float" office:value="50072" table:style-name="ce36">
            <text:p><text:s text:c="2"/>50 072</text:p>
          </table:table-cell>
          <table:table-cell office:value-type="float" office:value="725" table:style-name="ce36">
            <text:p><text:s text:c="3"/>7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5" table:style-name="ce36">
            <text:p><text:s text:c="3"/>4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2" table:style-name="ce36">
            <text:p><text:s text:c="3"/>1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1185" table:style-name="ce36">
            <text:p><text:s text:c="2"/>51 18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6004</text:p>
          </table:table-cell>
          <table:table-cell office:value-type="string" table:style-name="ce21">
            <text:p>Equip. de medida, teste e controle, ópticos e eletroméd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45" table:style-name="ce36">
            <text:p><text:s text:c="3"/>4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8" table:style-name="ce36">
            <text:p><text:s text:c="3"/>48</text:p>
          </table:table-cell>
          <table:table-cell office:value-type="float" office:value="8024" table:style-name="ce36">
            <text:p><text:s text:c="2"/>8 024</text:p>
          </table:table-cell>
          <table:table-cell office:value-type="float" office:value="254" table:style-name="ce36">
            <text:p><text:s text:c="3"/>254</text:p>
          </table:table-cell>
          <table:table-cell office:value-type="float" office:value="351" table:style-name="ce36">
            <text:p><text:s text:c="3"/>35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8" table:style-name="ce36">
            <text:p><text:s text:c="3"/>43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8" table:style-name="ce36">
            <text:p><text:s text:c="3"/>188</text:p>
          </table:table-cell>
          <table:table-cell office:value-type="float" office:value="72" table:style-name="ce36">
            <text:p><text:s text:c="3"/>7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4" table:style-name="ce36">
            <text:p><text:s text:c="3"/>18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615" table:style-name="ce36">
            <text:p><text:s text:c="2"/>9 615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7001</text:p>
          </table:table-cell>
          <table:table-cell office:value-type="string" table:style-name="ce11">
            <text:p>Máquinas, aparelhos e materiais elétric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1" table:style-name="ce37">
            <text:p><text:s text:c="3"/>3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7" table:style-name="ce37">
            <text:p><text:s text:c="3"/>147</text:p>
          </table:table-cell>
          <table:table-cell office:value-type="float" office:value="55" table:style-name="ce37">
            <text:p><text:s text:c="3"/>55</text:p>
          </table:table-cell>
          <table:table-cell office:value-type="float" office:value="12" table:style-name="ce37">
            <text:p><text:s text:c="3"/>12</text:p>
          </table:table-cell>
          <table:table-cell office:value-type="float" office:value="245" table:style-name="ce37">
            <text:p><text:s text:c="3"/>245</text:p>
          </table:table-cell>
          <table:table-cell office:value-type="float" office:value="642" table:style-name="ce37">
            <text:p><text:s text:c="3"/>642</text:p>
          </table:table-cell>
          <table:table-cell office:value-type="float" office:value="1458" table:style-name="ce37">
            <text:p><text:s text:c="2"/>1 458</text:p>
          </table:table-cell>
          <table:table-cell office:value-type="float" office:value="44387" table:style-name="ce37">
            <text:p><text:s text:c="2"/>44 387</text:p>
          </table:table-cell>
          <table:table-cell office:value-type="float" office:value="1217" table:style-name="ce37">
            <text:p><text:s text:c="2"/>1 217</text:p>
          </table:table-cell>
          <table:table-cell office:value-type="float" office:value="988" table:style-name="ce37">
            <text:p><text:s text:c="3"/>988</text:p>
          </table:table-cell>
          <table:table-cell office:value-type="float" office:value="1286" table:style-name="ce37">
            <text:p><text:s text:c="2"/>1 286</text:p>
          </table:table-cell>
          <table:table-cell office:value-type="float" office:value="54" table:style-name="ce37">
            <text:p><text:s text:c="3"/>54</text:p>
          </table:table-cell>
          <table:table-cell office:value-type="float" office:value="24" table:style-name="ce37">
            <text:p><text:s text:c="3"/>24</text:p>
          </table:table-cell>
          <table:table-cell office:value-type="float" office:value="163" table:style-name="ce37">
            <text:p><text:s text:c="3"/>16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8" table:style-name="ce37">
            <text:p><text:s text:c="3"/>11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0834" table:style-name="ce37">
            <text:p><text:s text:c="2"/>50 834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7002</text:p>
          </table:table-cell>
          <table:table-cell office:value-type="string" table:style-name="ce11">
            <text:p>Eletrodomést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77" table:style-name="ce38">
            <text:p><text:s text:c="3"/>277</text:p>
          </table:table-cell>
          <table:table-cell office:value-type="float" office:value="39" table:style-name="ce38">
            <text:p><text:s text:c="3"/>3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73" table:style-name="ce38">
            <text:p><text:s text:c="3"/>373</text:p>
          </table:table-cell>
          <table:table-cell office:value-type="float" office:value="699" table:style-name="ce38">
            <text:p><text:s text:c="3"/>699</text:p>
          </table:table-cell>
          <table:table-cell office:value-type="float" office:value="17539" table:style-name="ce38">
            <text:p><text:s text:c="2"/>17 539</text:p>
          </table:table-cell>
          <table:table-cell office:value-type="float" office:value="321" table:style-name="ce38">
            <text:p><text:s text:c="3"/>32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8" table:style-name="ce38">
            <text:p><text:s text:c="3"/>98</text:p>
          </table:table-cell>
          <table:table-cell office:value-type="float" office:value="29" table:style-name="ce38">
            <text:p><text:s text:c="3"/>29</text:p>
          </table:table-cell>
          <table:table-cell office:value-type="float" office:value="71" table:style-name="ce38">
            <text:p><text:s text:c="3"/>71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85" table:style-name="ce38">
            <text:p><text:s text:c="3"/>58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040" table:style-name="ce38">
            <text:p><text:s text:c="2"/>20 040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8001</text:p>
          </table:table-cell>
          <table:table-cell office:value-type="string" table:style-name="ce11">
            <text:p>Tratores e outras máquinas agrícola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34" table:style-name="ce38">
            <text:p><text:s text:c="3"/>134</text:p>
          </table:table-cell>
          <table:table-cell office:value-type="float" office:value="51" table:style-name="ce38">
            <text:p><text:s text:c="3"/>51</text:p>
          </table:table-cell>
          <table:table-cell office:value-type="float" office:value="60" table:style-name="ce38">
            <text:p><text:s text:c="3"/>60</text:p>
          </table:table-cell>
          <table:table-cell office:value-type="float" office:value="99" table:style-name="ce38">
            <text:p><text:s text:c="3"/>99</text:p>
          </table:table-cell>
          <table:table-cell office:value-type="float" office:value="184" table:style-name="ce38">
            <text:p><text:s text:c="3"/>184</text:p>
          </table:table-cell>
          <table:table-cell office:value-type="float" office:value="33" table:style-name="ce38">
            <text:p><text:s text:c="3"/>33</text:p>
          </table:table-cell>
          <table:table-cell office:value-type="float" office:value="47" table:style-name="ce38">
            <text:p><text:s text:c="3"/>47</text:p>
          </table:table-cell>
          <table:table-cell office:value-type="float" office:value="30896" table:style-name="ce38">
            <text:p><text:s text:c="2"/>30 896</text:p>
          </table:table-cell>
          <table:table-cell office:value-type="float" office:value="45" table:style-name="ce38">
            <text:p><text:s text:c="3"/>45</text:p>
          </table:table-cell>
          <table:table-cell office:value-type="float" office:value="489" table:style-name="ce38">
            <text:p><text:s text:c="3"/>48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9" table:style-name="ce38">
            <text:p><text:s text:c="3"/>49</text:p>
          </table:table-cell>
          <table:table-cell office:value-type="float" office:value="104" table:style-name="ce38">
            <text:p><text:s text:c="3"/>10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4" table:style-name="ce38">
            <text:p><text:s text:c="3"/>7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2287" table:style-name="ce38">
            <text:p><text:s text:c="2"/>32 287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28002</text:p>
          </table:table-cell>
          <table:table-cell office:value-type="string" table:style-name="ce13">
            <text:p>Máquinas para a extração mineral e a construçã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8" table:style-name="ce37">
            <text:p><text:s text:c="3"/>5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6" table:style-name="ce37">
            <text:p><text:s text:c="3"/>146</text:p>
          </table:table-cell>
          <table:table-cell office:value-type="float" office:value="56" table:style-name="ce37">
            <text:p><text:s text:c="3"/>56</text:p>
          </table:table-cell>
          <table:table-cell office:value-type="float" office:value="133" table:style-name="ce37">
            <text:p><text:s text:c="3"/>13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318" table:style-name="ce37">
            <text:p><text:s text:c="2"/>18 318</text:p>
          </table:table-cell>
          <table:table-cell office:value-type="float" office:value="50" table:style-name="ce37">
            <text:p><text:s text:c="3"/>50</text:p>
          </table:table-cell>
          <table:table-cell office:value-type="float" office:value="151" table:style-name="ce37">
            <text:p><text:s text:c="3"/>151</text:p>
          </table:table-cell>
          <table:table-cell office:value-type="float" office:value="74" table:style-name="ce37">
            <text:p><text:s text:c="3"/>7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2" table:style-name="ce37">
            <text:p><text:s text:c="3"/>5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2" table:style-name="ce37">
            <text:p><text:s text:c="3"/>4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096" table:style-name="ce37">
            <text:p><text:s text:c="2"/>19 096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28003</text:p>
          </table:table-cell>
          <table:table-cell office:value-type="string" table:style-name="ce3">
            <text:p>Outras máquinas e equipamentos mecân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9" table:style-name="ce38">
            <text:p><text:s text:c="3"/>2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98" table:style-name="ce38">
            <text:p><text:s text:c="3"/>198</text:p>
          </table:table-cell>
          <table:table-cell office:value-type="float" office:value="472" table:style-name="ce38">
            <text:p><text:s text:c="3"/>472</text:p>
          </table:table-cell>
          <table:table-cell office:value-type="float" office:value="56" table:style-name="ce38">
            <text:p><text:s text:c="3"/>56</text:p>
          </table:table-cell>
          <table:table-cell office:value-type="float" office:value="198" table:style-name="ce38">
            <text:p><text:s text:c="3"/>198</text:p>
          </table:table-cell>
          <table:table-cell office:value-type="float" office:value="52" table:style-name="ce38">
            <text:p><text:s text:c="3"/>52</text:p>
          </table:table-cell>
          <table:table-cell office:value-type="float" office:value="16" table:style-name="ce38">
            <text:p><text:s text:c="3"/>16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35" table:style-name="ce38">
            <text:p><text:s text:c="3"/>35</text:p>
          </table:table-cell>
          <table:table-cell office:value-type="float" office:value="30" table:style-name="ce38">
            <text:p><text:s text:c="3"/>30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263" table:style-name="ce38">
            <text:p><text:s text:c="3"/>263</text:p>
          </table:table-cell>
          <table:table-cell office:value-type="float" office:value="236" table:style-name="ce38">
            <text:p><text:s text:c="3"/>236</text:p>
          </table:table-cell>
          <table:table-cell office:value-type="float" office:value="14" table:style-name="ce38">
            <text:p><text:s text:c="3"/>14</text:p>
          </table:table-cell>
          <table:table-cell office:value-type="float" office:value="63" table:style-name="ce38">
            <text:p><text:s text:c="3"/>63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990" table:style-name="ce38">
            <text:p><text:s text:c="3"/>990</text:p>
          </table:table-cell>
          <table:table-cell office:value-type="float" office:value="115" table:style-name="ce38">
            <text:p><text:s text:c="3"/>115</text:p>
          </table:table-cell>
          <table:table-cell office:value-type="float" office:value="186" table:style-name="ce38">
            <text:p><text:s text:c="3"/>186</text:p>
          </table:table-cell>
          <table:table-cell office:value-type="float" office:value="222" table:style-name="ce38">
            <text:p><text:s text:c="3"/>222</text:p>
          </table:table-cell>
          <table:table-cell office:value-type="float" office:value="1197" table:style-name="ce38">
            <text:p><text:s text:c="2"/>1 197</text:p>
          </table:table-cell>
          <table:table-cell office:value-type="float" office:value="2737" table:style-name="ce38">
            <text:p><text:s text:c="2"/>2 737</text:p>
          </table:table-cell>
          <table:table-cell office:value-type="float" office:value="1574" table:style-name="ce38">
            <text:p><text:s text:c="2"/>1 574</text:p>
          </table:table-cell>
          <table:table-cell office:value-type="float" office:value="60264" table:style-name="ce38">
            <text:p><text:s text:c="2"/>60 264</text:p>
          </table:table-cell>
          <table:table-cell office:value-type="float" office:value="330" table:style-name="ce38">
            <text:p><text:s text:c="3"/>330</text:p>
          </table:table-cell>
          <table:table-cell office:value-type="float" office:value="2351" table:style-name="ce38">
            <text:p><text:s text:c="2"/>2 351</text:p>
          </table:table-cell>
          <table:table-cell office:value-type="float" office:value="124" table:style-name="ce38">
            <text:p><text:s text:c="3"/>124</text:p>
          </table:table-cell>
          <table:table-cell office:value-type="float" office:value="452" table:style-name="ce38">
            <text:p><text:s text:c="3"/>452</text:p>
          </table:table-cell>
          <table:table-cell office:value-type="float" office:value="586" table:style-name="ce38">
            <text:p><text:s text:c="3"/>586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60" table:style-name="ce38">
            <text:p><text:s text:c="3"/>56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0" table:style-name="ce38">
            <text:p><text:s text:c="3"/>3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5" table:style-name="ce38">
            <text:p><text:s text:c="3"/>4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4" table:style-name="ce38">
            <text:p><text:s text:c="3"/>7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95" table:style-name="ce38">
            <text:p><text:s text:c="3"/>19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3727" table:style-name="ce38">
            <text:p><text:s text:c="2"/>73 72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9911</text:p>
          </table:table-cell>
          <table:table-cell office:value-type="string" table:style-name="ce21">
            <text:p>Automóveis, camionetas e utilitári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8129" table:style-name="ce36">
            <text:p><text:s text:c="2"/>128 129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8139" table:style-name="ce36">
            <text:p><text:s text:c="2"/>128 13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9912</text:p>
          </table:table-cell>
          <table:table-cell office:value-type="string" table:style-name="ce21">
            <text:p>Caminhões e ônibus, incl. cabines, carrocerias e reboqu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" table:style-name="ce36">
            <text:p><text:s text:c="3"/>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4" table:style-name="ce36">
            <text:p><text:s text:c="3"/>284</text:p>
          </table:table-cell>
          <table:table-cell office:value-type="float" office:value="166" table:style-name="ce36">
            <text:p><text:s text:c="3"/>16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5" table:style-name="ce36">
            <text:p><text:s text:c="3"/>35</text:p>
          </table:table-cell>
          <table:table-cell office:value-type="float" office:value="329" table:style-name="ce36">
            <text:p><text:s text:c="3"/>329</text:p>
          </table:table-cell>
          <table:table-cell office:value-type="float" office:value="69" table:style-name="ce36">
            <text:p><text:s text:c="3"/>69</text:p>
          </table:table-cell>
          <table:table-cell office:value-type="float" office:value="88" table:style-name="ce36">
            <text:p><text:s text:c="3"/>88</text:p>
          </table:table-cell>
          <table:table-cell office:value-type="float" office:value="227" table:style-name="ce36">
            <text:p><text:s text:c="3"/>227</text:p>
          </table:table-cell>
          <table:table-cell office:value-type="float" office:value="49109" table:style-name="ce36">
            <text:p><text:s text:c="2"/>49 109</text:p>
          </table:table-cell>
          <table:table-cell office:value-type="float" office:value="1166" table:style-name="ce36">
            <text:p><text:s text:c="2"/>1 16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7" table:style-name="ce36">
            <text:p><text:s text:c="3"/>13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1665" table:style-name="ce36">
            <text:p><text:s text:c="2"/>51 665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9921</text:p>
          </table:table-cell>
          <table:table-cell office:value-type="string" table:style-name="ce23">
            <text:p>Peças e acessórios para veículos automotor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6" table:style-name="ce36">
            <text:p><text:s text:c="3"/>22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26" table:style-name="ce36">
            <text:p><text:s text:c="2"/>1 026</text:p>
          </table:table-cell>
          <table:table-cell office:value-type="float" office:value="253" table:style-name="ce36">
            <text:p><text:s text:c="3"/>253</text:p>
          </table:table-cell>
          <table:table-cell office:value-type="float" office:value="106" table:style-name="ce36">
            <text:p><text:s text:c="3"/>106</text:p>
          </table:table-cell>
          <table:table-cell office:value-type="float" office:value="326" table:style-name="ce36">
            <text:p><text:s text:c="3"/>326</text:p>
          </table:table-cell>
          <table:table-cell office:value-type="float" office:value="379" table:style-name="ce36">
            <text:p><text:s text:c="3"/>379</text:p>
          </table:table-cell>
          <table:table-cell office:value-type="float" office:value="29" table:style-name="ce36">
            <text:p><text:s text:c="3"/>29</text:p>
          </table:table-cell>
          <table:table-cell office:value-type="float" office:value="321" table:style-name="ce36">
            <text:p><text:s text:c="3"/>321</text:p>
          </table:table-cell>
          <table:table-cell office:value-type="float" office:value="602" table:style-name="ce36">
            <text:p><text:s text:c="3"/>602</text:p>
          </table:table-cell>
          <table:table-cell office:value-type="float" office:value="869" table:style-name="ce36">
            <text:p><text:s text:c="3"/>869</text:p>
          </table:table-cell>
          <table:table-cell office:value-type="float" office:value="81854" table:style-name="ce36">
            <text:p><text:s text:c="2"/>81 854</text:p>
          </table:table-cell>
          <table:table-cell office:value-type="float" office:value="378" table:style-name="ce36">
            <text:p><text:s text:c="3"/>37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35" table:style-name="ce36">
            <text:p><text:s text:c="2"/>2 33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8781" table:style-name="ce36">
            <text:p><text:s text:c="2"/>88 78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30001</text:p>
          </table:table-cell>
          <table:table-cell office:value-type="string" table:style-name="ce21">
            <text:p>Aeronaves, embarcações e outros equipamentos de transporte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2" table:style-name="ce36">
            <text:p><text:s text:c="3"/>10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" table:style-name="ce36">
            <text:p><text:s text:c="3"/>37</text:p>
          </table:table-cell>
          <table:table-cell office:value-type="float" office:value="557" table:style-name="ce36">
            <text:p><text:s text:c="3"/>557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93" table:style-name="ce36">
            <text:p><text:s text:c="3"/>93</text:p>
          </table:table-cell>
          <table:table-cell office:value-type="float" office:value="108" table:style-name="ce36">
            <text:p><text:s text:c="3"/>108</text:p>
          </table:table-cell>
          <table:table-cell office:value-type="float" office:value="548" table:style-name="ce36">
            <text:p><text:s text:c="3"/>548</text:p>
          </table:table-cell>
          <table:table-cell office:value-type="float" office:value="374" table:style-name="ce36">
            <text:p><text:s text:c="3"/>374</text:p>
          </table:table-cell>
          <table:table-cell office:value-type="float" office:value="37679" table:style-name="ce36">
            <text:p><text:s text:c="2"/>37 679</text:p>
          </table:table-cell>
          <table:table-cell office:value-type="float" office:value="173" table:style-name="ce36">
            <text:p><text:s text:c="3"/>173</text:p>
          </table:table-cell>
          <table:table-cell office:value-type="float" office:value="322" table:style-name="ce36">
            <text:p><text:s text:c="3"/>3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0029" table:style-name="ce36">
            <text:p><text:s text:c="2"/>40 02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31801</text:p>
          </table:table-cell>
          <table:table-cell office:value-type="string" table:style-name="ce21">
            <text:p>Móvei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7" table:style-name="ce36">
            <text:p><text:s text:c="3"/>6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6" table:style-name="ce36">
            <text:p><text:s text:c="3"/>226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0" table:style-name="ce36">
            <text:p><text:s text:c="3"/>3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4" table:style-name="ce36">
            <text:p><text:s text:c="3"/>144</text:p>
          </table:table-cell>
          <table:table-cell office:value-type="float" office:value="119" table:style-name="ce36">
            <text:p><text:s text:c="3"/>1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2" table:style-name="ce36">
            <text:p><text:s text:c="3"/>72</text:p>
          </table:table-cell>
          <table:table-cell office:value-type="float" office:value="41" table:style-name="ce36">
            <text:p><text:s text:c="3"/>41</text:p>
          </table:table-cell>
          <table:table-cell office:value-type="float" office:value="36656" table:style-name="ce36">
            <text:p><text:s text:c="2"/>36 656</text:p>
          </table:table-cell>
          <table:table-cell office:value-type="float" office:value="29" table:style-name="ce36">
            <text:p><text:s text:c="3"/>2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69" table:style-name="ce36">
            <text:p><text:s text:c="2"/>1 06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783" table:style-name="ce36">
            <text:p><text:s text:c="2"/>38 783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31802</text:p>
          </table:table-cell>
          <table:table-cell office:value-type="string" table:style-name="ce11">
            <text:p>Produtos de industrias divers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3" table:style-name="ce37">
            <text:p><text:s text:c="3"/>3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71" table:style-name="ce37">
            <text:p><text:s text:c="3"/>271</text:p>
          </table:table-cell>
          <table:table-cell office:value-type="float" office:value="99" table:style-name="ce37">
            <text:p><text:s text:c="3"/>99</text:p>
          </table:table-cell>
          <table:table-cell office:value-type="float" office:value="15" table:style-name="ce37">
            <text:p><text:s text:c="3"/>15</text:p>
          </table:table-cell>
          <table:table-cell office:value-type="float" office:value="20" table:style-name="ce37">
            <text:p><text:s text:c="3"/>20</text:p>
          </table:table-cell>
          <table:table-cell office:value-type="float" office:value="73" table:style-name="ce37">
            <text:p><text:s text:c="3"/>73</text:p>
          </table:table-cell>
          <table:table-cell office:value-type="float" office:value="316" table:style-name="ce37">
            <text:p><text:s text:c="3"/>3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1" table:style-name="ce37">
            <text:p><text:s text:c="3"/>61</text:p>
          </table:table-cell>
          <table:table-cell office:value-type="float" office:value="47" table:style-name="ce37">
            <text:p><text:s text:c="3"/>47</text:p>
          </table:table-cell>
          <table:table-cell office:value-type="float" office:value="623" table:style-name="ce37">
            <text:p><text:s text:c="3"/>623</text:p>
          </table:table-cell>
          <table:table-cell office:value-type="float" office:value="1322" table:style-name="ce37">
            <text:p><text:s text:c="2"/>1 322</text:p>
          </table:table-cell>
          <table:table-cell office:value-type="float" office:value="600" table:style-name="ce37">
            <text:p><text:s text:c="3"/>600</text:p>
          </table:table-cell>
          <table:table-cell office:value-type="float" office:value="97" table:style-name="ce37">
            <text:p><text:s text:c="3"/>9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8" table:style-name="ce37">
            <text:p><text:s text:c="3"/>78</text:p>
          </table:table-cell>
          <table:table-cell office:value-type="float" office:value="163" table:style-name="ce37">
            <text:p><text:s text:c="3"/>163</text:p>
          </table:table-cell>
          <table:table-cell office:value-type="float" office:value="520" table:style-name="ce37">
            <text:p><text:s text:c="3"/>52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" table:style-name="ce37">
            <text:p><text:s text:c="3"/>1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8" table:style-name="ce37">
            <text:p><text:s text:c="3"/>88</text:p>
          </table:table-cell>
          <table:table-cell office:value-type="float" office:value="29297" table:style-name="ce37">
            <text:p><text:s text:c="2"/>29 297</text:p>
          </table:table-cell>
          <table:table-cell office:value-type="float" office:value="92" table:style-name="ce37">
            <text:p><text:s text:c="3"/>9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297" table:style-name="ce37">
            <text:p><text:s text:c="3"/>29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4145" table:style-name="ce37">
            <text:p><text:s text:c="2"/>34 145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33001</text:p>
          </table:table-cell>
          <table:table-cell office:value-type="string" table:style-name="ce11">
            <text:p>Manutenção, reparação e instalação de máquinas e equipament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3" table:style-name="ce38">
            <text:p><text:s text:c="3"/>1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9" table:style-name="ce38">
            <text:p><text:s text:c="3"/>7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5" table:style-name="ce38">
            <text:p><text:s text:c="3"/>1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9" table:style-name="ce38">
            <text:p><text:s text:c="3"/>1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13" table:style-name="ce38">
            <text:p><text:s text:c="3"/>413</text:p>
          </table:table-cell>
          <table:table-cell office:value-type="float" office:value="146" table:style-name="ce38">
            <text:p><text:s text:c="3"/>146</text:p>
          </table:table-cell>
          <table:table-cell office:value-type="float" office:value="580" table:style-name="ce38">
            <text:p><text:s text:c="3"/>580</text:p>
          </table:table-cell>
          <table:table-cell office:value-type="float" office:value="898" table:style-name="ce38">
            <text:p><text:s text:c="3"/>89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150" table:style-name="ce38">
            <text:p><text:s text:c="3"/>150</text:p>
          </table:table-cell>
          <table:table-cell office:value-type="float" office:value="15" table:style-name="ce38">
            <text:p><text:s text:c="3"/>15</text:p>
          </table:table-cell>
          <table:table-cell office:value-type="float" office:value="70587" table:style-name="ce38">
            <text:p><text:s text:c="2"/>70 58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282" table:style-name="ce38">
            <text:p><text:s text:c="2"/>5 28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158" table:style-name="ce38">
            <text:p><text:s text:c="2"/>2 15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0373" table:style-name="ce38">
            <text:p><text:s text:c="2"/>80 373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35001</text:p>
          </table:table-cell>
          <table:table-cell office:value-type="string" table:style-name="ce11">
            <text:p>Eletricidade, gás e outras utilidade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92824" table:style-name="ce38">
            <text:p><text:s text:c="2"/>292 82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46" table:style-name="ce38">
            <text:p><text:s text:c="3"/>44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93270" table:style-name="ce38">
            <text:p><text:s text:c="2"/>293 270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36801</text:p>
          </table:table-cell>
          <table:table-cell office:value-type="string" table:style-name="ce13">
            <text:p>Água, esgoto, reciclagem e gestão de resídu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6097" table:style-name="ce37">
            <text:p><text:s text:c="2"/>76 09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640" table:style-name="ce37">
            <text:p><text:s text:c="2"/>5 64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1737" table:style-name="ce37">
            <text:p><text:s text:c="2"/>81 737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41801</text:p>
          </table:table-cell>
          <table:table-cell office:value-type="string" table:style-name="ce3">
            <text:p>Edificações</text:p>
          </table:table-cell>
          <table:table-cell office:value-type="float" office:value="521" table:style-name="ce38">
            <text:p><text:s text:c="3"/>521</text:p>
          </table:table-cell>
          <table:table-cell office:value-type="float" office:value="907" table:style-name="ce38">
            <text:p><text:s text:c="3"/>907</text:p>
          </table:table-cell>
          <table:table-cell office:value-type="float" office:value="65" table:style-name="ce38">
            <text:p><text:s text:c="3"/>6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12176" table:style-name="ce38">
            <text:p><text:s text:c="2"/>312 17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13676" table:style-name="ce38">
            <text:p><text:s text:c="2"/>313 67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1802</text:p>
          </table:table-cell>
          <table:table-cell office:value-type="string" table:style-name="ce21">
            <text:p>Obras de infra-estrutura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060" table:style-name="ce36">
            <text:p><text:s text:c="2"/>9 06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3731" table:style-name="ce36">
            <text:p><text:s text:c="2"/>93 73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2800" table:style-name="ce36">
            <text:p><text:s text:c="2"/>102 80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1803</text:p>
          </table:table-cell>
          <table:table-cell office:value-type="string" table:style-name="ce21">
            <text:p>Serviços especializados para construção</text:p>
          </table:table-cell>
          <table:table-cell office:value-type="float" office:value="1724" table:style-name="ce36">
            <text:p><text:s text:c="2"/>1 724</text:p>
          </table:table-cell>
          <table:table-cell office:value-type="float" office:value="3129" table:style-name="ce36">
            <text:p><text:s text:c="2"/>3 129</text:p>
          </table:table-cell>
          <table:table-cell office:value-type="float" office:value="232" table:style-name="ce36">
            <text:p><text:s text:c="3"/>2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1386" table:style-name="ce36">
            <text:p><text:s text:c="2"/>131 38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6472" table:style-name="ce36">
            <text:p><text:s text:c="2"/>136 47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5001</text:p>
          </table:table-cell>
          <table:table-cell office:value-type="string" table:style-name="ce21">
            <text:p>Comércio e reparação de veícul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06" table:style-name="ce36">
            <text:p><text:s text:c="2"/>2 006</text:p>
          </table:table-cell>
          <table:table-cell office:value-type="float" office:value="460" table:style-name="ce36">
            <text:p><text:s text:c="3"/>46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2857" table:style-name="ce36">
            <text:p><text:s text:c="2"/>172 857</text:p>
          </table:table-cell>
          <table:table-cell office:value-type="float" office:value="59" table:style-name="ce36">
            <text:p><text:s text:c="3"/>5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1" table:style-name="ce36">
            <text:p><text:s text:c="3"/>18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5584" table:style-name="ce36">
            <text:p><text:s text:c="2"/>175 584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46801</text:p>
          </table:table-cell>
          <table:table-cell office:value-type="string" table:style-name="ce23">
            <text:p>Comércio por atacado e a varejo, exceto veículos automotor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1" table:style-name="ce36">
            <text:p><text:s text:c="3"/>7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30" table:style-name="ce36">
            <text:p><text:s text:c="3"/>930</text:p>
          </table:table-cell>
          <table:table-cell office:value-type="float" office:value="359" table:style-name="ce36">
            <text:p><text:s text:c="3"/>359</text:p>
          </table:table-cell>
          <table:table-cell office:value-type="float" office:value="5787" table:style-name="ce36">
            <text:p><text:s text:c="2"/>5 787</text:p>
          </table:table-cell>
          <table:table-cell office:value-type="float" office:value="1211" table:style-name="ce36">
            <text:p><text:s text:c="2"/>1 211</text:p>
          </table:table-cell>
          <table:table-cell office:value-type="float" office:value="90" table:style-name="ce36">
            <text:p><text:s text:c="3"/>90</text:p>
          </table:table-cell>
          <table:table-cell office:value-type="float" office:value="135" table:style-name="ce36">
            <text:p><text:s text:c="3"/>135</text:p>
          </table:table-cell>
          <table:table-cell office:value-type="float" office:value="295" table:style-name="ce36">
            <text:p><text:s text:c="3"/>295</text:p>
          </table:table-cell>
          <table:table-cell office:value-type="float" office:value="26" table:style-name="ce36">
            <text:p><text:s text:c="3"/>26</text:p>
          </table:table-cell>
          <table:table-cell office:value-type="float" office:value="55" table:style-name="ce36">
            <text:p><text:s text:c="3"/>55</text:p>
          </table:table-cell>
          <table:table-cell office:value-type="float" office:value="94" table:style-name="ce36">
            <text:p><text:s text:c="3"/>94</text:p>
          </table:table-cell>
          <table:table-cell office:value-type="float" office:value="83" table:style-name="ce36">
            <text:p><text:s text:c="3"/>83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154" table:style-name="ce36">
            <text:p><text:s text:c="3"/>154</text:p>
          </table:table-cell>
          <table:table-cell office:value-type="float" office:value="630" table:style-name="ce36">
            <text:p><text:s text:c="3"/>630</text:p>
          </table:table-cell>
          <table:table-cell office:value-type="float" office:value="547" table:style-name="ce36">
            <text:p><text:s text:c="3"/>547</text:p>
          </table:table-cell>
          <table:table-cell office:value-type="float" office:value="197" table:style-name="ce36">
            <text:p><text:s text:c="3"/>197</text:p>
          </table:table-cell>
          <table:table-cell office:value-type="float" office:value="181" table:style-name="ce36">
            <text:p><text:s text:c="3"/>181</text:p>
          </table:table-cell>
          <table:table-cell office:value-type="float" office:value="436" table:style-name="ce36">
            <text:p><text:s text:c="3"/>436</text:p>
          </table:table-cell>
          <table:table-cell office:value-type="float" office:value="420" table:style-name="ce36">
            <text:p><text:s text:c="3"/>420</text:p>
          </table:table-cell>
          <table:table-cell office:value-type="float" office:value="64" table:style-name="ce36">
            <text:p><text:s text:c="3"/>64</text:p>
          </table:table-cell>
          <table:table-cell office:value-type="float" office:value="236" table:style-name="ce36">
            <text:p><text:s text:c="3"/>236</text:p>
          </table:table-cell>
          <table:table-cell office:value-type="float" office:value="646" table:style-name="ce36">
            <text:p><text:s text:c="3"/>646</text:p>
          </table:table-cell>
          <table:table-cell office:value-type="float" office:value="963" table:style-name="ce36">
            <text:p><text:s text:c="3"/>963</text:p>
          </table:table-cell>
          <table:table-cell office:value-type="float" office:value="509" table:style-name="ce36">
            <text:p><text:s text:c="3"/>509</text:p>
          </table:table-cell>
          <table:table-cell office:value-type="float" office:value="789" table:style-name="ce36">
            <text:p><text:s text:c="3"/>78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7" table:style-name="ce36">
            <text:p><text:s text:c="3"/>47</text:p>
          </table:table-cell>
          <table:table-cell office:value-type="float" office:value="453" table:style-name="ce36">
            <text:p><text:s text:c="3"/>453</text:p>
          </table:table-cell>
          <table:table-cell office:value-type="float" office:value="346" table:style-name="ce36">
            <text:p><text:s text:c="3"/>34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6" table:style-name="ce36">
            <text:p><text:s text:c="3"/>76</text:p>
          </table:table-cell>
          <table:table-cell office:value-type="float" office:value="980975" table:style-name="ce36">
            <text:p><text:s text:c="2"/>980 975</text:p>
          </table:table-cell>
          <table:table-cell office:value-type="float" office:value="121" table:style-name="ce36">
            <text:p><text:s text:c="3"/>121</text:p>
          </table:table-cell>
          <table:table-cell office:value-type="float" office:value="61" table:style-name="ce36">
            <text:p><text:s text:c="3"/>6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103" table:style-name="ce36">
            <text:p><text:s text:c="3"/>103</text:p>
          </table:table-cell>
          <table:table-cell office:value-type="float" office:value="75" table:style-name="ce36">
            <text:p><text:s text:c="3"/>75</text:p>
          </table:table-cell>
          <table:table-cell office:value-type="float" office:value="82" table:style-name="ce36">
            <text:p><text:s text:c="3"/>82</text:p>
          </table:table-cell>
          <table:table-cell office:value-type="float" office:value="118" table:style-name="ce36">
            <text:p><text:s text:c="3"/>118</text:p>
          </table:table-cell>
          <table:table-cell office:value-type="float" office:value="497" table:style-name="ce36">
            <text:p><text:s text:c="3"/>497</text:p>
          </table:table-cell>
          <table:table-cell office:value-type="float" office:value="816" table:style-name="ce36">
            <text:p><text:s text:c="3"/>8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0" table:style-name="ce36">
            <text:p><text:s text:c="3"/>40</text:p>
          </table:table-cell>
          <table:table-cell office:value-type="float" office:value="48" table:style-name="ce36">
            <text:p><text:s text:c="3"/>48</text:p>
          </table:table-cell>
          <table:table-cell office:value-type="float" office:value="32" table:style-name="ce36">
            <text:p><text:s text:c="3"/>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4" table:style-name="ce36">
            <text:p><text:s text:c="3"/>114</text:p>
          </table:table-cell>
          <table:table-cell office:value-type="float" office:value="87" table:style-name="ce36">
            <text:p><text:s text:c="3"/>87</text:p>
          </table:table-cell>
          <table:table-cell office:value-type="float" office:value="254" table:style-name="ce36">
            <text:p><text:s text:c="3"/>254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215" table:style-name="ce36">
            <text:p><text:s text:c="3"/>2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3" table:style-name="ce36">
            <text:p><text:s text:c="3"/>123</text:p>
          </table:table-cell>
          <table:table-cell office:value-type="float" office:value="544" table:style-name="ce36">
            <text:p><text:s text:c="3"/>54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00203" table:style-name="ce36">
            <text:p><text:s/>1 000 20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9001</text:p>
          </table:table-cell>
          <table:table-cell office:value-type="string" table:style-name="ce21">
            <text:p>Transporte terrestre de carg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9" table:style-name="ce36">
            <text:p><text:s text:c="3"/>16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68" table:style-name="ce36">
            <text:p><text:s text:c="2"/>1 368</text:p>
          </table:table-cell>
          <table:table-cell office:value-type="float" office:value="255597" table:style-name="ce36">
            <text:p><text:s text:c="2"/>255 59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7134" table:style-name="ce36">
            <text:p><text:s text:c="2"/>257 134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49002</text:p>
          </table:table-cell>
          <table:table-cell office:value-type="string" table:style-name="ce11">
            <text:p>Transporte terrestre de passageir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7272" table:style-name="ce37">
            <text:p><text:s text:c="2"/>97 27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298" table:style-name="ce37">
            <text:p><text:s text:c="2"/>2 29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9570" table:style-name="ce37">
            <text:p><text:s text:c="2"/>99 570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50001</text:p>
          </table:table-cell>
          <table:table-cell office:value-type="string" table:style-name="ce11">
            <text:p>Transporte aquaviário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407" table:style-name="ce38">
            <text:p><text:s text:c="2"/>1 407</text:p>
          </table:table-cell>
          <table:table-cell office:value-type="float" office:value="21397" table:style-name="ce38">
            <text:p><text:s text:c="2"/>21 39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286" table:style-name="ce38">
            <text:p><text:s text:c="2"/>2 28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8" table:style-name="ce38">
            <text:p><text:s text:c="3"/>3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5128" table:style-name="ce38">
            <text:p><text:s text:c="2"/>25 128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51001</text:p>
          </table:table-cell>
          <table:table-cell office:value-type="string" table:style-name="ce11">
            <text:p>Transporte aéreo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3000" table:style-name="ce38">
            <text:p><text:s text:c="2"/>43 00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3001" table:style-name="ce38">
            <text:p><text:s text:c="2"/>43 001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52801</text:p>
          </table:table-cell>
          <table:table-cell office:value-type="string" table:style-name="ce13">
            <text:p>Armazenamento e serviços auxiliares aos transporte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47" table:style-name="ce37">
            <text:p><text:s text:c="3"/>547</text:p>
          </table:table-cell>
          <table:table-cell office:value-type="float" office:value="1467" table:style-name="ce37">
            <text:p><text:s text:c="2"/>1 467</text:p>
          </table:table-cell>
          <table:table-cell office:value-type="float" office:value="1804" table:style-name="ce37">
            <text:p><text:s text:c="2"/>1 80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3086" table:style-name="ce37">
            <text:p><text:s text:c="2"/>103 08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669" table:style-name="ce37">
            <text:p><text:s text:c="2"/>3 66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0573" table:style-name="ce37">
            <text:p><text:s text:c="2"/>110 573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52802</text:p>
          </table:table-cell>
          <table:table-cell office:value-type="string" table:style-name="ce3">
            <text:p>Correio e outros serviços de entreg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2460" table:style-name="ce38">
            <text:p><text:s text:c="2"/>22 46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2460" table:style-name="ce38">
            <text:p><text:s text:c="2"/>22 46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55001</text:p>
          </table:table-cell>
          <table:table-cell office:value-type="string" table:style-name="ce21">
            <text:p>Serviços de alojamento em hotéis e similares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119" table:style-name="ce36">
            <text:p><text:s text:c="3"/>119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965" table:style-name="ce36">
            <text:p><text:s text:c="2"/>26 96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91" table:style-name="ce36">
            <text:p><text:s text:c="3"/>691</text:p>
          </table:table-cell>
          <table:table-cell office:value-type="float" office:value="34" table:style-name="ce36">
            <text:p><text:s text:c="3"/>3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850" table:style-name="ce36">
            <text:p><text:s text:c="2"/>27 85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56001</text:p>
          </table:table-cell>
          <table:table-cell office:value-type="string" table:style-name="ce21">
            <text:p>Serviços <text:s/>de alimentaç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25" table:style-name="ce36">
            <text:p><text:s text:c="2"/>2 9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9" table:style-name="ce36">
            <text:p><text:s text:c="3"/>7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6458" table:style-name="ce36">
            <text:p><text:s text:c="2"/>266 45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01" table:style-name="ce36">
            <text:p><text:s text:c="3"/>50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9963" table:style-name="ce36">
            <text:p><text:s text:c="2"/>269 96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58001</text:p>
          </table:table-cell>
          <table:table-cell office:value-type="string" table:style-name="ce21">
            <text:p>Livros, jornais e revista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679" table:style-name="ce36">
            <text:p><text:s text:c="2"/>15 67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1" table:style-name="ce36">
            <text:p><text:s text:c="3"/>29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970" table:style-name="ce36">
            <text:p><text:s text:c="2"/>15 970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59801</text:p>
          </table:table-cell>
          <table:table-cell office:value-type="string" table:style-name="ce23">
            <text:p>Serviços cinematográficos, música, rádio e televis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311" table:style-name="ce36">
            <text:p><text:s text:c="2"/>43 3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335" table:style-name="ce36">
            <text:p><text:s text:c="2"/>43 33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61001</text:p>
          </table:table-cell>
          <table:table-cell office:value-type="string" table:style-name="ce21">
            <text:p>Telecomunicações, TV por assinatura e outros serv. relacionad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7" table:style-name="ce36">
            <text:p><text:s text:c="3"/>6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3533" table:style-name="ce36">
            <text:p><text:s text:c="2"/>163 53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3600" table:style-name="ce36">
            <text:p><text:s text:c="2"/>163 600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62801</text:p>
          </table:table-cell>
          <table:table-cell office:value-type="string" table:style-name="ce11">
            <text:p>Desenvolvimento de sistemas e outros serviços de informaçã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15" table:style-name="ce37">
            <text:p><text:s text:c="3"/>81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6259" table:style-name="ce37">
            <text:p><text:s text:c="2"/>156 259</text:p>
          </table:table-cell>
          <table:table-cell office:value-type="float" office:value="1239" table:style-name="ce37">
            <text:p><text:s text:c="2"/>1 23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72" table:style-name="ce37">
            <text:p><text:s text:c="2"/>1 77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1" table:style-name="ce37">
            <text:p><text:s text:c="3"/>13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0216" table:style-name="ce37">
            <text:p><text:s text:c="2"/>160 216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64801</text:p>
          </table:table-cell>
          <table:table-cell office:value-type="string" table:style-name="ce11">
            <text:p>Intermediação financeira, seguros e previdência complementar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38122" table:style-name="ce38">
            <text:p><text:s text:c="2"/>638 12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39" table:style-name="ce38">
            <text:p><text:s text:c="3"/>43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38561" table:style-name="ce38">
            <text:p><text:s text:c="2"/>638 561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68001</text:p>
          </table:table-cell>
          <table:table-cell office:value-type="string" table:style-name="ce11">
            <text:p>Aluguel efetivo e serviços imobiliários</text:p>
          </table:table-cell>
          <table:table-cell office:value-type="float" office:value="43" table:style-name="ce38">
            <text:p><text:s text:c="3"/>43</text:p>
          </table:table-cell>
          <table:table-cell office:value-type="float" office:value="25" table:style-name="ce38">
            <text:p><text:s text:c="3"/>25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37" table:style-name="ce38">
            <text:p><text:s text:c="3"/>37</text:p>
          </table:table-cell>
          <table:table-cell office:value-type="float" office:value="503" table:style-name="ce38">
            <text:p><text:s text:c="3"/>503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3" table:style-name="ce38">
            <text:p><text:s text:c="3"/>63</text:p>
          </table:table-cell>
          <table:table-cell office:value-type="float" office:value="123" table:style-name="ce38">
            <text:p><text:s text:c="3"/>123</text:p>
          </table:table-cell>
          <table:table-cell office:value-type="float" office:value="881" table:style-name="ce38">
            <text:p><text:s text:c="3"/>881</text:p>
          </table:table-cell>
          <table:table-cell office:value-type="float" office:value="294" table:style-name="ce38">
            <text:p><text:s text:c="3"/>294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370" table:style-name="ce38">
            <text:p><text:s text:c="3"/>370</text:p>
          </table:table-cell>
          <table:table-cell office:value-type="float" office:value="91" table:style-name="ce38">
            <text:p><text:s text:c="3"/>91</text:p>
          </table:table-cell>
          <table:table-cell office:value-type="float" office:value="19" table:style-name="ce38">
            <text:p><text:s text:c="3"/>19</text:p>
          </table:table-cell>
          <table:table-cell office:value-type="float" office:value="752" table:style-name="ce38">
            <text:p><text:s text:c="3"/>752</text:p>
          </table:table-cell>
          <table:table-cell office:value-type="float" office:value="1915" table:style-name="ce38">
            <text:p><text:s text:c="2"/>1 915</text:p>
          </table:table-cell>
          <table:table-cell office:value-type="float" office:value="1047" table:style-name="ce38">
            <text:p><text:s text:c="2"/>1 047</text:p>
          </table:table-cell>
          <table:table-cell office:value-type="float" office:value="290" table:style-name="ce38">
            <text:p><text:s text:c="3"/>290</text:p>
          </table:table-cell>
          <table:table-cell office:value-type="float" office:value="49" table:style-name="ce38">
            <text:p><text:s text:c="3"/>49</text:p>
          </table:table-cell>
          <table:table-cell office:value-type="float" office:value="2528" table:style-name="ce38">
            <text:p><text:s text:c="2"/>2 528</text:p>
          </table:table-cell>
          <table:table-cell office:value-type="float" office:value="1167" table:style-name="ce38">
            <text:p><text:s text:c="2"/>1 167</text:p>
          </table:table-cell>
          <table:table-cell office:value-type="float" office:value="59" table:style-name="ce38">
            <text:p><text:s text:c="3"/>59</text:p>
          </table:table-cell>
          <table:table-cell office:value-type="float" office:value="511" table:style-name="ce38">
            <text:p><text:s text:c="3"/>511</text:p>
          </table:table-cell>
          <table:table-cell office:value-type="float" office:value="1959" table:style-name="ce38">
            <text:p><text:s text:c="2"/>1 959</text:p>
          </table:table-cell>
          <table:table-cell office:value-type="float" office:value="1175" table:style-name="ce38">
            <text:p><text:s text:c="2"/>1 175</text:p>
          </table:table-cell>
          <table:table-cell office:value-type="float" office:value="2135" table:style-name="ce38">
            <text:p><text:s text:c="2"/>2 135</text:p>
          </table:table-cell>
          <table:table-cell office:value-type="float" office:value="2531" table:style-name="ce38">
            <text:p><text:s text:c="2"/>2 531</text:p>
          </table:table-cell>
          <table:table-cell office:value-type="float" office:value="1292" table:style-name="ce38">
            <text:p><text:s text:c="2"/>1 292</text:p>
          </table:table-cell>
          <table:table-cell office:value-type="float" office:value="107" table:style-name="ce38">
            <text:p><text:s text:c="3"/>107</text:p>
          </table:table-cell>
          <table:table-cell office:value-type="float" office:value="1062" table:style-name="ce38">
            <text:p><text:s text:c="2"/>1 062</text:p>
          </table:table-cell>
          <table:table-cell office:value-type="float" office:value="106" table:style-name="ce38">
            <text:p><text:s text:c="3"/>106</text:p>
          </table:table-cell>
          <table:table-cell office:value-type="float" office:value="111" table:style-name="ce38">
            <text:p><text:s text:c="3"/>111</text:p>
          </table:table-cell>
          <table:table-cell office:value-type="float" office:value="786" table:style-name="ce38">
            <text:p><text:s text:c="3"/>786</text:p>
          </table:table-cell>
          <table:table-cell office:value-type="float" office:value="76" table:style-name="ce38">
            <text:p><text:s text:c="3"/>76</text:p>
          </table:table-cell>
          <table:table-cell office:value-type="float" office:value="288" table:style-name="ce38">
            <text:p><text:s text:c="3"/>288</text:p>
          </table:table-cell>
          <table:table-cell office:value-type="float" office:value="50" table:style-name="ce38">
            <text:p><text:s text:c="3"/>50</text:p>
          </table:table-cell>
          <table:table-cell office:value-type="float" office:value="4831" table:style-name="ce38">
            <text:p><text:s text:c="2"/>4 831</text:p>
          </table:table-cell>
          <table:table-cell office:value-type="float" office:value="748" table:style-name="ce38">
            <text:p><text:s text:c="3"/>748</text:p>
          </table:table-cell>
          <table:table-cell office:value-type="float" office:value="1761" table:style-name="ce38">
            <text:p><text:s text:c="2"/>1 761</text:p>
          </table:table-cell>
          <table:table-cell office:value-type="float" office:value="14" table:style-name="ce38">
            <text:p><text:s text:c="3"/>14</text:p>
          </table:table-cell>
          <table:table-cell office:value-type="float" office:value="2826" table:style-name="ce38">
            <text:p><text:s text:c="2"/>2 826</text:p>
          </table:table-cell>
          <table:table-cell office:value-type="float" office:value="2267" table:style-name="ce38">
            <text:p><text:s text:c="2"/>2 267</text:p>
          </table:table-cell>
          <table:table-cell office:value-type="float" office:value="557" table:style-name="ce38">
            <text:p><text:s text:c="3"/>557</text:p>
          </table:table-cell>
          <table:table-cell office:value-type="float" office:value="494" table:style-name="ce38">
            <text:p><text:s text:c="3"/>494</text:p>
          </table:table-cell>
          <table:table-cell office:value-type="float" office:value="1065" table:style-name="ce38">
            <text:p><text:s text:c="2"/>1 065</text:p>
          </table:table-cell>
          <table:table-cell office:value-type="float" office:value="180" table:style-name="ce38">
            <text:p><text:s text:c="3"/>180</text:p>
          </table:table-cell>
          <table:table-cell office:value-type="float" office:value="1356" table:style-name="ce38">
            <text:p><text:s text:c="2"/>1 356</text:p>
          </table:table-cell>
          <table:table-cell office:value-type="float" office:value="241" table:style-name="ce38">
            <text:p><text:s text:c="3"/>241</text:p>
          </table:table-cell>
          <table:table-cell office:value-type="float" office:value="58" table:style-name="ce38">
            <text:p><text:s text:c="3"/>58</text:p>
          </table:table-cell>
          <table:table-cell office:value-type="float" office:value="100" table:style-name="ce38">
            <text:p><text:s text:c="3"/>100</text:p>
          </table:table-cell>
          <table:table-cell office:value-type="float" office:value="341" table:style-name="ce38">
            <text:p><text:s text:c="3"/>341</text:p>
          </table:table-cell>
          <table:table-cell office:value-type="float" office:value="11303" table:style-name="ce38">
            <text:p><text:s text:c="2"/>11 303</text:p>
          </table:table-cell>
          <table:table-cell office:value-type="float" office:value="175109" table:style-name="ce38">
            <text:p><text:s text:c="2"/>175 109</text:p>
          </table:table-cell>
          <table:table-cell office:value-type="float" office:value="289" table:style-name="ce38">
            <text:p><text:s text:c="3"/>289</text:p>
          </table:table-cell>
          <table:table-cell office:value-type="float" office:value="917" table:style-name="ce38">
            <text:p><text:s text:c="3"/>917</text:p>
          </table:table-cell>
          <table:table-cell office:value-type="float" office:value="106" table:style-name="ce38">
            <text:p><text:s text:c="3"/>106</text:p>
          </table:table-cell>
          <table:table-cell office:value-type="float" office:value="2495" table:style-name="ce38">
            <text:p><text:s text:c="2"/>2 495</text:p>
          </table:table-cell>
          <table:table-cell office:value-type="float" office:value="1575" table:style-name="ce38">
            <text:p><text:s text:c="2"/>1 575</text:p>
          </table:table-cell>
          <table:table-cell office:value-type="float" office:value="43" table:style-name="ce38">
            <text:p><text:s text:c="3"/>43</text:p>
          </table:table-cell>
          <table:table-cell office:value-type="float" office:value="2257" table:style-name="ce38">
            <text:p><text:s text:c="2"/>2 257</text:p>
          </table:table-cell>
          <table:table-cell office:value-type="float" office:value="157" table:style-name="ce38">
            <text:p><text:s text:c="3"/>157</text:p>
          </table:table-cell>
          <table:table-cell office:value-type="float" office:value="440" table:style-name="ce38">
            <text:p><text:s text:c="3"/>440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412" table:style-name="ce38">
            <text:p><text:s text:c="3"/>412</text:p>
          </table:table-cell>
          <table:table-cell office:value-type="float" office:value="508" table:style-name="ce38">
            <text:p><text:s text:c="3"/>508</text:p>
          </table:table-cell>
          <table:table-cell office:value-type="float" office:value="400" table:style-name="ce38">
            <text:p><text:s text:c="3"/>40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35319" table:style-name="ce38">
            <text:p><text:s text:c="2"/>235 319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68002</text:p>
          </table:table-cell>
          <table:table-cell office:value-type="string" table:style-name="ce13">
            <text:p>Aluguel imputad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54227" table:style-name="ce37">
            <text:p><text:s text:c="2"/>454 22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54227" table:style-name="ce37">
            <text:p><text:s text:c="2"/>454 227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1">
            <text:p>Serviços jurídicos, contabilidade e consultori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547" table:style-name="ce38">
            <text:p><text:s text:c="2"/>1 54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18416" table:style-name="ce38">
            <text:p><text:s text:c="2"/>218 41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655" table:style-name="ce38">
            <text:p><text:s text:c="2"/>4 655</text:p>
          </table:table-cell>
          <table:table-cell office:value-type="float" office:value="126" table:style-name="ce38">
            <text:p><text:s text:c="3"/>12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24744" table:style-name="ce38">
            <text:p><text:s text:c="2"/>224 744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1801</text:p>
          </table:table-cell>
          <table:table-cell office:value-type="string" table:style-name="ce21">
            <text:p>Pesquisa e desenvolviment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230" table:style-name="ce36">
            <text:p><text:s text:c="3"/>230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270" table:style-name="ce36">
            <text:p><text:s text:c="3"/>270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263" table:style-name="ce36">
            <text:p><text:s text:c="3"/>263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62" table:style-name="ce36">
            <text:p><text:s text:c="3"/>62</text:p>
          </table:table-cell>
          <table:table-cell office:value-type="float" office:value="32" table:style-name="ce36">
            <text:p><text:s text:c="3"/>32</text:p>
          </table:table-cell>
          <table:table-cell office:value-type="float" office:value="73" table:style-name="ce36">
            <text:p><text:s text:c="3"/>73</text:p>
          </table:table-cell>
          <table:table-cell office:value-type="float" office:value="280" table:style-name="ce36">
            <text:p><text:s text:c="3"/>280</text:p>
          </table:table-cell>
          <table:table-cell office:value-type="float" office:value="38" table:style-name="ce36">
            <text:p><text:s text:c="3"/>38</text:p>
          </table:table-cell>
          <table:table-cell office:value-type="float" office:value="277" table:style-name="ce36">
            <text:p><text:s text:c="3"/>277</text:p>
          </table:table-cell>
          <table:table-cell office:value-type="float" office:value="37" table:style-name="ce36">
            <text:p><text:s text:c="3"/>3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46" table:style-name="ce36">
            <text:p><text:s text:c="3"/>546</text:p>
          </table:table-cell>
          <table:table-cell office:value-type="float" office:value="983" table:style-name="ce36">
            <text:p><text:s text:c="3"/>983</text:p>
          </table:table-cell>
          <table:table-cell office:value-type="float" office:value="357" table:style-name="ce36">
            <text:p><text:s text:c="3"/>357</text:p>
          </table:table-cell>
          <table:table-cell office:value-type="float" office:value="1145" table:style-name="ce36">
            <text:p><text:s text:c="2"/>1 145</text:p>
          </table:table-cell>
          <table:table-cell office:value-type="float" office:value="308" table:style-name="ce36">
            <text:p><text:s text:c="3"/>308</text:p>
          </table:table-cell>
          <table:table-cell office:value-type="float" office:value="376" table:style-name="ce36">
            <text:p><text:s text:c="3"/>376</text:p>
          </table:table-cell>
          <table:table-cell office:value-type="float" office:value="369" table:style-name="ce36">
            <text:p><text:s text:c="3"/>369</text:p>
          </table:table-cell>
          <table:table-cell office:value-type="float" office:value="93" table:style-name="ce36">
            <text:p><text:s text:c="3"/>93</text:p>
          </table:table-cell>
          <table:table-cell office:value-type="float" office:value="91" table:style-name="ce36">
            <text:p><text:s text:c="3"/>91</text:p>
          </table:table-cell>
          <table:table-cell office:value-type="float" office:value="1166" table:style-name="ce36">
            <text:p><text:s text:c="2"/>1 166</text:p>
          </table:table-cell>
          <table:table-cell office:value-type="float" office:value="676" table:style-name="ce36">
            <text:p><text:s text:c="3"/>676</text:p>
          </table:table-cell>
          <table:table-cell office:value-type="float" office:value="1209" table:style-name="ce36">
            <text:p><text:s text:c="2"/>1 209</text:p>
          </table:table-cell>
          <table:table-cell office:value-type="float" office:value="1335" table:style-name="ce36">
            <text:p><text:s text:c="2"/>1 335</text:p>
          </table:table-cell>
          <table:table-cell office:value-type="float" office:value="655" table:style-name="ce36">
            <text:p><text:s text:c="3"/>655</text:p>
          </table:table-cell>
          <table:table-cell office:value-type="float" office:value="2008" table:style-name="ce36">
            <text:p><text:s text:c="2"/>2 008</text:p>
          </table:table-cell>
          <table:table-cell office:value-type="float" office:value="108" table:style-name="ce36">
            <text:p><text:s text:c="3"/>108</text:p>
          </table:table-cell>
          <table:table-cell office:value-type="float" office:value="52" table:style-name="ce36">
            <text:p><text:s text:c="3"/>52</text:p>
          </table:table-cell>
          <table:table-cell office:value-type="float" office:value="308" table:style-name="ce36">
            <text:p><text:s text:c="3"/>308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68" table:style-name="ce36">
            <text:p><text:s text:c="3"/>6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07" table:style-name="ce36">
            <text:p><text:s text:c="3"/>60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2" table:style-name="ce36">
            <text:p><text:s text:c="3"/>252</text:p>
          </table:table-cell>
          <table:table-cell office:value-type="float" office:value="1396" table:style-name="ce36">
            <text:p><text:s text:c="2"/>1 396</text:p>
          </table:table-cell>
          <table:table-cell office:value-type="float" office:value="104" table:style-name="ce36">
            <text:p><text:s text:c="3"/>10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857" table:style-name="ce36">
            <text:p><text:s text:c="2"/>4 85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2" table:style-name="ce36">
            <text:p><text:s text:c="3"/>72</text:p>
          </table:table-cell>
          <table:table-cell office:value-type="float" office:value="64" table:style-name="ce36">
            <text:p><text:s text:c="3"/>6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178" table:style-name="ce36">
            <text:p><text:s text:c="2"/>10 178</text:p>
          </table:table-cell>
          <table:table-cell office:value-type="float" office:value="13693" table:style-name="ce36">
            <text:p><text:s text:c="2"/>13 693</text:p>
          </table:table-cell>
          <table:table-cell office:value-type="float" office:value="488" table:style-name="ce36">
            <text:p><text:s text:c="3"/>488</text:p>
          </table:table-cell>
          <table:table-cell office:value-type="float" office:value="1482" table:style-name="ce36">
            <text:p><text:s text:c="2"/>1 482</text:p>
          </table:table-cell>
          <table:table-cell office:value-type="float" office:value="120" table:style-name="ce36">
            <text:p><text:s text:c="3"/>1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6859" table:style-name="ce36">
            <text:p><text:s text:c="2"/>46 859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1802</text:p>
          </table:table-cell>
          <table:table-cell office:value-type="string" table:style-name="ce21">
            <text:p>Serviços de arquitetura e engenhari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2042" table:style-name="ce36">
            <text:p><text:s text:c="2"/>52 04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34" table:style-name="ce36">
            <text:p><text:s text:c="2"/>2 034</text:p>
          </table:table-cell>
          <table:table-cell office:value-type="float" office:value="111" table:style-name="ce36">
            <text:p><text:s text:c="3"/>1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4189" table:style-name="ce36">
            <text:p><text:s text:c="2"/>54 189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73801</text:p>
          </table:table-cell>
          <table:table-cell office:value-type="string" table:style-name="ce23">
            <text:p>Publicidade e outros serviços téc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3" table:style-name="ce36">
            <text:p><text:s text:c="3"/>153</text:p>
          </table:table-cell>
          <table:table-cell office:value-type="float" office:value="13698" table:style-name="ce36">
            <text:p><text:s text:c="2"/>13 69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2" table:style-name="ce36">
            <text:p><text:s text:c="3"/>7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0375" table:style-name="ce36">
            <text:p><text:s text:c="2"/>100 37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448" table:style-name="ce36">
            <text:p><text:s text:c="2"/>7 448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123" table:style-name="ce36">
            <text:p><text:s text:c="2"/>3 12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4893" table:style-name="ce36">
            <text:p><text:s text:c="2"/>124 893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7001</text:p>
          </table:table-cell>
          <table:table-cell office:value-type="string" table:style-name="ce21">
            <text:p>Aluguéis não-imob. e gestão de ativos de propriedade intelectual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43" table:style-name="ce36">
            <text:p><text:s text:c="2"/>1 043</text:p>
          </table:table-cell>
          <table:table-cell office:value-type="float" office:value="615" table:style-name="ce36">
            <text:p><text:s text:c="3"/>615</text:p>
          </table:table-cell>
          <table:table-cell office:value-type="float" office:value="3149" table:style-name="ce36">
            <text:p><text:s text:c="2"/>3 14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97" table:style-name="ce36">
            <text:p><text:s text:c="3"/>59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36" table:style-name="ce36">
            <text:p><text:s text:c="3"/>63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030" table:style-name="ce36">
            <text:p><text:s text:c="2"/>42 0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8070" table:style-name="ce36">
            <text:p><text:s text:c="2"/>48 070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8801</text:p>
          </table:table-cell>
          <table:table-cell office:value-type="string" table:style-name="ce21">
            <text:p>Condomínios e serviços para edifíci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6105" table:style-name="ce36">
            <text:p><text:s text:c="2"/>106 10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6105" table:style-name="ce36">
            <text:p><text:s text:c="2"/>106 105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78802</text:p>
          </table:table-cell>
          <table:table-cell office:value-type="string" table:style-name="ce3">
            <text:p>Outros serviços administrativ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42" table:style-name="ce37">
            <text:p><text:s text:c="3"/>44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1206" table:style-name="ce37">
            <text:p><text:s text:c="2"/>141 20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22" table:style-name="ce37">
            <text:p><text:s text:c="3"/>722</text:p>
          </table:table-cell>
          <table:table-cell office:value-type="float" office:value="278" table:style-name="ce37">
            <text:p><text:s text:c="3"/>27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2649" table:style-name="ce37">
            <text:p><text:s text:c="2"/>142 649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80001</text:p>
          </table:table-cell>
          <table:table-cell office:value-type="string" table:style-name="ce3">
            <text:p>Serviços de vigilância, segurança e investigação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1437" table:style-name="ce38">
            <text:p><text:s text:c="2"/>41 43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1437" table:style-name="ce38">
            <text:p><text:s text:c="2"/>41 437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84001</text:p>
          </table:table-cell>
          <table:table-cell office:value-type="string" table:style-name="ce7">
            <text:p>Serviços coletivos da administração públic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60188" table:style-name="ce38">
            <text:p><text:s text:c="2"/>760 18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60188" table:style-name="ce38">
            <text:p><text:s text:c="2"/>760 188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1">
            <text:p>Serviços de previdência e assistência social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024" table:style-name="ce37">
            <text:p><text:s text:c="2"/>14 02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024" table:style-name="ce37">
            <text:p><text:s text:c="2"/>14 024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1">
            <text:p>Educação públic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20126" table:style-name="ce38">
            <text:p><text:s text:c="2"/>320 12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20126" table:style-name="ce38">
            <text:p><text:s text:c="2"/>320 126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85921</text:p>
          </table:table-cell>
          <table:table-cell office:value-type="string" table:style-name="ce21">
            <text:p>Educação privad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53" table:style-name="ce36">
            <text:p><text:s text:c="2"/>3 753</text:p>
          </table:table-cell>
          <table:table-cell office:value-type="float" office:value="1032" table:style-name="ce36">
            <text:p><text:s text:c="2"/>1 032</text:p>
          </table:table-cell>
          <table:table-cell office:value-type="float" office:value="134393" table:style-name="ce36">
            <text:p><text:s text:c="2"/>134 39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9178" table:style-name="ce36">
            <text:p><text:s text:c="2"/>139 178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86911</text:p>
          </table:table-cell>
          <table:table-cell office:value-type="string" table:style-name="ce21">
            <text:p>Saúde públic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0872" table:style-name="ce36">
            <text:p><text:s text:c="2"/>190 87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0872" table:style-name="ce36">
            <text:p><text:s text:c="2"/>190 872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86921</text:p>
          </table:table-cell>
          <table:table-cell office:value-type="string" table:style-name="ce23">
            <text:p>Saúde privad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19" table:style-name="ce36">
            <text:p><text:s text:c="3"/>719</text:p>
          </table:table-cell>
          <table:table-cell office:value-type="float" office:value="93" table:style-name="ce36">
            <text:p><text:s text:c="3"/>9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64" table:style-name="ce36">
            <text:p><text:s text:c="2"/>2 464</text:p>
          </table:table-cell>
          <table:table-cell office:value-type="float" office:value="278083" table:style-name="ce36">
            <text:p><text:s text:c="2"/>278 08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1359" table:style-name="ce36">
            <text:p><text:s text:c="2"/>281 359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90801</text:p>
          </table:table-cell>
          <table:table-cell office:value-type="string" table:style-name="ce21">
            <text:p>Serviços de artes, cultura, esporte e recreaç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34" table:style-name="ce36">
            <text:p><text:s text:c="2"/>1 43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67" table:style-name="ce36">
            <text:p><text:s text:c="3"/>867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662" table:style-name="ce36">
            <text:p><text:s text:c="2"/>36 66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974" table:style-name="ce36">
            <text:p><text:s text:c="2"/>38 974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94801</text:p>
          </table:table-cell>
          <table:table-cell office:value-type="string" table:style-name="ce21">
            <text:p>Organizações patronais, sindicais e outros serviços associativ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1647" table:style-name="ce36">
            <text:p><text:s text:c="2"/>81 64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1647" table:style-name="ce36">
            <text:p><text:s text:c="2"/>81 647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94802</text:p>
          </table:table-cell>
          <table:table-cell office:value-type="string" table:style-name="ce3">
            <text:p>Manutenção de computadores, telefones e objetos domést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45" table:style-name="ce38">
            <text:p><text:s text:c="3"/>84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845" table:style-name="ce38">
            <text:p><text:s text:c="2"/>5 84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6" table:style-name="ce38">
            <text:p><text:s text:c="3"/>1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2342" table:style-name="ce38">
            <text:p><text:s text:c="2"/>22 34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9058" table:style-name="ce38">
            <text:p><text:s text:c="2"/>29 058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94803</text:p>
          </table:table-cell>
          <table:table-cell office:value-type="string" table:style-name="ce3">
            <text:p>Serviços pessoai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98" table:style-name="ce38">
            <text:p><text:s text:c="3"/>39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4915" table:style-name="ce38">
            <text:p><text:s text:c="2"/>54 91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5313" table:style-name="ce38">
            <text:p><text:s text:c="2"/>55 313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97001</text:p>
          </table:table-cell>
          <table:table-cell office:value-type="string" table:style-name="ce7">
            <text:p>Serviços domést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2030" table:style-name="ce38">
            <text:p><text:s text:c="2"/>72 030</text:p>
          </table:table-cell>
          <table:table-cell office:value-type="float" office:value="72030" table:style-name="ce38">
            <text:p><text:s text:c="2"/>72 030</text:p>
          </table:table-cell>
          <table:table-cell table:number-columns-repeated="16313"/>
        </table:table-row>
        <table:table-row table:style-name="ro5">
          <table:table-cell table:style-name="ce10"/>
          <table:table-cell table:style-name="ce11"/>
          <table:table-cell table:number-columns-repeated="69" table:style-name="ce37"/>
          <table:table-cell table:number-columns-repeated="16313"/>
        </table:table-row>
        <table:table-row table:style-name="ro6">
          <table:table-cell office:value-type="string" table:style-name="ce14">
            <text:p>Total</text:p>
          </table:table-cell>
          <table:table-cell table:style-name="ce15"/>
          <table:table-cell office:value-type="float" office:value="363652" table:style-name="ce39">
            <text:p><text:s text:c="2"/>363 652</text:p>
          </table:table-cell>
          <table:table-cell office:value-type="float" office:value="148767" table:style-name="ce39">
            <text:p><text:s text:c="2"/>148 767</text:p>
          </table:table-cell>
          <table:table-cell office:value-type="float" office:value="37235" table:style-name="ce39">
            <text:p><text:s text:c="2"/>37 235</text:p>
          </table:table-cell>
          <table:table-cell office:value-type="float" office:value="18807" table:style-name="ce39">
            <text:p><text:s text:c="2"/>18 807</text:p>
          </table:table-cell>
          <table:table-cell office:value-type="float" office:value="145958" table:style-name="ce39">
            <text:p><text:s text:c="2"/>145 958</text:p>
          </table:table-cell>
          <table:table-cell office:value-type="float" office:value="74220" table:style-name="ce39">
            <text:p><text:s text:c="2"/>74 220</text:p>
          </table:table-cell>
          <table:table-cell office:value-type="float" office:value="15518" table:style-name="ce39">
            <text:p><text:s text:c="2"/>15 518</text:p>
          </table:table-cell>
          <table:table-cell office:value-type="float" office:value="275638" table:style-name="ce39">
            <text:p><text:s text:c="2"/>275 638</text:p>
          </table:table-cell>
          <table:table-cell office:value-type="float" office:value="57181" table:style-name="ce39">
            <text:p><text:s text:c="2"/>57 181</text:p>
          </table:table-cell>
          <table:table-cell office:value-type="float" office:value="294437" table:style-name="ce39">
            <text:p><text:s text:c="2"/>294 437</text:p>
          </table:table-cell>
          <table:table-cell office:value-type="float" office:value="75222" table:style-name="ce39">
            <text:p><text:s text:c="2"/>75 222</text:p>
          </table:table-cell>
          <table:table-cell office:value-type="float" office:value="14531" table:style-name="ce39">
            <text:p><text:s text:c="2"/>14 531</text:p>
          </table:table-cell>
          <table:table-cell office:value-type="float" office:value="50526" table:style-name="ce39">
            <text:p><text:s text:c="2"/>50 526</text:p>
          </table:table-cell>
          <table:table-cell office:value-type="float" office:value="61807" table:style-name="ce39">
            <text:p><text:s text:c="2"/>61 807</text:p>
          </table:table-cell>
          <table:table-cell office:value-type="float" office:value="41985" table:style-name="ce39">
            <text:p><text:s text:c="2"/>41 985</text:p>
          </table:table-cell>
          <table:table-cell office:value-type="float" office:value="29798" table:style-name="ce39">
            <text:p><text:s text:c="2"/>29 798</text:p>
          </table:table-cell>
          <table:table-cell office:value-type="float" office:value="94346" table:style-name="ce39">
            <text:p><text:s text:c="2"/>94 346</text:p>
          </table:table-cell>
          <table:table-cell office:value-type="float" office:value="18810" table:style-name="ce39">
            <text:p><text:s text:c="2"/>18 810</text:p>
          </table:table-cell>
          <table:table-cell office:value-type="float" office:value="361211" table:style-name="ce39">
            <text:p><text:s text:c="2"/>361 211</text:p>
          </table:table-cell>
          <table:table-cell office:value-type="float" office:value="53080" table:style-name="ce39">
            <text:p><text:s text:c="2"/>53 080</text:p>
          </table:table-cell>
          <table:table-cell office:value-type="float" office:value="150864" table:style-name="ce39">
            <text:p><text:s text:c="2"/>150 864</text:p>
          </table:table-cell>
          <table:table-cell office:value-type="float" office:value="81717" table:style-name="ce39">
            <text:p><text:s text:c="2"/>81 717</text:p>
          </table:table-cell>
          <table:table-cell office:value-type="float" office:value="46054" table:style-name="ce39">
            <text:p><text:s text:c="2"/>46 054</text:p>
          </table:table-cell>
          <table:table-cell office:value-type="float" office:value="72725" table:style-name="ce39">
            <text:p><text:s text:c="2"/>72 725</text:p>
          </table:table-cell>
          <table:table-cell office:value-type="float" office:value="109604" table:style-name="ce39">
            <text:p><text:s text:c="2"/>109 604</text:p>
          </table:table-cell>
          <table:table-cell office:value-type="float" office:value="78033" table:style-name="ce39">
            <text:p><text:s text:c="2"/>78 033</text:p>
          </table:table-cell>
          <table:table-cell office:value-type="float" office:value="116295" table:style-name="ce39">
            <text:p><text:s text:c="2"/>116 295</text:p>
          </table:table-cell>
          <table:table-cell office:value-type="float" office:value="57365" table:style-name="ce39">
            <text:p><text:s text:c="2"/>57 365</text:p>
          </table:table-cell>
          <table:table-cell office:value-type="float" office:value="90092" table:style-name="ce39">
            <text:p><text:s text:c="2"/>90 092</text:p>
          </table:table-cell>
          <table:table-cell office:value-type="float" office:value="97650" table:style-name="ce39">
            <text:p><text:s text:c="2"/>97 650</text:p>
          </table:table-cell>
          <table:table-cell office:value-type="float" office:value="69975" table:style-name="ce39">
            <text:p><text:s text:c="2"/>69 975</text:p>
          </table:table-cell>
          <table:table-cell office:value-type="float" office:value="120145" table:style-name="ce39">
            <text:p><text:s text:c="2"/>120 145</text:p>
          </table:table-cell>
          <table:table-cell office:value-type="float" office:value="183628" table:style-name="ce39">
            <text:p><text:s text:c="2"/>183 628</text:p>
          </table:table-cell>
          <table:table-cell office:value-type="float" office:value="93012" table:style-name="ce39">
            <text:p><text:s text:c="2"/>93 012</text:p>
          </table:table-cell>
          <table:table-cell office:value-type="float" office:value="41476" table:style-name="ce39">
            <text:p><text:s text:c="2"/>41 476</text:p>
          </table:table-cell>
          <table:table-cell office:value-type="float" office:value="70833" table:style-name="ce39">
            <text:p><text:s text:c="2"/>70 833</text:p>
          </table:table-cell>
          <table:table-cell office:value-type="float" office:value="73016" table:style-name="ce39">
            <text:p><text:s text:c="2"/>73 016</text:p>
          </table:table-cell>
          <table:table-cell office:value-type="float" office:value="297964" table:style-name="ce39">
            <text:p><text:s text:c="2"/>297 964</text:p>
          </table:table-cell>
          <table:table-cell office:value-type="float" office:value="77032" table:style-name="ce39">
            <text:p><text:s text:c="2"/>77 032</text:p>
          </table:table-cell>
          <table:table-cell office:value-type="float" office:value="540207" table:style-name="ce39">
            <text:p><text:s text:c="2"/>540 207</text:p>
          </table:table-cell>
          <table:table-cell office:value-type="float" office:value="176458" table:style-name="ce39">
            <text:p><text:s text:c="2"/>176 458</text:p>
          </table:table-cell>
          <table:table-cell office:value-type="float" office:value="1069583" table:style-name="ce39">
            <text:p><text:s/>1 069 583</text:p>
          </table:table-cell>
          <table:table-cell office:value-type="float" office:value="372400" table:style-name="ce39">
            <text:p><text:s text:c="2"/>372 400</text:p>
          </table:table-cell>
          <table:table-cell office:value-type="float" office:value="22015" table:style-name="ce39">
            <text:p><text:s text:c="2"/>22 015</text:p>
          </table:table-cell>
          <table:table-cell office:value-type="float" office:value="43494" table:style-name="ce39">
            <text:p><text:s text:c="2"/>43 494</text:p>
          </table:table-cell>
          <table:table-cell office:value-type="float" office:value="129199" table:style-name="ce39">
            <text:p><text:s text:c="2"/>129 199</text:p>
          </table:table-cell>
          <table:table-cell office:value-type="float" office:value="27248" table:style-name="ce39">
            <text:p><text:s text:c="2"/>27 248</text:p>
          </table:table-cell>
          <table:table-cell office:value-type="float" office:value="268486" table:style-name="ce39">
            <text:p><text:s text:c="2"/>268 486</text:p>
          </table:table-cell>
          <table:table-cell office:value-type="float" office:value="16488" table:style-name="ce39">
            <text:p><text:s text:c="2"/>16 488</text:p>
          </table:table-cell>
          <table:table-cell office:value-type="float" office:value="43487" table:style-name="ce39">
            <text:p><text:s text:c="2"/>43 487</text:p>
          </table:table-cell>
          <table:table-cell office:value-type="float" office:value="164382" table:style-name="ce39">
            <text:p><text:s text:c="2"/>164 382</text:p>
          </table:table-cell>
          <table:table-cell office:value-type="float" office:value="158991" table:style-name="ce39">
            <text:p><text:s text:c="2"/>158 991</text:p>
          </table:table-cell>
          <table:table-cell office:value-type="float" office:value="652838" table:style-name="ce39">
            <text:p><text:s text:c="2"/>652 838</text:p>
          </table:table-cell>
          <table:table-cell office:value-type="float" office:value="629336" table:style-name="ce39">
            <text:p><text:s text:c="2"/>629 336</text:p>
          </table:table-cell>
          <table:table-cell office:value-type="float" office:value="218745" table:style-name="ce39">
            <text:p><text:s text:c="2"/>218 745</text:p>
          </table:table-cell>
          <table:table-cell office:value-type="float" office:value="58030" table:style-name="ce39">
            <text:p><text:s text:c="2"/>58 030</text:p>
          </table:table-cell>
          <table:table-cell office:value-type="float" office:value="100513" table:style-name="ce39">
            <text:p><text:s text:c="2"/>100 513</text:p>
          </table:table-cell>
          <table:table-cell office:value-type="float" office:value="47136" table:style-name="ce39">
            <text:p><text:s text:c="2"/>47 136</text:p>
          </table:table-cell>
          <table:table-cell office:value-type="float" office:value="249064" table:style-name="ce39">
            <text:p><text:s text:c="2"/>249 064</text:p>
          </table:table-cell>
          <table:table-cell office:value-type="float" office:value="41567" table:style-name="ce39">
            <text:p><text:s text:c="2"/>41 567</text:p>
          </table:table-cell>
          <table:table-cell office:value-type="float" office:value="825014" table:style-name="ce39">
            <text:p><text:s text:c="2"/>825 014</text:p>
          </table:table-cell>
          <table:table-cell office:value-type="float" office:value="335687" table:style-name="ce39">
            <text:p><text:s text:c="2"/>335 687</text:p>
          </table:table-cell>
          <table:table-cell office:value-type="float" office:value="135536" table:style-name="ce39">
            <text:p><text:s text:c="2"/>135 536</text:p>
          </table:table-cell>
          <table:table-cell office:value-type="float" office:value="194823" table:style-name="ce39">
            <text:p><text:s text:c="2"/>194 823</text:p>
          </table:table-cell>
          <table:table-cell office:value-type="float" office:value="278615" table:style-name="ce39">
            <text:p><text:s text:c="2"/>278 615</text:p>
          </table:table-cell>
          <table:table-cell office:value-type="float" office:value="40416" table:style-name="ce39">
            <text:p><text:s text:c="2"/>40 416</text:p>
          </table:table-cell>
          <table:table-cell office:value-type="float" office:value="159979" table:style-name="ce39">
            <text:p><text:s text:c="2"/>159 979</text:p>
          </table:table-cell>
          <table:table-cell office:value-type="float" office:value="72030" table:style-name="ce39">
            <text:p><text:s text:c="2"/>72 030</text:p>
          </table:table-cell>
          <table:table-cell office:value-type="float" office:value="11231976" table:style-name="ce39">
            <text:p><text:s/>11 231 976</text:p>
          </table:table-cell>
          <table:table-cell table:number-columns-repeated="16313" table:style-name="ce16"/>
        </table:table-row>
        <table:table-row table:style-name="ro4">
          <table:table-cell table:style-name="ce31"/>
          <table:table-cell table:number-columns-repeated="70" table:style-name="ce32"/>
          <table:table-cell table:number-columns-repeated="16313"/>
        </table:table-row>
        <table:table-row table:number-rows-repeated="1048440" table:style-name="ro7">
          <table:table-cell table:number-columns-repeated="16384"/>
        </table:table-row>
      </table:table>
      <table:table table:name="importacao" table:style-name="ta1">
        <table:table-column table:style-name="co1" table:default-cell-style-name="ce1"/>
        <table:table-column table:style-name="co2" table:default-cell-style-name="ce1"/>
        <table:table-column table:style-name="co6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7">
            <text:p>Tabela 3 - Recursos de bens e serviços - 2018</text:p>
          </table:table-cell>
          <table:table-cell table:number-columns-repeated="2" table:style-name="ce17"/>
          <table:table-cell table:number-columns-repeated="16381" table:style-name="ce18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number-columns-spanned="1" table:number-rows-spanned="2" table:style-name="ce55">
            <text:p>Código</text:p>
            <text:p>do</text:p>
            <text:p>produto</text:p>
            <draw:frame draw:z-index="1" draw:id="id0" draw:style-name="a4" draw:name="Texto 4" svg:x="0in" svg:y="0.02083in" svg:width="0in" svg:height="0.51042in">
              <draw:text-box>
                <text:p text:style-name="a1" text:class-names="" text:cond-style-name=""><text:span text:style-name="a0" text:class-names="">DESCRIÇÃO DO PRODUTO</text:span></text:p>
                <text:p text:style-name="a3" text:class-names="" text:cond-style-name=""><text:span text:style-name="a2" text:class-names="">NÍVEL 80</text:span></text:p>
              </draw:text-box>
              <svg:title/>
              <svg:desc/>
            </draw:frame>
          </table:table-cell>
          <table:table-cell office:value-type="string" table:number-columns-spanned="1" table:number-rows-spanned="2" table:style-name="ce57">
            <text:p>Descrição do produto</text:p>
          </table:table-cell>
          <table:table-cell office:value-type="string" table:style-name="ce54">
            <text:p>Preços do ano anterior em <text:s/>1 000 000 R$</text:p>
          </table:table-cell>
          <table:table-cell table:number-columns-repeated="16381"/>
        </table:table-row>
        <table:table-row table:style-name="ro3">
          <table:covered-table-cell>
            <draw:frame draw:z-index="2" draw:id="id1" draw:style-name="a9" draw:name="Texto 16" svg:x="0in" svg:y="0.05208in" svg:width="0in" svg:height="0.32292in">
              <draw:text-box>
                <text:p text:style-name="a6" text:class-names="" text:cond-style-name=""><text:span text:style-name="a5" text:class-names="">Dummy</text:span></text:p>
                <text:p text:style-name="a8" text:class-names="" text:cond-style-name=""><text:span text:style-name="a7" text:class-names="">financeiro</text:span></text:p>
              </draw:text-box>
              <svg:title/>
              <svg:desc/>
            </draw:frame>
            <draw:frame draw:z-index="3" draw:id="id2" draw:style-name="a12" draw:name="Texto 17" svg:x="0in" svg:y="0.04167in" svg:width="0in" svg:height="0.33333in">
              <draw:text-box>
                <text:p text:style-name="a11" text:class-names="" text:cond-style-name=""><text:span text:style-name="a10" text:class-names="">Total</text:span></text:p>
              </draw:text-box>
              <svg:title/>
              <svg:desc/>
            </draw:frame>
          </table:covered-table-cell>
          <table:covered-table-cell/>
          <table:table-cell office:value-type="string" table:style-name="ce34">
            <text:p>Importação de bens</text:p>
            <text:p>e serviços (1)</text:p>
          </table:table-cell>
          <table:table-cell table:number-columns-repeated="16381"/>
        </table:table-row>
        <table:table-row table:style-name="ro4">
          <table:table-cell table:number-columns-repeated="3" table:style-name="ce3"/>
          <table:table-cell table:number-columns-repeated="16381"/>
        </table:table-row>
        <table:table-row table:style-name="ro5">
          <table:table-cell office:value-type="string" table:style-name="ce20">
            <text:p>01911</text:p>
          </table:table-cell>
          <table:table-cell office:value-type="string" table:style-name="ce21">
            <text:p>Arroz, trigo e outros cereais</text:p>
          </table:table-cell>
          <table:table-cell office:value-type="float" office:value="5225" table:style-name="ce36">
            <text:p><text:s text:c="2"/>5 225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12</text:p>
          </table:table-cell>
          <table:table-cell office:value-type="string" table:style-name="ce21">
            <text:p>Milho em grão</text:p>
          </table:table-cell>
          <table:table-cell office:value-type="float" office:value="517" table:style-name="ce36">
            <text:p><text:s text:c="3"/>517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13</text:p>
          </table:table-cell>
          <table:table-cell office:value-type="string" table:style-name="ce21">
            <text:p>Algodão herbáceo, outras fibras da lav. temporária</text:p>
          </table:table-cell>
          <table:table-cell office:value-type="float" office:value="114" table:style-name="ce36">
            <text:p><text:s text:c="3"/>114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14</text:p>
          </table:table-cell>
          <table:table-cell office:value-type="string" table:style-name="ce21">
            <text:p>Cana-de-açúcar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01915</text:p>
          </table:table-cell>
          <table:table-cell office:value-type="string" table:style-name="ce23">
            <text:p>Soja <text:s/>em grão</text:p>
          </table:table-cell>
          <table:table-cell office:value-type="float" office:value="306" table:style-name="ce36">
            <text:p><text:s text:c="3"/>306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6</text:p>
          </table:table-cell>
          <table:table-cell office:value-type="string" table:style-name="ce3">
            <text:p>Outros produtos e serviços da lavoura temporária</text:p>
          </table:table-cell>
          <table:table-cell office:value-type="float" office:value="2029" table:style-name="ce37">
            <text:p><text:s text:c="2"/>2 029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7</text:p>
          </table:table-cell>
          <table:table-cell office:value-type="string" table:style-name="ce3">
            <text:p>Laranja</text:p>
          </table:table-cell>
          <table:table-cell office:value-type="float" office:value="61" table:style-name="ce37">
            <text:p><text:s text:c="3"/>61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8</text:p>
          </table:table-cell>
          <table:table-cell office:value-type="string" table:style-name="ce3">
            <text:p>Café em grã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9</text:p>
          </table:table-cell>
          <table:table-cell office:value-type="string" table:style-name="ce3">
            <text:p>Outros produtos da lavoura permanente</text:p>
          </table:table-cell>
          <table:table-cell office:value-type="float" office:value="2106" table:style-name="ce37">
            <text:p><text:s text:c="2"/>2 106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01921</text:p>
          </table:table-cell>
          <table:table-cell office:value-type="string" table:style-name="ce7">
            <text:p>Bovinos e outros animais vivos, prods. animal, caça e serv.</text:p>
          </table:table-cell>
          <table:table-cell office:value-type="float" office:value="83" table:style-name="ce37">
            <text:p><text:s text:c="3"/>83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22</text:p>
          </table:table-cell>
          <table:table-cell office:value-type="string" table:style-name="ce21">
            <text:p>Leite de vaca e de outros animais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23</text:p>
          </table:table-cell>
          <table:table-cell office:value-type="string" table:style-name="ce21">
            <text:p>Suínos</text:p>
          </table:table-cell>
          <table:table-cell office:value-type="float" office:value="8" table:style-name="ce36">
            <text:p><text:s text:c="3"/>8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24</text:p>
          </table:table-cell>
          <table:table-cell office:value-type="string" table:style-name="ce21">
            <text:p>Aves e ovos</text:p>
          </table:table-cell>
          <table:table-cell office:value-type="float" office:value="133" table:style-name="ce36">
            <text:p><text:s text:c="3"/>133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2801</text:p>
          </table:table-cell>
          <table:table-cell office:value-type="string" table:style-name="ce21">
            <text:p>Produtos da exploração florestal e da silvicultura</text:p>
          </table:table-cell>
          <table:table-cell office:value-type="float" office:value="1478" table:style-name="ce36">
            <text:p><text:s text:c="2"/>1 478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02802</text:p>
          </table:table-cell>
          <table:table-cell office:value-type="string" table:style-name="ce23">
            <text:p>Pesca e aquicultura (peixe, crustáceos e moluscos)</text:p>
          </table:table-cell>
          <table:table-cell office:value-type="float" office:value="1839" table:style-name="ce36">
            <text:p><text:s text:c="2"/>1 839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5801</text:p>
          </table:table-cell>
          <table:table-cell office:value-type="string" table:style-name="ce3">
            <text:p>Carvão mineral</text:p>
          </table:table-cell>
          <table:table-cell office:value-type="float" office:value="11284" table:style-name="ce37">
            <text:p><text:s text:c="2"/>11 284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5802</text:p>
          </table:table-cell>
          <table:table-cell office:value-type="string" table:style-name="ce3">
            <text:p>Minerais não-metálicos</text:p>
          </table:table-cell>
          <table:table-cell office:value-type="float" office:value="1665" table:style-name="ce37">
            <text:p><text:s text:c="2"/>1 665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6801</text:p>
          </table:table-cell>
          <table:table-cell office:value-type="string" table:style-name="ce3">
            <text:p>Petróleo, gás natural e serviços de apoio</text:p>
          </table:table-cell>
          <table:table-cell office:value-type="float" office:value="18483" table:style-name="ce37">
            <text:p><text:s text:c="2"/>18 483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7911</text:p>
          </table:table-cell>
          <table:table-cell office:value-type="string" table:style-name="ce3">
            <text:p>Minério de ferr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07921</text:p>
          </table:table-cell>
          <table:table-cell office:value-type="string" table:style-name="ce7">
            <text:p>Minerais metálicos não-ferrosos</text:p>
          </table:table-cell>
          <table:table-cell office:value-type="float" office:value="3388" table:style-name="ce37">
            <text:p><text:s text:c="2"/>3 388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10911</text:p>
          </table:table-cell>
          <table:table-cell office:value-type="string" table:style-name="ce24">
            <text:p>Carne de bovinos e outros prod. de carne</text:p>
          </table:table-cell>
          <table:table-cell office:value-type="float" office:value="1692" table:style-name="ce36">
            <text:p><text:s text:c="2"/>1 692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10912</text:p>
          </table:table-cell>
          <table:table-cell office:value-type="string" table:style-name="ce21">
            <text:p>Carne de suíno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13</text:p>
          </table:table-cell>
          <table:table-cell office:value-type="string" table:style-name="ce21">
            <text:p>Carne de aves</text:p>
          </table:table-cell>
          <table:table-cell office:value-type="float" office:value="30" table:style-name="ce36">
            <text:p><text:s text:c="3"/>3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14</text:p>
          </table:table-cell>
          <table:table-cell office:value-type="string" table:style-name="ce21">
            <text:p>Pescado industrializado</text:p>
          </table:table-cell>
          <table:table-cell office:value-type="float" office:value="2540" table:style-name="ce36">
            <text:p><text:s text:c="2"/>2 540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10915</text:p>
          </table:table-cell>
          <table:table-cell office:value-type="string" table:style-name="ce23">
            <text:p>Leite resfriado, esterilizado e pasteurizado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16</text:p>
          </table:table-cell>
          <table:table-cell office:value-type="string" table:style-name="ce3">
            <text:p>Outros produtos do laticínio</text:p>
          </table:table-cell>
          <table:table-cell office:value-type="float" office:value="1824" table:style-name="ce37">
            <text:p><text:s text:c="2"/>1 824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21</text:p>
          </table:table-cell>
          <table:table-cell office:value-type="string" table:style-name="ce3">
            <text:p>Açúcar</text:p>
          </table:table-cell>
          <table:table-cell office:value-type="float" office:value="34" table:style-name="ce38">
            <text:p><text:s text:c="3"/>34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31</text:p>
          </table:table-cell>
          <table:table-cell office:value-type="string" table:style-name="ce3">
            <text:p>Conservas de frutas, legumes, outros vegetais e sucos de frutas</text:p>
          </table:table-cell>
          <table:table-cell office:value-type="float" office:value="2938" table:style-name="ce37">
            <text:p><text:s text:c="2"/>2 938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32</text:p>
          </table:table-cell>
          <table:table-cell office:value-type="string" table:style-name="ce3">
            <text:p>Óleos e gorduras vegetais e animais</text:p>
          </table:table-cell>
          <table:table-cell office:value-type="float" office:value="3570" table:style-name="ce37">
            <text:p><text:s text:c="2"/>3 570</text:p>
          </table:table-cell>
          <table:table-cell table:number-columns-repeated="16381"/>
        </table:table-row>
        <table:table-row table:style-name="ro5">
          <table:table-cell office:value-type="string" table:style-name="ce9">
            <text:p>10933</text:p>
          </table:table-cell>
          <table:table-cell office:value-type="string" table:style-name="ce7">
            <text:p>Café beneficiado</text:p>
          </table:table-cell>
          <table:table-cell office:value-type="float" office:value="261" table:style-name="ce37">
            <text:p><text:s text:c="3"/>261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4</text:p>
          </table:table-cell>
          <table:table-cell office:value-type="string" table:style-name="ce21">
            <text:p>Arroz beneficiado e produtos derivados do arroz</text:p>
          </table:table-cell>
          <table:table-cell office:value-type="float" office:value="739" table:style-name="ce36">
            <text:p><text:s text:c="3"/>739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5</text:p>
          </table:table-cell>
          <table:table-cell office:value-type="string" table:style-name="ce21">
            <text:p>Produtos derivados do trigo, mandioca ou milho</text:p>
          </table:table-cell>
          <table:table-cell office:value-type="float" office:value="723" table:style-name="ce36">
            <text:p><text:s text:c="3"/>72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6</text:p>
          </table:table-cell>
          <table:table-cell office:value-type="string" table:style-name="ce21">
            <text:p>Rações balanceadas para animais</text:p>
          </table:table-cell>
          <table:table-cell office:value-type="float" office:value="850" table:style-name="ce36">
            <text:p><text:s text:c="3"/>85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7</text:p>
          </table:table-cell>
          <table:table-cell office:value-type="string" table:style-name="ce21">
            <text:p>Outros produtos alimentares</text:p>
          </table:table-cell>
          <table:table-cell office:value-type="float" office:value="3184" table:style-name="ce36">
            <text:p><text:s text:c="2"/>3 184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11001</text:p>
          </table:table-cell>
          <table:table-cell office:value-type="string" table:style-name="ce23">
            <text:p>Bebidas</text:p>
          </table:table-cell>
          <table:table-cell office:value-type="float" office:value="6927" table:style-name="ce36">
            <text:p><text:s text:c="2"/>6 927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2001</text:p>
          </table:table-cell>
          <table:table-cell office:value-type="string" table:style-name="ce3">
            <text:p>Produtos do fumo</text:p>
          </table:table-cell>
          <table:table-cell office:value-type="float" office:value="8163" table:style-name="ce37">
            <text:p><text:s text:c="2"/>8 163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3001</text:p>
          </table:table-cell>
          <table:table-cell office:value-type="string" table:style-name="ce3">
            <text:p>Fios e fibras têxteis beneficiadas</text:p>
          </table:table-cell>
          <table:table-cell office:value-type="float" office:value="1619" table:style-name="ce37">
            <text:p><text:s text:c="2"/>1 619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3002</text:p>
          </table:table-cell>
          <table:table-cell office:value-type="string" table:style-name="ce3">
            <text:p>Tecidos</text:p>
          </table:table-cell>
          <table:table-cell office:value-type="float" office:value="3911" table:style-name="ce37">
            <text:p><text:s text:c="2"/>3 911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3003</text:p>
          </table:table-cell>
          <table:table-cell office:value-type="string" table:style-name="ce3">
            <text:p>Art. têxteis de uso doméstico e outros têxteis</text:p>
          </table:table-cell>
          <table:table-cell office:value-type="float" office:value="4706" table:style-name="ce37">
            <text:p><text:s text:c="2"/>4 706</text:p>
          </table:table-cell>
          <table:table-cell table:number-columns-repeated="16381"/>
        </table:table-row>
        <table:table-row table:style-name="ro5">
          <table:table-cell office:value-type="string" table:style-name="ce9">
            <text:p>14001</text:p>
          </table:table-cell>
          <table:table-cell office:value-type="string" table:style-name="ce7">
            <text:p>Artigos do vestuário e acessórios</text:p>
          </table:table-cell>
          <table:table-cell office:value-type="float" office:value="9515" table:style-name="ce38">
            <text:p><text:s text:c="2"/>9 515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5001</text:p>
          </table:table-cell>
          <table:table-cell office:value-type="string" table:style-name="ce21">
            <text:p>Calçados e artefatos de couro</text:p>
          </table:table-cell>
          <table:table-cell office:value-type="float" office:value="2971" table:style-name="ce36">
            <text:p><text:s text:c="2"/>2 971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6001</text:p>
          </table:table-cell>
          <table:table-cell office:value-type="string" table:style-name="ce21">
            <text:p>Produtos de madeira, exclusive móveis</text:p>
          </table:table-cell>
          <table:table-cell office:value-type="float" office:value="355" table:style-name="ce36">
            <text:p><text:s text:c="3"/>355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7001</text:p>
          </table:table-cell>
          <table:table-cell office:value-type="string" table:style-name="ce21">
            <text:p>Celulose</text:p>
          </table:table-cell>
          <table:table-cell office:value-type="float" office:value="514" table:style-name="ce36">
            <text:p><text:s text:c="3"/>514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7002</text:p>
          </table:table-cell>
          <table:table-cell office:value-type="string" table:style-name="ce21">
            <text:p>Papel, papelão, embalagens e artefatos de papel</text:p>
          </table:table-cell>
          <table:table-cell office:value-type="float" office:value="2993" table:style-name="ce36">
            <text:p><text:s text:c="2"/>2 99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8001</text:p>
          </table:table-cell>
          <table:table-cell office:value-type="string" table:style-name="ce21">
            <text:p>Serviços de impressão e reprodução</text:p>
          </table:table-cell>
          <table:table-cell office:value-type="float" office:value="280" table:style-name="ce36">
            <text:p><text:s text:c="3"/>280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19911</text:p>
          </table:table-cell>
          <table:table-cell office:value-type="string" table:style-name="ce11">
            <text:p>Combustíveis para aviação</text:p>
          </table:table-cell>
          <table:table-cell office:value-type="float" office:value="4441" table:style-name="ce37">
            <text:p><text:s text:c="2"/>4 441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19912</text:p>
          </table:table-cell>
          <table:table-cell office:value-type="string" table:style-name="ce11">
            <text:p>Gasoálcool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19913</text:p>
          </table:table-cell>
          <table:table-cell office:value-type="string" table:style-name="ce13">
            <text:p>Naftas para petroquímica</text:p>
          </table:table-cell>
          <table:table-cell office:value-type="float" office:value="8770" table:style-name="ce37">
            <text:p><text:s text:c="2"/>8 770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9914</text:p>
          </table:table-cell>
          <table:table-cell office:value-type="string" table:style-name="ce3">
            <text:p>Óleo combustível<text:s text:c="2"/></text:p>
          </table:table-cell>
          <table:table-cell office:value-type="float" office:value="345" table:style-name="ce37">
            <text:p><text:s text:c="3"/>345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9915</text:p>
          </table:table-cell>
          <table:table-cell office:value-type="string" table:style-name="ce3">
            <text:p>Diesel - biodiesel</text:p>
          </table:table-cell>
          <table:table-cell office:value-type="float" office:value="0" table:style-name="ce38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9916</text:p>
          </table:table-cell>
          <table:table-cell office:value-type="string" table:style-name="ce21">
            <text:p>Outros produtos do refino do petróleo</text:p>
          </table:table-cell>
          <table:table-cell office:value-type="float" office:value="30218" table:style-name="ce36">
            <text:p><text:s text:c="2"/>30 218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9921</text:p>
          </table:table-cell>
          <table:table-cell office:value-type="string" table:style-name="ce21">
            <text:p>Etanol e outros biocombustíveis</text:p>
          </table:table-cell>
          <table:table-cell office:value-type="float" office:value="3121" table:style-name="ce36">
            <text:p><text:s text:c="2"/>3 121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0911</text:p>
          </table:table-cell>
          <table:table-cell office:value-type="string" table:style-name="ce23">
            <text:p>Produtos químicos inorgânicos</text:p>
          </table:table-cell>
          <table:table-cell office:value-type="float" office:value="29476" table:style-name="ce36">
            <text:p><text:s text:c="2"/>29 476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0912</text:p>
          </table:table-cell>
          <table:table-cell office:value-type="string" table:style-name="ce21">
            <text:p>Adubos e fertilizantes</text:p>
          </table:table-cell>
          <table:table-cell office:value-type="float" office:value="4239" table:style-name="ce36">
            <text:p><text:s text:c="2"/>4 239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0913</text:p>
          </table:table-cell>
          <table:table-cell office:value-type="string" table:style-name="ce21">
            <text:p>Produtos químicos orgânicos</text:p>
          </table:table-cell>
          <table:table-cell office:value-type="float" office:value="25586" table:style-name="ce36">
            <text:p><text:s text:c="2"/>25 586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0914</text:p>
          </table:table-cell>
          <table:table-cell office:value-type="string" table:style-name="ce11">
            <text:p>Resinas,elastômeros e fibras artif. e sintéticas</text:p>
          </table:table-cell>
          <table:table-cell office:value-type="float" office:value="19110" table:style-name="ce37">
            <text:p><text:s text:c="2"/>19 110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0921</text:p>
          </table:table-cell>
          <table:table-cell office:value-type="string" table:style-name="ce11">
            <text:p>Defensivos agrícolas e desinfestantes domissanitários</text:p>
          </table:table-cell>
          <table:table-cell office:value-type="float" office:value="15354" table:style-name="ce38">
            <text:p><text:s text:c="2"/>15 354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0922</text:p>
          </table:table-cell>
          <table:table-cell office:value-type="string" table:style-name="ce11">
            <text:p>Produtos químicos diversos<text:s/></text:p>
          </table:table-cell>
          <table:table-cell office:value-type="float" office:value="7784" table:style-name="ce38">
            <text:p><text:s text:c="2"/>7 784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20923</text:p>
          </table:table-cell>
          <table:table-cell office:value-type="string" table:style-name="ce13">
            <text:p>Tintas, vernizes, esmaltes e lacas</text:p>
          </table:table-cell>
          <table:table-cell office:value-type="float" office:value="1424" table:style-name="ce37">
            <text:p><text:s text:c="2"/>1 424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20931</text:p>
          </table:table-cell>
          <table:table-cell office:value-type="string" table:style-name="ce3">
            <text:p>Perfumaria, sabões e artigos de limpeza</text:p>
          </table:table-cell>
          <table:table-cell office:value-type="float" office:value="10430" table:style-name="ce38">
            <text:p><text:s text:c="2"/>10 43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1001</text:p>
          </table:table-cell>
          <table:table-cell office:value-type="string" table:style-name="ce21">
            <text:p>Produtos farmacêuticos</text:p>
          </table:table-cell>
          <table:table-cell office:value-type="float" office:value="29155" table:style-name="ce36">
            <text:p><text:s text:c="2"/>29 155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2001</text:p>
          </table:table-cell>
          <table:table-cell office:value-type="string" table:style-name="ce21">
            <text:p>Artigos de borracha</text:p>
          </table:table-cell>
          <table:table-cell office:value-type="float" office:value="7067" table:style-name="ce36">
            <text:p><text:s text:c="2"/>7 067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2002</text:p>
          </table:table-cell>
          <table:table-cell office:value-type="string" table:style-name="ce21">
            <text:p>Artigos de plástico</text:p>
          </table:table-cell>
          <table:table-cell office:value-type="float" office:value="8724" table:style-name="ce36">
            <text:p><text:s text:c="2"/>8 724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3001</text:p>
          </table:table-cell>
          <table:table-cell office:value-type="string" table:style-name="ce23">
            <text:p>Cimento</text:p>
          </table:table-cell>
          <table:table-cell office:value-type="float" office:value="197" table:style-name="ce36">
            <text:p><text:s text:c="3"/>197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3002</text:p>
          </table:table-cell>
          <table:table-cell office:value-type="string" table:style-name="ce21">
            <text:p>Artefatos de cimento, gesso e semelhantes</text:p>
          </table:table-cell>
          <table:table-cell office:value-type="float" office:value="222" table:style-name="ce36">
            <text:p><text:s text:c="3"/>222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3003</text:p>
          </table:table-cell>
          <table:table-cell office:value-type="string" table:style-name="ce11">
            <text:p>Vidros, cerâmicos e outros prod. de minerais não-metálicos</text:p>
          </table:table-cell>
          <table:table-cell office:value-type="float" office:value="5345" table:style-name="ce38">
            <text:p><text:s text:c="2"/>5 345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4911</text:p>
          </table:table-cell>
          <table:table-cell office:value-type="string" table:style-name="ce11">
            <text:p>Ferro-gusa e ferroligas</text:p>
          </table:table-cell>
          <table:table-cell office:value-type="float" office:value="729" table:style-name="ce37">
            <text:p><text:s text:c="3"/>729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4912</text:p>
          </table:table-cell>
          <table:table-cell office:value-type="string" table:style-name="ce11">
            <text:p>Semi-acabacados, laminados planos, longos e tubos de aço</text:p>
          </table:table-cell>
          <table:table-cell office:value-type="float" office:value="11627" table:style-name="ce37">
            <text:p><text:s text:c="2"/>11 627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24921</text:p>
          </table:table-cell>
          <table:table-cell office:value-type="string" table:style-name="ce13">
            <text:p>Produtos da metalurgia de metais não-ferrosos</text:p>
          </table:table-cell>
          <table:table-cell office:value-type="float" office:value="12909" table:style-name="ce37">
            <text:p><text:s text:c="2"/>12 909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24922</text:p>
          </table:table-cell>
          <table:table-cell office:value-type="string" table:style-name="ce3">
            <text:p>Peças fundidas de aço e de metais não ferrosos</text:p>
          </table:table-cell>
          <table:table-cell office:value-type="float" office:value="305" table:style-name="ce37">
            <text:p><text:s text:c="3"/>305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5001</text:p>
          </table:table-cell>
          <table:table-cell office:value-type="string" table:style-name="ce21">
            <text:p>Produtos de metal, excl. máquinas e equipamentos</text:p>
          </table:table-cell>
          <table:table-cell office:value-type="float" office:value="11741" table:style-name="ce36">
            <text:p><text:s text:c="2"/>11 741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6001</text:p>
          </table:table-cell>
          <table:table-cell office:value-type="string" table:style-name="ce21">
            <text:p>Componentes eletrônicos</text:p>
          </table:table-cell>
          <table:table-cell office:value-type="float" office:value="20413" table:style-name="ce36">
            <text:p><text:s text:c="2"/>20 413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6002</text:p>
          </table:table-cell>
          <table:table-cell office:value-type="string" table:style-name="ce23">
            <text:p>Máquinas para escritório e equip. de informática</text:p>
          </table:table-cell>
          <table:table-cell office:value-type="float" office:value="10669" table:style-name="ce36">
            <text:p><text:s text:c="2"/>10 669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6003</text:p>
          </table:table-cell>
          <table:table-cell office:value-type="string" table:style-name="ce21">
            <text:p>Material eletrônico e equip. de comunicações</text:p>
          </table:table-cell>
          <table:table-cell office:value-type="float" office:value="26972" table:style-name="ce36">
            <text:p><text:s text:c="2"/>26 972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6004</text:p>
          </table:table-cell>
          <table:table-cell office:value-type="string" table:style-name="ce21">
            <text:p>Equip. de medida, teste e controle, ópticos e eletromédicos</text:p>
          </table:table-cell>
          <table:table-cell office:value-type="float" office:value="12550" table:style-name="ce36">
            <text:p><text:s text:c="2"/>12 550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7001</text:p>
          </table:table-cell>
          <table:table-cell office:value-type="string" table:style-name="ce11">
            <text:p>Máquinas, aparelhos e materiais elétricos</text:p>
          </table:table-cell>
          <table:table-cell office:value-type="float" office:value="19615" table:style-name="ce37">
            <text:p><text:s text:c="2"/>19 615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7002</text:p>
          </table:table-cell>
          <table:table-cell office:value-type="string" table:style-name="ce11">
            <text:p>Eletrodomésticos</text:p>
          </table:table-cell>
          <table:table-cell office:value-type="float" office:value="2920" table:style-name="ce38">
            <text:p><text:s text:c="2"/>2 920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8001</text:p>
          </table:table-cell>
          <table:table-cell office:value-type="string" table:style-name="ce11">
            <text:p>Tratores e outras máquinas agrícolas</text:p>
          </table:table-cell>
          <table:table-cell office:value-type="float" office:value="1848" table:style-name="ce38">
            <text:p><text:s text:c="2"/>1 848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28002</text:p>
          </table:table-cell>
          <table:table-cell office:value-type="string" table:style-name="ce13">
            <text:p>Máquinas para a extração mineral e a construção</text:p>
          </table:table-cell>
          <table:table-cell office:value-type="float" office:value="3007" table:style-name="ce37">
            <text:p><text:s text:c="2"/>3 007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28003</text:p>
          </table:table-cell>
          <table:table-cell office:value-type="string" table:style-name="ce3">
            <text:p>Outras máquinas e equipamentos mecânicos</text:p>
          </table:table-cell>
          <table:table-cell office:value-type="float" office:value="38719" table:style-name="ce38">
            <text:p><text:s text:c="2"/>38 719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9911</text:p>
          </table:table-cell>
          <table:table-cell office:value-type="string" table:style-name="ce21">
            <text:p>Automóveis, camionetas e utilitários</text:p>
          </table:table-cell>
          <table:table-cell office:value-type="float" office:value="24903" table:style-name="ce36">
            <text:p><text:s text:c="2"/>24 90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9912</text:p>
          </table:table-cell>
          <table:table-cell office:value-type="string" table:style-name="ce21">
            <text:p>Caminhões e ônibus, incl. cabines, carrocerias e reboques</text:p>
          </table:table-cell>
          <table:table-cell office:value-type="float" office:value="2488" table:style-name="ce36">
            <text:p><text:s text:c="2"/>2 488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9921</text:p>
          </table:table-cell>
          <table:table-cell office:value-type="string" table:style-name="ce23">
            <text:p>Peças e acessórios para veículos automotores</text:p>
          </table:table-cell>
          <table:table-cell office:value-type="float" office:value="28527" table:style-name="ce36">
            <text:p><text:s text:c="2"/>28 527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30001</text:p>
          </table:table-cell>
          <table:table-cell office:value-type="string" table:style-name="ce21">
            <text:p>Aeronaves, embarcações e outros equipamentos de transporte</text:p>
          </table:table-cell>
          <table:table-cell office:value-type="float" office:value="51500" table:style-name="ce36">
            <text:p><text:s text:c="2"/>51 50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31801</text:p>
          </table:table-cell>
          <table:table-cell office:value-type="string" table:style-name="ce21">
            <text:p>Móveis</text:p>
          </table:table-cell>
          <table:table-cell office:value-type="float" office:value="1928" table:style-name="ce36">
            <text:p><text:s text:c="2"/>1 928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31802</text:p>
          </table:table-cell>
          <table:table-cell office:value-type="string" table:style-name="ce11">
            <text:p>Produtos de industrias diversas</text:p>
          </table:table-cell>
          <table:table-cell office:value-type="float" office:value="11969" table:style-name="ce37">
            <text:p><text:s text:c="2"/>11 969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33001</text:p>
          </table:table-cell>
          <table:table-cell office:value-type="string" table:style-name="ce11">
            <text:p>Manutenção, reparação e instalação de máquinas e equipamentos</text:p>
          </table:table-cell>
          <table:table-cell office:value-type="float" office:value="12017" table:style-name="ce38">
            <text:p><text:s text:c="2"/>12 017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35001</text:p>
          </table:table-cell>
          <table:table-cell office:value-type="string" table:style-name="ce11">
            <text:p>Eletricidade, gás e outras utilidades</text:p>
          </table:table-cell>
          <table:table-cell office:value-type="float" office:value="4656" table:style-name="ce38">
            <text:p><text:s text:c="2"/>4 656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36801</text:p>
          </table:table-cell>
          <table:table-cell office:value-type="string" table:style-name="ce13">
            <text:p>Água, esgoto, reciclagem e gestão de resíduo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41801</text:p>
          </table:table-cell>
          <table:table-cell office:value-type="string" table:style-name="ce3">
            <text:p>Edificações</text:p>
          </table:table-cell>
          <table:table-cell office:value-type="float" office:value="644" table:style-name="ce38">
            <text:p><text:s text:c="3"/>644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1802</text:p>
          </table:table-cell>
          <table:table-cell office:value-type="string" table:style-name="ce21">
            <text:p>Obras de infra-estrutura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1803</text:p>
          </table:table-cell>
          <table:table-cell office:value-type="string" table:style-name="ce21">
            <text:p>Serviços especializados para construção</text:p>
          </table:table-cell>
          <table:table-cell office:value-type="float" office:value="1460" table:style-name="ce36">
            <text:p><text:s text:c="2"/>1 46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5001</text:p>
          </table:table-cell>
          <table:table-cell office:value-type="string" table:style-name="ce21">
            <text:p>Comércio e reparação de veículos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46801</text:p>
          </table:table-cell>
          <table:table-cell office:value-type="string" table:style-name="ce23">
            <text:p>Comércio por atacado e a varejo, exceto veículos automotores</text:p>
          </table:table-cell>
          <table:table-cell office:value-type="float" office:value="1894" table:style-name="ce36">
            <text:p><text:s text:c="2"/>1 894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9001</text:p>
          </table:table-cell>
          <table:table-cell office:value-type="string" table:style-name="ce21">
            <text:p>Transporte terrestre de carga</text:p>
          </table:table-cell>
          <table:table-cell office:value-type="float" office:value="101" table:style-name="ce36">
            <text:p><text:s text:c="3"/>101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49002</text:p>
          </table:table-cell>
          <table:table-cell office:value-type="string" table:style-name="ce11">
            <text:p>Transporte terrestre de passageiros</text:p>
          </table:table-cell>
          <table:table-cell office:value-type="float" office:value="2985" table:style-name="ce38">
            <text:p><text:s text:c="2"/>2 985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50001</text:p>
          </table:table-cell>
          <table:table-cell office:value-type="string" table:style-name="ce11">
            <text:p>Transporte aquaviário</text:p>
          </table:table-cell>
          <table:table-cell office:value-type="float" office:value="3885" table:style-name="ce37">
            <text:p><text:s text:c="2"/>3 885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51001</text:p>
          </table:table-cell>
          <table:table-cell office:value-type="string" table:style-name="ce11">
            <text:p>Transporte aéreo</text:p>
          </table:table-cell>
          <table:table-cell office:value-type="float" office:value="6159" table:style-name="ce37">
            <text:p><text:s text:c="2"/>6 159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52801</text:p>
          </table:table-cell>
          <table:table-cell office:value-type="string" table:style-name="ce13">
            <text:p>Armazenamento e serviços auxiliares aos transportes</text:p>
          </table:table-cell>
          <table:table-cell office:value-type="float" office:value="2380" table:style-name="ce37">
            <text:p><text:s text:c="2"/>2 380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52802</text:p>
          </table:table-cell>
          <table:table-cell office:value-type="string" table:style-name="ce3">
            <text:p>Correio e outros serviços de entrega</text:p>
          </table:table-cell>
          <table:table-cell office:value-type="float" office:value="6" table:style-name="ce37">
            <text:p><text:s text:c="3"/>6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55001</text:p>
          </table:table-cell>
          <table:table-cell office:value-type="string" table:style-name="ce21">
            <text:p>Serviços de alojamento em hotéis e similares</text:p>
          </table:table-cell>
          <table:table-cell office:value-type="float" office:value="18900" table:style-name="ce36">
            <text:p><text:s text:c="2"/>18 90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56001</text:p>
          </table:table-cell>
          <table:table-cell office:value-type="string" table:style-name="ce21">
            <text:p>Serviços <text:s/>de alimentação</text:p>
          </table:table-cell>
          <table:table-cell office:value-type="float" office:value="13883" table:style-name="ce36">
            <text:p><text:s text:c="2"/>13 88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58001</text:p>
          </table:table-cell>
          <table:table-cell office:value-type="string" table:style-name="ce21">
            <text:p>Livros, jornais e revistas</text:p>
          </table:table-cell>
          <table:table-cell office:value-type="float" office:value="2239" table:style-name="ce36">
            <text:p><text:s text:c="2"/>2 239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59801</text:p>
          </table:table-cell>
          <table:table-cell office:value-type="string" table:style-name="ce23">
            <text:p>Serviços cinematográficos, música, rádio e televisão</text:p>
          </table:table-cell>
          <table:table-cell office:value-type="float" office:value="548" table:style-name="ce36">
            <text:p><text:s text:c="3"/>548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61001</text:p>
          </table:table-cell>
          <table:table-cell office:value-type="string" table:style-name="ce21">
            <text:p>Telecomunicações, TV por assinatura e outros serv. relacionados</text:p>
          </table:table-cell>
          <table:table-cell office:value-type="float" office:value="1788" table:style-name="ce36">
            <text:p><text:s text:c="2"/>1 788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62801</text:p>
          </table:table-cell>
          <table:table-cell office:value-type="string" table:style-name="ce11">
            <text:p>Desenvolvimento de sistemas e outros serviços de informação</text:p>
          </table:table-cell>
          <table:table-cell office:value-type="float" office:value="14960" table:style-name="ce37">
            <text:p><text:s text:c="2"/>14 960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64801</text:p>
          </table:table-cell>
          <table:table-cell office:value-type="string" table:style-name="ce11">
            <text:p>Intermediação financeira, seguros e previdência complementar</text:p>
          </table:table-cell>
          <table:table-cell office:value-type="float" office:value="25760" table:style-name="ce37">
            <text:p><text:s text:c="2"/>25 760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68001</text:p>
          </table:table-cell>
          <table:table-cell office:value-type="string" table:style-name="ce11">
            <text:p>Aluguel efetivo e serviços imobiliários</text:p>
          </table:table-cell>
          <table:table-cell office:value-type="float" office:value="5034" table:style-name="ce37">
            <text:p><text:s text:c="2"/>5 034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68002</text:p>
          </table:table-cell>
          <table:table-cell office:value-type="string" table:style-name="ce13">
            <text:p>Aluguel imputad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1">
            <text:p>Serviços jurídicos, contabilidade e consultoria</text:p>
          </table:table-cell>
          <table:table-cell office:value-type="float" office:value="7980" table:style-name="ce37">
            <text:p><text:s text:c="2"/>7 98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1801</text:p>
          </table:table-cell>
          <table:table-cell office:value-type="string" table:style-name="ce21">
            <text:p>Pesquisa e desenvolvimento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1802</text:p>
          </table:table-cell>
          <table:table-cell office:value-type="string" table:style-name="ce21">
            <text:p>Serviços de arquitetura e engenharia</text:p>
          </table:table-cell>
          <table:table-cell office:value-type="float" office:value="10821" table:style-name="ce36">
            <text:p><text:s text:c="2"/>10 821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73801</text:p>
          </table:table-cell>
          <table:table-cell office:value-type="string" table:style-name="ce23">
            <text:p>Publicidade e outros serviços técnicos</text:p>
          </table:table-cell>
          <table:table-cell office:value-type="float" office:value="4440" table:style-name="ce36">
            <text:p><text:s text:c="2"/>4 44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7001</text:p>
          </table:table-cell>
          <table:table-cell office:value-type="string" table:style-name="ce21">
            <text:p>Aluguéis não-imob. e gestão de ativos de propriedade intelectual</text:p>
          </table:table-cell>
          <table:table-cell office:value-type="float" office:value="66227" table:style-name="ce36">
            <text:p><text:s text:c="2"/>66 227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8801</text:p>
          </table:table-cell>
          <table:table-cell office:value-type="string" table:style-name="ce21">
            <text:p>Condomínios e serviços para edifícios</text:p>
          </table:table-cell>
          <table:table-cell office:value-type="float" office:value="1455" table:style-name="ce36">
            <text:p><text:s text:c="2"/>1 455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78802</text:p>
          </table:table-cell>
          <table:table-cell office:value-type="string" table:style-name="ce3">
            <text:p>Outros serviços administrativos</text:p>
          </table:table-cell>
          <table:table-cell office:value-type="float" office:value="5085" table:style-name="ce37">
            <text:p><text:s text:c="2"/>5 085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80001</text:p>
          </table:table-cell>
          <table:table-cell office:value-type="string" table:style-name="ce3">
            <text:p>Serviços de vigilância, segurança e investigaçã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84001</text:p>
          </table:table-cell>
          <table:table-cell office:value-type="string" table:style-name="ce7">
            <text:p>Serviços coletivos da administração pública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1">
            <text:p>Serviços de previdência e assistência social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1">
            <text:p>Educação pública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85921</text:p>
          </table:table-cell>
          <table:table-cell office:value-type="string" table:style-name="ce21">
            <text:p>Educação privada</text:p>
          </table:table-cell>
          <table:table-cell office:value-type="float" office:value="1106" table:style-name="ce36">
            <text:p><text:s text:c="2"/>1 106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86911</text:p>
          </table:table-cell>
          <table:table-cell office:value-type="string" table:style-name="ce21">
            <text:p>Saúde pública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86921</text:p>
          </table:table-cell>
          <table:table-cell office:value-type="string" table:style-name="ce23">
            <text:p>Saúde privada</text:p>
          </table:table-cell>
          <table:table-cell office:value-type="float" office:value="765" table:style-name="ce36">
            <text:p><text:s text:c="3"/>765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90801</text:p>
          </table:table-cell>
          <table:table-cell office:value-type="string" table:style-name="ce21">
            <text:p>Serviços de artes, cultura, esporte e recreação</text:p>
          </table:table-cell>
          <table:table-cell office:value-type="float" office:value="4726" table:style-name="ce36">
            <text:p><text:s text:c="2"/>4 726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94801</text:p>
          </table:table-cell>
          <table:table-cell office:value-type="string" table:style-name="ce21">
            <text:p>Organizações patronais, sindicais e outros serviços associativos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94802</text:p>
          </table:table-cell>
          <table:table-cell office:value-type="string" table:style-name="ce3">
            <text:p>Manutenção de computadores, telefones e objetos doméstico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94803</text:p>
          </table:table-cell>
          <table:table-cell office:value-type="string" table:style-name="ce3">
            <text:p>Serviços pessoai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97001</text:p>
          </table:table-cell>
          <table:table-cell office:value-type="string" table:style-name="ce7">
            <text:p>Serviços doméstico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table:style-name="ce10"/>
          <table:table-cell table:style-name="ce11"/>
          <table:table-cell table:style-name="ce37"/>
          <table:table-cell table:number-columns-repeated="16381"/>
        </table:table-row>
        <table:table-row table:style-name="ro6">
          <table:table-cell office:value-type="string" table:style-name="ce14">
            <text:p>Total</text:p>
          </table:table-cell>
          <table:table-cell table:style-name="ce15"/>
          <table:table-cell office:value-type="float" office:value="837309" table:style-name="ce48">
            <text:p><text:s text:c="2"/>837 309</text:p>
          </table:table-cell>
          <table:table-cell table:number-columns-repeated="16381" table:style-name="ce16"/>
        </table:table-row>
        <table:table-row table:style-name="ro4">
          <table:table-cell table:style-name="ce31"/>
          <table:table-cell table:number-columns-repeated="2" table:style-name="ce32"/>
          <table:table-cell table:number-columns-repeated="16381"/>
        </table:table-row>
        <table:table-row table:style-name="ro8">
          <table:table-cell office:value-type="string" table:style-name="ce3">
            <text:p>Fonte: IBGE, Diretoria de Pesquisas, Coordenação de Contas Nacionais.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3">
            <text:p>(1) Importação de bens e serviços líquida de ajuste CIF/FOB.</text:p>
          </table:table-cell>
          <table:table-cell table:number-columns-repeated="16383" table:style-name="ce1"/>
        </table:table-row>
        <table:table-row table:number-rows-repeated="1048438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63">
      <number:number number:decimal-places="0" number:min-integer-digits="1"/>
    </number:number-style>
    <number:number-style style:name="N67P0">
      <number:number number:decimal-places="0" number:min-integer-digits="1" number:display-factor="1000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67">
      <number:text> (-) </number:text>
      <number:number number:decimal-places="0" number:min-integer-digits="1" number:display-factor="1000">
        <number:embedded-text number:position="3"> </number:embedded-text>
        <number:embedded-text number:position="6"> </number:embedded-text>
      </number:number>
      <style:map style:condition="value()&gt;=0" style:apply-style-name="N67P0"/>
    </number:number-style>
    <number:number-style style:name="N68P0">
      <number:number number:decimal-places="0" number:min-integer-digits="1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68">
      <number:text> (-) </number:text>
      <number:number number:decimal-places="0" number:min-integer-digits="1">
        <number:embedded-text number:position="3"> </number:embedded-text>
        <number:embedded-text number:position="6"> </number:embedded-text>
      </number:number>
      <style:map style:condition="value()&gt;=0" style:apply-style-name="N6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IBGE</meta:initial-creator>
    <dc:creator>Felipe de Oliveira Sampaio</dc:creator>
    <meta:creation-date>1997-11-17T12:35:57Z</meta:creation-date>
    <dc:date>2020-10-06T14:06:49Z</dc:date>
    <meta:print-date>2006-08-24T11:49:52Z</meta:print-date>
  </office:meta>
</office:document-meta>
</file>